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in"/>
    </style:style>
    <style:style style:name="ro1" style:family="table-row">
      <style:table-row-properties style:row-height="0.4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3pt" style:font-size-asian="13pt" style:font-size-complex="13pt"/>
    </style:style>
    <style:style style:name="ce2" style:family="table-cell" style:parent-style-name="Default" style:data-style-name="N0">
      <style:table-cell-properties fo:background-color="#ffff00" style:text-align-source="fix" style:repeat-content="false" style:vertical-align="middle"/>
      <style:paragraph-properties fo:text-align="center" fo:margin-left="0in"/>
      <style:text-properties fo:font-size="10pt" style:font-size-asian="10pt" style:font-size-complex="10pt"/>
      <style:map style:condition="is-true-formula([.$AA$1]=1)" style:apply-style-name="sm0l" style:base-cell-address="Sheet1.B2"/>
    </style:style>
    <style:style style:name="ce3" style:family="table-cell" style:parent-style-name="Default" style:data-style-name="N0">
      <style:table-cell-properties fo:background-color="#ff0000" style:text-align-source="fix" style:repeat-content="false" style:vertical-align="middle"/>
      <style:paragraph-properties fo:text-align="center" fo:margin-left="0in"/>
      <style:text-properties fo:font-size="10pt" style:font-size-asian="10pt" style:font-size-complex="10pt"/>
      <style:map style:condition="is-true-formula([.$AA$1]=1)" style:apply-style-name="sm0l" style:base-cell-address="Sheet1.B2"/>
    </style:style>
    <style:style style:name="ce4" style:family="table-cell" style:parent-style-name="Default" style:data-style-name="N0">
      <style:table-cell-properties fo:background-color="#000000" style:text-align-source="fix" style:repeat-content="false" style:vertical-align="middle"/>
      <style:paragraph-properties fo:text-align="center" fo:margin-left="0in"/>
      <style:text-properties fo:font-size="10pt" style:font-size-asian="10pt" style:font-size-complex="10pt"/>
      <style:map style:condition="is-true-formula([.$AA$1]=1)" style:apply-style-name="sm0l" style:base-cell-address="Sheet1.B2"/>
    </style:style>
    <style:style style:name="ce5" style:family="table-cell" style:parent-style-name="Default" style:data-style-name="N0">
      <style:table-cell-properties fo:background-color="#ffbf00" style:text-align-source="fix" style:repeat-content="false" style:vertical-align="middle"/>
      <style:paragraph-properties fo:text-align="center" fo:margin-left="0in"/>
      <style:text-properties fo:font-size="10pt" style:font-size-asian="10pt" style:font-size-complex="10pt"/>
      <style:map style:condition="is-true-formula([.$AA$1]=1)" style:apply-style-name="sm0l" style:base-cell-address="Sheet1.B2"/>
    </style:style>
    <style:style style:name="ce6" style:family="table-cell" style:parent-style-name="Default" style:data-style-name="N0">
      <style:table-cell-properties fo:background-color="#158466" style:text-align-source="fix" style:repeat-content="false" style:vertical-align="middle"/>
      <style:paragraph-properties fo:text-align="center" fo:margin-left="0in"/>
      <style:text-properties fo:font-size="10pt" style:font-size-asian="10pt" style:font-size-complex="10pt"/>
      <style:map style:condition="is-true-formula([.$AA$1]=1)" style:apply-style-name="sm0l" style:base-cell-address="Sheet1.B2"/>
    </style:style>
    <style:style style:name="ce7" style:family="table-cell" style:parent-style-name="Default" style:data-style-name="N0">
      <style:table-cell-properties fo:background-color="#81d41a" style:text-align-source="fix" style:repeat-content="false" style:vertical-align="middle"/>
      <style:paragraph-properties fo:text-align="center" fo:margin-left="0in"/>
      <style:text-properties fo:font-size="10pt" style:font-size-asian="10pt" style:font-size-complex="10pt"/>
      <style:map style:condition="is-true-formula([.$AA$1]=1)" style:apply-style-name="sm0l" style:base-cell-address="Sheet1.B2"/>
    </style:style>
    <style:style style:name="ce8" style:family="table-cell" style:parent-style-name="Default" style:data-style-name="N0">
      <style:table-cell-properties fo:background-color="#333333" style:text-align-source="fix" style:repeat-content="false" style:vertical-align="middle"/>
      <style:paragraph-properties fo:text-align="center" fo:margin-left="0in"/>
      <style:text-properties fo:font-size="10pt" style:font-size-asian="10pt" style:font-size-complex="10pt"/>
      <style:map style:condition="is-true-formula([.$AA$1]=1)" style:apply-style-name="sm0l" style:base-cell-address="Sheet1.B2"/>
    </style:style>
    <style:style style:name="ce9" style:family="table-cell" style:parent-style-name="Default" style:data-style-name="N0">
      <style:table-cell-properties fo:background-color="#800080" style:text-align-source="fix" style:repeat-content="false" style:vertical-align="middle"/>
      <style:paragraph-properties fo:text-align="center" fo:margin-left="0in"/>
      <style:text-properties fo:font-size="10pt" style:font-size-asian="10pt" style:font-size-complex="10pt"/>
      <style:map style:condition="is-true-formula([.$AA$1]=1)" style:apply-style-name="sm0l" style:base-cell-address="Sheet1.B2"/>
    </style:style>
    <style:style style:name="ce10" style:family="table-cell" style:parent-style-name="Default" style:data-style-name="N0">
      <style:table-cell-properties fo:background-color="#ff8000" style:text-align-source="fix" style:repeat-content="false" style:vertical-align="middle"/>
      <style:paragraph-properties fo:text-align="center" fo:margin-left="0in"/>
      <style:text-properties fo:font-size="10pt" style:font-size-asian="10pt" style:font-size-complex="10pt"/>
      <style:map style:condition="is-true-formula([.$AA$1]=1)" style:apply-style-name="sm0l" style:base-cell-address="Sheet1.B2"/>
    </style:style>
    <style:style style:name="ce11" style:family="table-cell" style:parent-style-name="Default" style:data-style-name="N0">
      <style:table-cell-properties fo:background-color="#55308d" style:text-align-source="fix" style:repeat-content="false" style:vertical-align="middle"/>
      <style:paragraph-properties fo:text-align="center" fo:margin-left="0in"/>
      <style:text-properties fo:font-size="10pt" style:font-size-asian="10pt" style:font-size-complex="10pt"/>
      <style:map style:condition="is-true-formula([.$AA$1]=1)" style:apply-style-name="sm0l" style:base-cell-address="Sheet1.B2"/>
    </style:style>
    <style:style style:name="ce12" style:family="table-cell" style:parent-style-name="Default" style:data-style-name="N0">
      <style:table-cell-properties fo:background-color="#2a6099" style:text-align-source="fix" style:repeat-content="false" style:vertical-align="middle"/>
      <style:paragraph-properties fo:text-align="center" fo:margin-left="0in"/>
      <style:text-properties fo:font-size="10pt" style:font-size-asian="10pt" style:font-size-complex="10pt"/>
      <style:map style:condition="is-true-formula([.$AA$1]=1)" style:apply-style-name="sm0l" style:base-cell-address="Sheet1.B2"/>
    </style:style>
    <style:style style:name="ce13" style:family="table-cell" style:parent-style-name="Default">
      <style:table-cell-properties fo:background-color="transparent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5" style:family="table-cell" style:parent-style-name="Default">
      <style:table-cell-properties fo:background-color="#ff0000" style:text-align-source="fix" style:repeat-content="false" style:vertical-align="middle"/>
      <style:paragraph-properties fo:text-align="start" fo:margin-left="0in"/>
      <style:text-properties fo:color="#ffffff"/>
    </style:style>
    <style:style style:name="ce16" style:family="table-cell" style:parent-style-name="Default">
      <style:table-cell-properties fo:background-color="#000000" style:text-align-source="fix" style:repeat-content="false" style:vertical-align="middle"/>
      <style:paragraph-properties fo:text-align="start" fo:margin-left="0in"/>
      <style:text-properties fo:color="#ffffff"/>
    </style:style>
    <style:style style:name="ce17" style:family="table-cell" style:parent-style-name="Default">
      <style:table-cell-properties fo:background-color="#81d41a" style:text-align-source="fix" style:repeat-content="false" style:vertical-align="middle"/>
      <style:paragraph-properties fo:text-align="start" fo:margin-left="0in"/>
    </style:style>
    <style:style style:name="ce18" style:family="table-cell" style:parent-style-name="Default">
      <style:table-cell-properties fo:background-color="#2a6099" style:text-align-source="fix" style:repeat-content="false" style:vertical-align="middle"/>
      <style:paragraph-properties fo:text-align="start" fo:margin-left="0in"/>
    </style:style>
    <style:style style:name="ce19" style:family="table-cell" style:parent-style-name="Default">
      <style:table-cell-properties fo:background-color="#800080" style:text-align-source="fix" style:repeat-content="false" style:vertical-align="middle"/>
      <style:paragraph-properties fo:text-align="start" fo:margin-left="0in"/>
    </style:style>
    <style:style style:name="ce20" style:family="table-cell" style:parent-style-name="Default">
      <style:table-cell-properties fo:background-color="#55308d" style:text-align-source="fix" style:repeat-content="false" style:vertical-align="middle"/>
      <style:paragraph-properties fo:text-align="start" fo:margin-left="0in"/>
    </style:style>
    <style:style style:name="ce21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in"/>
    </style:style>
    <style:style style:name="ce22" style:family="table-cell" style:parent-style-name="Default">
      <style:table-cell-properties fo:background-color="#ffbf00" style:text-align-source="fix" style:repeat-content="false" style:vertical-align="middle"/>
      <style:paragraph-properties fo:text-align="start" fo:margin-left="0in"/>
    </style:style>
    <style:style style:name="ce23" style:family="table-cell" style:parent-style-name="Default">
      <style:table-cell-properties fo:background-color="#ffff00" style:vertical-align="middle"/>
    </style:style>
    <style:style style:name="ce24" style:family="table-cell" style:parent-style-name="Default">
      <style:table-cell-properties fo:background-color="#158466" style:vertical-align="middle"/>
    </style:style>
    <style:style style:name="ce25" style:family="table-cell" style:parent-style-name="Default">
      <style:table-cell-properties fo:background-color="#333333" style:vertical-align="middle"/>
    </style:style>
    <style:style style:name="ce26" style:family="table-cell" style:parent-style-name="Default">
      <style:table-cell-properties fo:background-color="#158466"/>
    </style:style>
    <style:style style:name="ce27" style:family="table-cell" style:parent-style-name="Default">
      <style:table-cell-properties fo:background-color="#333333"/>
    </style:style>
    <style:style style:name="ce28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6384" table:default-cell-style-name="Default"/>
        <table:table-row table:style-name="ro1"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number-columns-repeated="2"/>
          <table:table-cell table:style-name="ce14" office:value-type="string" calcext:value-type="string">
            <text:p>Show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16357"/>
        </table:table-row>
        <table:table-row table:style-name="ro1">
          <table:table-cell table:style-name="ce1" office:value-type="string" calcext:value-type="string">
            <text:p>A</text:p>
          </table:table-cell>
          <table:table-cell table:style-name="ce2" table:formula="of:=OFFSET([.$A$26]; MATCH(COM.MICROSOFT.CONCAT([.$A2]; [.B$1]); [.$A$26:.$A$509]; 0)-1; [.$AA$1])" office:value-type="float" office:value="0" calcext:value-type="float">
            <text:p>0</text:p>
          </table:table-cell>
          <table:table-cell table:style-name="ce4" table:formula="of:=OFFSET([.$A$26]; MATCH(COM.MICROSOFT.CONCAT([.$A2]; [.C$1]); [.$A$26:.$A$509]; 0)-1; [.$AA$1])" office:value-type="string" office:string-value="NA" calcext:value-type="string">
            <text:p>NA</text:p>
          </table:table-cell>
          <table:table-cell table:style-name="ce4" table:formula="of:=OFFSET([.$A$26]; MATCH(COM.MICROSOFT.CONCAT([.$A2]; [.D$1]); [.$A$26:.$A$509]; 0)-1; [.$AA$1])" office:value-type="string" office:string-value="NA" calcext:value-type="string">
            <text:p>NA</text:p>
          </table:table-cell>
          <table:table-cell table:style-name="ce6" table:formula="of:=OFFSET([.$A$26]; MATCH(COM.MICROSOFT.CONCAT([.$A2]; [.E$1]); [.$A$26:.$A$509]; 0)-1; [.$AA$1])" office:value-type="string" office:string-value="NA" calcext:value-type="string">
            <text:p>NA</text:p>
          </table:table-cell>
          <table:table-cell table:style-name="ce4" table:formula="of:=OFFSET([.$A$26]; MATCH(COM.MICROSOFT.CONCAT([.$A2]; [.F$1]); [.$A$26:.$A$509]; 0)-1; [.$AA$1])" office:value-type="string" office:string-value="NA" calcext:value-type="string">
            <text:p>NA</text:p>
          </table:table-cell>
          <table:table-cell table:style-name="ce6" table:formula="of:=OFFSET([.$A$26]; MATCH(COM.MICROSOFT.CONCAT([.$A2]; [.G$1]); [.$A$26:.$A$509]; 0)-1; [.$AA$1])" office:value-type="string" office:string-value="NA" calcext:value-type="string">
            <text:p>NA</text:p>
          </table:table-cell>
          <table:table-cell table:style-name="ce4" table:formula="of:=OFFSET([.$A$26]; MATCH(COM.MICROSOFT.CONCAT([.$A2]; [.H$1]); [.$A$26:.$A$509]; 0)-1; [.$AA$1])" office:value-type="string" office:string-value="NA" calcext:value-type="string">
            <text:p>NA</text:p>
          </table:table-cell>
          <table:table-cell table:style-name="ce6" table:formula="of:=OFFSET([.$A$26]; MATCH(COM.MICROSOFT.CONCAT([.$A2]; [.I$1]); [.$A$26:.$A$509]; 0)-1; [.$AA$1])" office:value-type="string" office:string-value="NA" calcext:value-type="string">
            <text:p>NA</text:p>
          </table:table-cell>
          <table:table-cell table:style-name="ce4" table:formula="of:=OFFSET([.$A$26]; MATCH(COM.MICROSOFT.CONCAT([.$A2]; [.J$1]); [.$A$26:.$A$509]; 0)-1; [.$AA$1])" office:value-type="string" office:string-value="NA" calcext:value-type="string">
            <text:p>NA</text:p>
          </table:table-cell>
          <table:table-cell table:style-name="ce6" table:formula="of:=OFFSET([.$A$26]; MATCH(COM.MICROSOFT.CONCAT([.$A2]; [.K$1]); [.$A$26:.$A$509]; 0)-1; [.$AA$1])" office:value-type="string" office:string-value="NA" calcext:value-type="string">
            <text:p>NA</text:p>
          </table:table-cell>
          <table:table-cell table:style-name="ce4" table:formula="of:=OFFSET([.$A$26]; MATCH(COM.MICROSOFT.CONCAT([.$A2]; [.L$1]); [.$A$26:.$A$509]; 0)-1; [.$AA$1])" office:value-type="string" office:string-value="NA" calcext:value-type="string">
            <text:p>NA</text:p>
          </table:table-cell>
          <table:table-cell table:style-name="ce4" table:formula="of:=OFFSET([.$A$26]; MATCH(COM.MICROSOFT.CONCAT([.$A2]; [.M$1]); [.$A$26:.$A$509]; 0)-1; [.$AA$1])" office:value-type="string" office:string-value="NA" calcext:value-type="string">
            <text:p>NA</text:p>
          </table:table-cell>
          <table:table-cell table:style-name="ce10" table:formula="of:=OFFSET([.$A$26]; MATCH(COM.MICROSOFT.CONCAT([.$A2]; [.N$1]); [.$A$26:.$A$509]; 0)-1; [.$AA$1])" office:value-type="float" office:value="1" calcext:value-type="float">
            <text:p>1</text:p>
          </table:table-cell>
          <table:table-cell table:style-name="ce10" table:formula="of:=OFFSET([.$A$26]; MATCH(COM.MICROSOFT.CONCAT([.$A2]; [.O$1]); [.$A$26:.$A$509]; 0)-1; [.$AA$1])" office:value-type="float" office:value="1" calcext:value-type="float">
            <text:p>1</text:p>
          </table:table-cell>
          <table:table-cell table:style-name="ce10" table:formula="of:=OFFSET([.$A$26]; MATCH(COM.MICROSOFT.CONCAT([.$A2]; [.P$1]); [.$A$26:.$A$509]; 0)-1; [.$AA$1])" office:value-type="float" office:value="1" calcext:value-type="float">
            <text:p>1</text:p>
          </table:table-cell>
          <table:table-cell table:style-name="ce10" table:formula="of:=OFFSET([.$A$26]; MATCH(COM.MICROSOFT.CONCAT([.$A2]; [.Q$1]); [.$A$26:.$A$509]; 0)-1; [.$AA$1])" office:value-type="float" office:value="1" calcext:value-type="float">
            <text:p>1</text:p>
          </table:table-cell>
          <table:table-cell table:style-name="ce3" table:formula="of:=OFFSET([.$A$26]; MATCH(COM.MICROSOFT.CONCAT([.$A2]; [.R$1]); [.$A$26:.$A$509]; 0)-1; [.$AA$1])" office:value-type="string" office:string-value="NA" calcext:value-type="string">
            <text:p>NA</text:p>
          </table:table-cell>
          <table:table-cell table:style-name="ce10" table:formula="of:=OFFSET([.$A$26]; MATCH(COM.MICROSOFT.CONCAT([.$A2]; [.S$1]); [.$A$26:.$A$509]; 0)-1; [.$AA$1])" office:value-type="float" office:value="2" calcext:value-type="float">
            <text:p>2</text:p>
          </table:table-cell>
          <table:table-cell table:style-name="ce10" table:formula="of:=OFFSET([.$A$26]; MATCH(COM.MICROSOFT.CONCAT([.$A2]; [.T$1]); [.$A$26:.$A$509]; 0)-1; [.$AA$1])" office:value-type="float" office:value="2" calcext:value-type="float">
            <text:p>2</text:p>
          </table:table-cell>
          <table:table-cell table:style-name="ce10" table:formula="of:=OFFSET([.$A$26]; MATCH(COM.MICROSOFT.CONCAT([.$A2]; [.U$1]); [.$A$26:.$A$509]; 0)-1; [.$AA$1])" office:value-type="float" office:value="2" calcext:value-type="float">
            <text:p>2</text:p>
          </table:table-cell>
          <table:table-cell table:style-name="ce10" table:formula="of:=OFFSET([.$A$26]; MATCH(COM.MICROSOFT.CONCAT([.$A2]; [.V$1]); [.$A$26:.$A$509]; 0)-1; [.$AA$1])" office:value-type="float" office:value="3" calcext:value-type="float">
            <text:p>3</text:p>
          </table:table-cell>
          <table:table-cell table:style-name="ce4" table:formula="of:=OFFSET([.$A$26]; MATCH(COM.MICROSOFT.CONCAT([.$A2]; [.W$1]); [.$A$26:.$A$509]; 0)-1; [.$AA$1])" office:value-type="string" office:string-value="NA" calcext:value-type="string">
            <text:p>NA</text:p>
          </table:table-cell>
          <table:table-cell table:number-columns-repeated="2"/>
          <table:table-cell table:style-name="ce15" office:value-type="string" calcext:value-type="string">
            <text:p>Power pins</text:p>
          </table:table-cell>
          <table:table-cell table:style-name="ce15"/>
          <table:table-cell table:number-columns-repeated="16357"/>
        </table:table-row>
        <table:table-row table:style-name="ro1">
          <table:table-cell table:style-name="ce1" office:value-type="string" calcext:value-type="string">
            <text:p>B</text:p>
          </table:table-cell>
          <table:table-cell table:style-name="ce2" table:formula="of:=OFFSET([.$A$26]; MATCH(COM.MICROSOFT.CONCAT([.$A3]; [.B$1]); [.$A$26:.$A$509]; 0)-1; [.$AA$1])" office:value-type="float" office:value="0" calcext:value-type="float">
            <text:p>0</text:p>
          </table:table-cell>
          <table:table-cell table:style-name="ce2" table:formula="of:=OFFSET([.$A$26]; MATCH(COM.MICROSOFT.CONCAT([.$A3]; [.C$1]); [.$A$26:.$A$509]; 0)-1; [.$AA$1])" office:value-type="float" office:value="0" calcext:value-type="float">
            <text:p>0</text:p>
          </table:table-cell>
          <table:table-cell table:style-name="ce4" table:formula="of:=OFFSET([.$A$26]; MATCH(COM.MICROSOFT.CONCAT([.$A3]; [.D$1]); [.$A$26:.$A$509]; 0)-1; [.$AA$1])" office:value-type="string" office:string-value="NA" calcext:value-type="string">
            <text:p>NA</text:p>
          </table:table-cell>
          <table:table-cell table:style-name="ce6" table:formula="of:=OFFSET([.$A$26]; MATCH(COM.MICROSOFT.CONCAT([.$A3]; [.E$1]); [.$A$26:.$A$509]; 0)-1; [.$AA$1])" office:value-type="string" office:string-value="NA" calcext:value-type="string">
            <text:p>NA</text:p>
          </table:table-cell>
          <table:table-cell table:style-name="ce3" table:formula="of:=OFFSET([.$A$26]; MATCH(COM.MICROSOFT.CONCAT([.$A3]; [.F$1]); [.$A$26:.$A$509]; 0)-1; [.$AA$1])" office:value-type="string" office:string-value="NA" calcext:value-type="string">
            <text:p>NA</text:p>
          </table:table-cell>
          <table:table-cell table:style-name="ce6" table:formula="of:=OFFSET([.$A$26]; MATCH(COM.MICROSOFT.CONCAT([.$A3]; [.G$1]); [.$A$26:.$A$509]; 0)-1; [.$AA$1])" office:value-type="string" office:string-value="NA" calcext:value-type="string">
            <text:p>NA</text:p>
          </table:table-cell>
          <table:table-cell table:style-name="ce3" table:formula="of:=OFFSET([.$A$26]; MATCH(COM.MICROSOFT.CONCAT([.$A3]; [.H$1]); [.$A$26:.$A$509]; 0)-1; [.$AA$1])" office:value-type="string" office:string-value="NA" calcext:value-type="string">
            <text:p>NA</text:p>
          </table:table-cell>
          <table:table-cell table:style-name="ce6" table:formula="of:=OFFSET([.$A$26]; MATCH(COM.MICROSOFT.CONCAT([.$A3]; [.I$1]); [.$A$26:.$A$509]; 0)-1; [.$AA$1])" office:value-type="string" office:string-value="NA" calcext:value-type="string">
            <text:p>NA</text:p>
          </table:table-cell>
          <table:table-cell table:style-name="ce3" table:formula="of:=OFFSET([.$A$26]; MATCH(COM.MICROSOFT.CONCAT([.$A3]; [.J$1]); [.$A$26:.$A$509]; 0)-1; [.$AA$1])" office:value-type="string" office:string-value="NA" calcext:value-type="string">
            <text:p>NA</text:p>
          </table:table-cell>
          <table:table-cell table:style-name="ce6" table:formula="of:=OFFSET([.$A$26]; MATCH(COM.MICROSOFT.CONCAT([.$A3]; [.K$1]); [.$A$26:.$A$509]; 0)-1; [.$AA$1])" office:value-type="string" office:string-value="NA" calcext:value-type="string">
            <text:p>NA</text:p>
          </table:table-cell>
          <table:table-cell table:style-name="ce3" table:formula="of:=OFFSET([.$A$26]; MATCH(COM.MICROSOFT.CONCAT([.$A3]; [.L$1]); [.$A$26:.$A$509]; 0)-1; [.$AA$1])" office:value-type="string" office:string-value="NA" calcext:value-type="string">
            <text:p>NA</text:p>
          </table:table-cell>
          <table:table-cell table:style-name="ce4" table:formula="of:=OFFSET([.$A$26]; MATCH(COM.MICROSOFT.CONCAT([.$A3]; [.M$1]); [.$A$26:.$A$509]; 0)-1; [.$AA$1])" office:value-type="string" office:string-value="NA" calcext:value-type="string">
            <text:p>NA</text:p>
          </table:table-cell>
          <table:table-cell table:style-name="ce10" table:formula="of:=OFFSET([.$A$26]; MATCH(COM.MICROSOFT.CONCAT([.$A3]; [.N$1]); [.$A$26:.$A$509]; 0)-1; [.$AA$1])" office:value-type="float" office:value="1" calcext:value-type="float">
            <text:p>1</text:p>
          </table:table-cell>
          <table:table-cell table:style-name="ce3" table:formula="of:=OFFSET([.$A$26]; MATCH(COM.MICROSOFT.CONCAT([.$A3]; [.O$1]); [.$A$26:.$A$509]; 0)-1; [.$AA$1])" office:value-type="string" office:string-value="NA" calcext:value-type="string">
            <text:p>NA</text:p>
          </table:table-cell>
          <table:table-cell table:style-name="ce10" table:formula="of:=OFFSET([.$A$26]; MATCH(COM.MICROSOFT.CONCAT([.$A3]; [.P$1]); [.$A$26:.$A$509]; 0)-1; [.$AA$1])" office:value-type="float" office:value="1" calcext:value-type="float">
            <text:p>1</text:p>
          </table:table-cell>
          <table:table-cell table:style-name="ce10" table:formula="of:=OFFSET([.$A$26]; MATCH(COM.MICROSOFT.CONCAT([.$A3]; [.Q$1]); [.$A$26:.$A$509]; 0)-1; [.$AA$1])" office:value-type="float" office:value="1" calcext:value-type="float">
            <text:p>1</text:p>
          </table:table-cell>
          <table:table-cell table:style-name="ce10" table:formula="of:=OFFSET([.$A$26]; MATCH(COM.MICROSOFT.CONCAT([.$A3]; [.R$1]); [.$A$26:.$A$509]; 0)-1; [.$AA$1])" office:value-type="float" office:value="1" calcext:value-type="float">
            <text:p>1</text:p>
          </table:table-cell>
          <table:table-cell table:style-name="ce10" table:formula="of:=OFFSET([.$A$26]; MATCH(COM.MICROSOFT.CONCAT([.$A3]; [.S$1]); [.$A$26:.$A$509]; 0)-1; [.$AA$1])" office:value-type="float" office:value="1" calcext:value-type="float">
            <text:p>1</text:p>
          </table:table-cell>
          <table:table-cell table:style-name="ce4" table:formula="of:=OFFSET([.$A$26]; MATCH(COM.MICROSOFT.CONCAT([.$A3]; [.T$1]); [.$A$26:.$A$509]; 0)-1; [.$AA$1])" office:value-type="string" office:string-value="NA" calcext:value-type="string">
            <text:p>NA</text:p>
          </table:table-cell>
          <table:table-cell table:style-name="ce10" table:formula="of:=OFFSET([.$A$26]; MATCH(COM.MICROSOFT.CONCAT([.$A3]; [.U$1]); [.$A$26:.$A$509]; 0)-1; [.$AA$1])" office:value-type="float" office:value="2" calcext:value-type="float">
            <text:p>2</text:p>
          </table:table-cell>
          <table:table-cell table:style-name="ce10" table:formula="of:=OFFSET([.$A$26]; MATCH(COM.MICROSOFT.CONCAT([.$A3]; [.V$1]); [.$A$26:.$A$509]; 0)-1; [.$AA$1])" office:value-type="float" office:value="3" calcext:value-type="float">
            <text:p>3</text:p>
          </table:table-cell>
          <table:table-cell table:style-name="ce10" table:formula="of:=OFFSET([.$A$26]; MATCH(COM.MICROSOFT.CONCAT([.$A3]; [.W$1]); [.$A$26:.$A$509]; 0)-1; [.$AA$1])" office:value-type="float" office:value="3" calcext:value-type="float">
            <text:p>3</text:p>
          </table:table-cell>
          <table:table-cell table:number-columns-repeated="2"/>
          <table:table-cell table:style-name="ce16" office:value-type="string" calcext:value-type="string">
            <text:p>Ground pins</text:p>
          </table:table-cell>
          <table:table-cell table:style-name="ce16"/>
          <table:table-cell table:number-columns-repeated="16357"/>
        </table:table-row>
        <table:table-row table:style-name="ro1">
          <table:table-cell table:style-name="ce1" office:value-type="string" calcext:value-type="string">
            <text:p>C</text:p>
          </table:table-cell>
          <table:table-cell table:style-name="ce3" table:formula="of:=OFFSET([.$A$26]; MATCH(COM.MICROSOFT.CONCAT([.$A4]; [.B$1]); [.$A$26:.$A$509]; 0)-1; [.$AA$1])" office:value-type="string" office:string-value="NA" calcext:value-type="string">
            <text:p>NA</text:p>
          </table:table-cell>
          <table:table-cell table:style-name="ce2" table:formula="of:=OFFSET([.$A$26]; MATCH(COM.MICROSOFT.CONCAT([.$A4]; [.C$1]); [.$A$26:.$A$509]; 0)-1; [.$AA$1])" office:value-type="float" office:value="0" calcext:value-type="float">
            <text:p>0</text:p>
          </table:table-cell>
          <table:table-cell table:style-name="ce4" table:formula="of:=OFFSET([.$A$26]; MATCH(COM.MICROSOFT.CONCAT([.$A4]; [.D$1]); [.$A$26:.$A$509]; 0)-1; [.$AA$1])" office:value-type="string" office:string-value="NA" calcext:value-type="string">
            <text:p>NA</text:p>
          </table:table-cell>
          <table:table-cell table:style-name="ce3" table:formula="of:=OFFSET([.$A$26]; MATCH(COM.MICROSOFT.CONCAT([.$A4]; [.E$1]); [.$A$26:.$A$509]; 0)-1; [.$AA$1])" office:value-type="string" office:string-value="NA" calcext:value-type="string">
            <text:p>NA</text:p>
          </table:table-cell>
          <table:table-cell table:style-name="ce6" table:formula="of:=OFFSET([.$A$26]; MATCH(COM.MICROSOFT.CONCAT([.$A4]; [.F$1]); [.$A$26:.$A$509]; 0)-1; [.$AA$1])" office:value-type="string" office:string-value="NA" calcext:value-type="string">
            <text:p>NA</text:p>
          </table:table-cell>
          <table:table-cell table:style-name="ce4" table:formula="of:=OFFSET([.$A$26]; MATCH(COM.MICROSOFT.CONCAT([.$A4]; [.G$1]); [.$A$26:.$A$509]; 0)-1; [.$AA$1])" office:value-type="string" office:string-value="NA" calcext:value-type="string">
            <text:p>NA</text:p>
          </table:table-cell>
          <table:table-cell table:style-name="ce6" table:formula="of:=OFFSET([.$A$26]; MATCH(COM.MICROSOFT.CONCAT([.$A4]; [.H$1]); [.$A$26:.$A$509]; 0)-1; [.$AA$1])" office:value-type="string" office:string-value="NA" calcext:value-type="string">
            <text:p>NA</text:p>
          </table:table-cell>
          <table:table-cell table:style-name="ce3" table:formula="of:=OFFSET([.$A$26]; MATCH(COM.MICROSOFT.CONCAT([.$A4]; [.I$1]); [.$A$26:.$A$509]; 0)-1; [.$AA$1])" office:value-type="string" office:string-value="NA" calcext:value-type="string">
            <text:p>NA</text:p>
          </table:table-cell>
          <table:table-cell table:style-name="ce6" table:formula="of:=OFFSET([.$A$26]; MATCH(COM.MICROSOFT.CONCAT([.$A4]; [.J$1]); [.$A$26:.$A$509]; 0)-1; [.$AA$1])" office:value-type="string" office:string-value="NA" calcext:value-type="string">
            <text:p>NA</text:p>
          </table:table-cell>
          <table:table-cell table:style-name="ce4" table:formula="of:=OFFSET([.$A$26]; MATCH(COM.MICROSOFT.CONCAT([.$A4]; [.K$1]); [.$A$26:.$A$509]; 0)-1; [.$AA$1])" office:value-type="string" office:string-value="NA" calcext:value-type="string">
            <text:p>NA</text:p>
          </table:table-cell>
          <table:table-cell table:style-name="ce6" table:formula="of:=OFFSET([.$A$26]; MATCH(COM.MICROSOFT.CONCAT([.$A4]; [.L$1]); [.$A$26:.$A$509]; 0)-1; [.$AA$1])" office:value-type="string" office:string-value="NA" calcext:value-type="string">
            <text:p>NA</text:p>
          </table:table-cell>
          <table:table-cell table:style-name="ce4" table:formula="of:=OFFSET([.$A$26]; MATCH(COM.MICROSOFT.CONCAT([.$A4]; [.M$1]); [.$A$26:.$A$509]; 0)-1; [.$AA$1])" office:value-type="string" office:string-value="NA" calcext:value-type="string">
            <text:p>NA</text:p>
          </table:table-cell>
          <table:table-cell table:style-name="ce10" table:formula="of:=OFFSET([.$A$26]; MATCH(COM.MICROSOFT.CONCAT([.$A4]; [.N$1]); [.$A$26:.$A$509]; 0)-1; [.$AA$1])" office:value-type="float" office:value="1" calcext:value-type="float">
            <text:p>1</text:p>
          </table:table-cell>
          <table:table-cell table:style-name="ce10" table:formula="of:=OFFSET([.$A$26]; MATCH(COM.MICROSOFT.CONCAT([.$A4]; [.O$1]); [.$A$26:.$A$509]; 0)-1; [.$AA$1])" office:value-type="float" office:value="0" calcext:value-type="float">
            <text:p>0</text:p>
          </table:table-cell>
          <table:table-cell table:style-name="ce10" table:formula="of:=OFFSET([.$A$26]; MATCH(COM.MICROSOFT.CONCAT([.$A4]; [.P$1]); [.$A$26:.$A$509]; 0)-1; [.$AA$1])" office:value-type="float" office:value="0" calcext:value-type="float">
            <text:p>0</text:p>
          </table:table-cell>
          <table:table-cell table:style-name="ce4" table:formula="of:=OFFSET([.$A$26]; MATCH(COM.MICROSOFT.CONCAT([.$A4]; [.Q$1]); [.$A$26:.$A$509]; 0)-1; [.$AA$1])" office:value-type="string" office:string-value="NA" calcext:value-type="string">
            <text:p>NA</text:p>
          </table:table-cell>
          <table:table-cell table:style-name="ce10" table:formula="of:=OFFSET([.$A$26]; MATCH(COM.MICROSOFT.CONCAT([.$A4]; [.R$1]); [.$A$26:.$A$509]; 0)-1; [.$AA$1])" office:value-type="float" office:value="1" calcext:value-type="float">
            <text:p>1</text:p>
          </table:table-cell>
          <table:table-cell table:style-name="ce10" table:formula="of:=OFFSET([.$A$26]; MATCH(COM.MICROSOFT.CONCAT([.$A4]; [.S$1]); [.$A$26:.$A$509]; 0)-1; [.$AA$1])" office:value-type="float" office:value="2" calcext:value-type="float">
            <text:p>2</text:p>
          </table:table-cell>
          <table:table-cell table:style-name="ce10" table:formula="of:=OFFSET([.$A$26]; MATCH(COM.MICROSOFT.CONCAT([.$A4]; [.T$1]); [.$A$26:.$A$509]; 0)-1; [.$AA$1])" office:value-type="float" office:value="2" calcext:value-type="float">
            <text:p>2</text:p>
          </table:table-cell>
          <table:table-cell table:style-name="ce10" table:formula="of:=OFFSET([.$A$26]; MATCH(COM.MICROSOFT.CONCAT([.$A4]; [.U$1]); [.$A$26:.$A$509]; 0)-1; [.$AA$1])" office:value-type="float" office:value="3" calcext:value-type="float">
            <text:p>3</text:p>
          </table:table-cell>
          <table:table-cell table:style-name="ce3" table:formula="of:=OFFSET([.$A$26]; MATCH(COM.MICROSOFT.CONCAT([.$A4]; [.V$1]); [.$A$26:.$A$509]; 0)-1; [.$AA$1])" office:value-type="string" office:string-value="NA" calcext:value-type="string">
            <text:p>NA</text:p>
          </table:table-cell>
          <table:table-cell table:style-name="ce10" table:formula="of:=OFFSET([.$A$26]; MATCH(COM.MICROSOFT.CONCAT([.$A4]; [.W$1]); [.$A$26:.$A$509]; 0)-1; [.$AA$1])" office:value-type="float" office:value="3" calcext:value-type="float">
            <text:p>3</text:p>
          </table:table-cell>
          <table:table-cell table:number-columns-repeated="2"/>
          <table:table-cell table:style-name="ce17" office:value-type="string" calcext:value-type="string">
            <text:p>Bank 0</text:p>
          </table:table-cell>
          <table:table-cell table:style-name="ce17"/>
          <table:table-cell table:number-columns-repeated="16357"/>
        </table:table-row>
        <table:table-row table:style-name="ro1">
          <table:table-cell table:style-name="ce1" office:value-type="string" calcext:value-type="string">
            <text:p>D</text:p>
          </table:table-cell>
          <table:table-cell table:style-name="ce2" table:formula="of:=OFFSET([.$A$26]; MATCH(COM.MICROSOFT.CONCAT([.$A5]; [.B$1]); [.$A$26:.$A$509]; 0)-1; [.$AA$1])" office:value-type="float" office:value="0" calcext:value-type="float">
            <text:p>0</text:p>
          </table:table-cell>
          <table:table-cell table:style-name="ce2" table:formula="of:=OFFSET([.$A$26]; MATCH(COM.MICROSOFT.CONCAT([.$A5]; [.C$1]); [.$A$26:.$A$509]; 0)-1; [.$AA$1])" office:value-type="float" office:value="0" calcext:value-type="float">
            <text:p>0</text:p>
          </table:table-cell>
          <table:table-cell table:style-name="ce4" table:formula="of:=OFFSET([.$A$26]; MATCH(COM.MICROSOFT.CONCAT([.$A5]; [.D$1]); [.$A$26:.$A$509]; 0)-1; [.$AA$1])" office:value-type="string" office:string-value="NA" calcext:value-type="string">
            <text:p>NA</text:p>
          </table:table-cell>
          <table:table-cell table:style-name="ce4" table:formula="of:=OFFSET([.$A$26]; MATCH(COM.MICROSOFT.CONCAT([.$A5]; [.E$1]); [.$A$26:.$A$509]; 0)-1; [.$AA$1])" office:value-type="string" office:string-value="NA" calcext:value-type="string">
            <text:p>NA</text:p>
          </table:table-cell>
          <table:table-cell table:style-name="ce6" table:formula="of:=OFFSET([.$A$26]; MATCH(COM.MICROSOFT.CONCAT([.$A5]; [.F$1]); [.$A$26:.$A$509]; 0)-1; [.$AA$1])" office:value-type="string" office:string-value="NA" calcext:value-type="string">
            <text:p>NA</text:p>
          </table:table-cell>
          <table:table-cell table:style-name="ce3" table:formula="of:=OFFSET([.$A$26]; MATCH(COM.MICROSOFT.CONCAT([.$A5]; [.G$1]); [.$A$26:.$A$509]; 0)-1; [.$AA$1])" office:value-type="string" office:string-value="NA" calcext:value-type="string">
            <text:p>NA</text:p>
          </table:table-cell>
          <table:table-cell table:style-name="ce6" table:formula="of:=OFFSET([.$A$26]; MATCH(COM.MICROSOFT.CONCAT([.$A5]; [.H$1]); [.$A$26:.$A$509]; 0)-1; [.$AA$1])" office:value-type="string" office:string-value="NA" calcext:value-type="string">
            <text:p>NA</text:p>
          </table:table-cell>
          <table:table-cell table:style-name="ce4" table:formula="of:=OFFSET([.$A$26]; MATCH(COM.MICROSOFT.CONCAT([.$A5]; [.I$1]); [.$A$26:.$A$509]; 0)-1; [.$AA$1])" office:value-type="string" office:string-value="NA" calcext:value-type="string">
            <text:p>NA</text:p>
          </table:table-cell>
          <table:table-cell table:style-name="ce6" table:formula="of:=OFFSET([.$A$26]; MATCH(COM.MICROSOFT.CONCAT([.$A5]; [.J$1]); [.$A$26:.$A$509]; 0)-1; [.$AA$1])" office:value-type="string" office:string-value="NA" calcext:value-type="string">
            <text:p>NA</text:p>
          </table:table-cell>
          <table:table-cell table:style-name="ce3" table:formula="of:=OFFSET([.$A$26]; MATCH(COM.MICROSOFT.CONCAT([.$A5]; [.K$1]); [.$A$26:.$A$509]; 0)-1; [.$AA$1])" office:value-type="string" office:string-value="NA" calcext:value-type="string">
            <text:p>NA</text:p>
          </table:table-cell>
          <table:table-cell table:style-name="ce6" table:formula="of:=OFFSET([.$A$26]; MATCH(COM.MICROSOFT.CONCAT([.$A5]; [.L$1]); [.$A$26:.$A$509]; 0)-1; [.$AA$1])" office:value-type="string" office:string-value="NA" calcext:value-type="string">
            <text:p>NA</text:p>
          </table:table-cell>
          <table:table-cell table:style-name="ce4" table:formula="of:=OFFSET([.$A$26]; MATCH(COM.MICROSOFT.CONCAT([.$A5]; [.M$1]); [.$A$26:.$A$509]; 0)-1; [.$AA$1])" office:value-type="string" office:string-value="NA" calcext:value-type="string">
            <text:p>NA</text:p>
          </table:table-cell>
          <table:table-cell table:style-name="ce4" table:formula="of:=OFFSET([.$A$26]; MATCH(COM.MICROSOFT.CONCAT([.$A5]; [.N$1]); [.$A$26:.$A$509]; 0)-1; [.$AA$1])" office:value-type="string" office:string-value="NA" calcext:value-type="string">
            <text:p>NA</text:p>
          </table:table-cell>
          <table:table-cell table:style-name="ce10" table:formula="of:=OFFSET([.$A$26]; MATCH(COM.MICROSOFT.CONCAT([.$A5]; [.O$1]); [.$A$26:.$A$509]; 0)-1; [.$AA$1])" office:value-type="float" office:value="0" calcext:value-type="float">
            <text:p>0</text:p>
          </table:table-cell>
          <table:table-cell table:style-name="ce10" table:formula="of:=OFFSET([.$A$26]; MATCH(COM.MICROSOFT.CONCAT([.$A5]; [.P$1]); [.$A$26:.$A$509]; 0)-1; [.$AA$1])" office:value-type="float" office:value="0" calcext:value-type="float">
            <text:p>0</text:p>
          </table:table-cell>
          <table:table-cell table:style-name="ce10" table:formula="of:=OFFSET([.$A$26]; MATCH(COM.MICROSOFT.CONCAT([.$A5]; [.Q$1]); [.$A$26:.$A$509]; 0)-1; [.$AA$1])" office:value-type="float" office:value="0" calcext:value-type="float">
            <text:p>0</text:p>
          </table:table-cell>
          <table:table-cell table:style-name="ce10" table:formula="of:=OFFSET([.$A$26]; MATCH(COM.MICROSOFT.CONCAT([.$A5]; [.R$1]); [.$A$26:.$A$509]; 0)-1; [.$AA$1])" office:value-type="float" office:value="1" calcext:value-type="float">
            <text:p>1</text:p>
          </table:table-cell>
          <table:table-cell table:style-name="ce3" table:formula="of:=OFFSET([.$A$26]; MATCH(COM.MICROSOFT.CONCAT([.$A5]; [.S$1]); [.$A$26:.$A$509]; 0)-1; [.$AA$1])" office:value-type="string" office:string-value="NA" calcext:value-type="string">
            <text:p>NA</text:p>
          </table:table-cell>
          <table:table-cell table:style-name="ce10" table:formula="of:=OFFSET([.$A$26]; MATCH(COM.MICROSOFT.CONCAT([.$A5]; [.T$1]); [.$A$26:.$A$509]; 0)-1; [.$AA$1])" office:value-type="float" office:value="2" calcext:value-type="float">
            <text:p>2</text:p>
          </table:table-cell>
          <table:table-cell table:style-name="ce10" table:formula="of:=OFFSET([.$A$26]; MATCH(COM.MICROSOFT.CONCAT([.$A5]; [.U$1]); [.$A$26:.$A$509]; 0)-1; [.$AA$1])" office:value-type="float" office:value="3" calcext:value-type="float">
            <text:p>3</text:p>
          </table:table-cell>
          <table:table-cell table:style-name="ce10" table:formula="of:=OFFSET([.$A$26]; MATCH(COM.MICROSOFT.CONCAT([.$A5]; [.V$1]); [.$A$26:.$A$509]; 0)-1; [.$AA$1])" office:value-type="float" office:value="3" calcext:value-type="float">
            <text:p>3</text:p>
          </table:table-cell>
          <table:table-cell table:style-name="ce10" table:formula="of:=OFFSET([.$A$26]; MATCH(COM.MICROSOFT.CONCAT([.$A5]; [.W$1]); [.$A$26:.$A$509]; 0)-1; [.$AA$1])" office:value-type="float" office:value="3" calcext:value-type="float">
            <text:p>3</text:p>
          </table:table-cell>
          <table:table-cell table:number-columns-repeated="2"/>
          <table:table-cell table:style-name="ce18" office:value-type="string" calcext:value-type="string">
            <text:p>Bank 14</text:p>
          </table:table-cell>
          <table:table-cell table:style-name="ce18"/>
          <table:table-cell table:number-columns-repeated="16357"/>
        </table:table-row>
        <table:table-row table:style-name="ro1">
          <table:table-cell table:style-name="ce1" office:value-type="string" calcext:value-type="string">
            <text:p>E</text:p>
          </table:table-cell>
          <table:table-cell table:style-name="ce2" table:formula="of:=OFFSET([.$A$26]; MATCH(COM.MICROSOFT.CONCAT([.$A6]; [.B$1]); [.$A$26:.$A$509]; 0)-1; [.$AA$1])" office:value-type="float" office:value="0" calcext:value-type="float">
            <text:p>0</text:p>
          </table:table-cell>
          <table:table-cell table:style-name="ce2" table:formula="of:=OFFSET([.$A$26]; MATCH(COM.MICROSOFT.CONCAT([.$A6]; [.C$1]); [.$A$26:.$A$509]; 0)-1; [.$AA$1])" office:value-type="float" office:value="0" calcext:value-type="float">
            <text:p>0</text:p>
          </table:table-cell>
          <table:table-cell table:style-name="ce2" table:formula="of:=OFFSET([.$A$26]; MATCH(COM.MICROSOFT.CONCAT([.$A6]; [.D$1]); [.$A$26:.$A$509]; 0)-1; [.$AA$1])" office:value-type="float" office:value="0" calcext:value-type="float">
            <text:p>0</text:p>
          </table:table-cell>
          <table:table-cell table:style-name="ce4" table:formula="of:=OFFSET([.$A$26]; MATCH(COM.MICROSOFT.CONCAT([.$A6]; [.E$1]); [.$A$26:.$A$509]; 0)-1; [.$AA$1])" office:value-type="string" office:string-value="NA" calcext:value-type="string">
            <text:p>NA</text:p>
          </table:table-cell>
          <table:table-cell table:style-name="ce4" table:formula="of:=OFFSET([.$A$26]; MATCH(COM.MICROSOFT.CONCAT([.$A6]; [.F$1]); [.$A$26:.$A$509]; 0)-1; [.$AA$1])" office:value-type="string" office:string-value="NA" calcext:value-type="string">
            <text:p>NA</text:p>
          </table:table-cell>
          <table:table-cell table:style-name="ce6" table:formula="of:=OFFSET([.$A$26]; MATCH(COM.MICROSOFT.CONCAT([.$A6]; [.G$1]); [.$A$26:.$A$509]; 0)-1; [.$AA$1])" office:value-type="string" office:string-value="NA" calcext:value-type="string">
            <text:p>NA</text:p>
          </table:table-cell>
          <table:table-cell table:style-name="ce4" table:formula="of:=OFFSET([.$A$26]; MATCH(COM.MICROSOFT.CONCAT([.$A6]; [.H$1]); [.$A$26:.$A$509]; 0)-1; [.$AA$1])" office:value-type="string" office:string-value="NA" calcext:value-type="string">
            <text:p>NA</text:p>
          </table:table-cell>
          <table:table-cell table:style-name="ce3" table:formula="of:=OFFSET([.$A$26]; MATCH(COM.MICROSOFT.CONCAT([.$A6]; [.I$1]); [.$A$26:.$A$509]; 0)-1; [.$AA$1])" office:value-type="string" office:string-value="NA" calcext:value-type="string">
            <text:p>NA</text:p>
          </table:table-cell>
          <table:table-cell table:style-name="ce4" table:formula="of:=OFFSET([.$A$26]; MATCH(COM.MICROSOFT.CONCAT([.$A6]; [.J$1]); [.$A$26:.$A$509]; 0)-1; [.$AA$1])" office:value-type="string" office:string-value="NA" calcext:value-type="string">
            <text:p>NA</text:p>
          </table:table-cell>
          <table:table-cell table:style-name="ce6" table:formula="of:=OFFSET([.$A$26]; MATCH(COM.MICROSOFT.CONCAT([.$A6]; [.K$1]); [.$A$26:.$A$509]; 0)-1; [.$AA$1])" office:value-type="string" office:string-value="NA" calcext:value-type="string">
            <text:p>NA</text:p>
          </table:table-cell>
          <table:table-cell table:style-name="ce4" table:formula="of:=OFFSET([.$A$26]; MATCH(COM.MICROSOFT.CONCAT([.$A6]; [.L$1]); [.$A$26:.$A$509]; 0)-1; [.$AA$1])" office:value-type="string" office:string-value="NA" calcext:value-type="string">
            <text:p>NA</text:p>
          </table:table-cell>
          <table:table-cell table:style-name="ce3" table:formula="of:=OFFSET([.$A$26]; MATCH(COM.MICROSOFT.CONCAT([.$A6]; [.M$1]); [.$A$26:.$A$509]; 0)-1; [.$AA$1])" office:value-type="string" office:string-value="NA" calcext:value-type="string">
            <text:p>NA</text:p>
          </table:table-cell>
          <table:table-cell table:style-name="ce10" table:formula="of:=OFFSET([.$A$26]; MATCH(COM.MICROSOFT.CONCAT([.$A6]; [.N$1]); [.$A$26:.$A$509]; 0)-1; [.$AA$1])" office:value-type="float" office:value="0" calcext:value-type="float">
            <text:p>0</text:p>
          </table:table-cell>
          <table:table-cell table:style-name="ce10" table:formula="of:=OFFSET([.$A$26]; MATCH(COM.MICROSOFT.CONCAT([.$A6]; [.O$1]); [.$A$26:.$A$509]; 0)-1; [.$AA$1])" office:value-type="float" office:value="0" calcext:value-type="float">
            <text:p>0</text:p>
          </table:table-cell>
          <table:table-cell table:style-name="ce3" table:formula="of:=OFFSET([.$A$26]; MATCH(COM.MICROSOFT.CONCAT([.$A6]; [.P$1]); [.$A$26:.$A$509]; 0)-1; [.$AA$1])" office:value-type="string" office:string-value="NA" calcext:value-type="string">
            <text:p>NA</text:p>
          </table:table-cell>
          <table:table-cell table:style-name="ce10" table:formula="of:=OFFSET([.$A$26]; MATCH(COM.MICROSOFT.CONCAT([.$A6]; [.Q$1]); [.$A$26:.$A$509]; 0)-1; [.$AA$1])" office:value-type="float" office:value="0" calcext:value-type="float">
            <text:p>0</text:p>
          </table:table-cell>
          <table:table-cell table:style-name="ce10" table:formula="of:=OFFSET([.$A$26]; MATCH(COM.MICROSOFT.CONCAT([.$A6]; [.R$1]); [.$A$26:.$A$509]; 0)-1; [.$AA$1])" office:value-type="float" office:value="0" calcext:value-type="float">
            <text:p>0</text:p>
          </table:table-cell>
          <table:table-cell table:style-name="ce10" table:formula="of:=OFFSET([.$A$26]; MATCH(COM.MICROSOFT.CONCAT([.$A6]; [.S$1]); [.$A$26:.$A$509]; 0)-1; [.$AA$1])" office:value-type="float" office:value="2" calcext:value-type="float">
            <text:p>2</text:p>
          </table:table-cell>
          <table:table-cell table:style-name="ce10" table:formula="of:=OFFSET([.$A$26]; MATCH(COM.MICROSOFT.CONCAT([.$A6]; [.T$1]); [.$A$26:.$A$509]; 0)-1; [.$AA$1])" office:value-type="float" office:value="2" calcext:value-type="float">
            <text:p>2</text:p>
          </table:table-cell>
          <table:table-cell table:style-name="ce4" table:formula="of:=OFFSET([.$A$26]; MATCH(COM.MICROSOFT.CONCAT([.$A6]; [.U$1]); [.$A$26:.$A$509]; 0)-1; [.$AA$1])" office:value-type="string" office:string-value="NA" calcext:value-type="string">
            <text:p>NA</text:p>
          </table:table-cell>
          <table:table-cell table:style-name="ce10" table:formula="of:=OFFSET([.$A$26]; MATCH(COM.MICROSOFT.CONCAT([.$A6]; [.V$1]); [.$A$26:.$A$509]; 0)-1; [.$AA$1])" office:value-type="float" office:value="3" calcext:value-type="float">
            <text:p>3</text:p>
          </table:table-cell>
          <table:table-cell table:style-name="ce10" table:formula="of:=OFFSET([.$A$26]; MATCH(COM.MICROSOFT.CONCAT([.$A6]; [.W$1]); [.$A$26:.$A$509]; 0)-1; [.$AA$1])" office:value-type="float" office:value="3" calcext:value-type="float">
            <text:p>3</text:p>
          </table:table-cell>
          <table:table-cell table:number-columns-repeated="2"/>
          <table:table-cell table:style-name="ce19" office:value-type="string" calcext:value-type="string">
            <text:p>Bank 13</text:p>
          </table:table-cell>
          <table:table-cell table:style-name="ce19"/>
          <table:table-cell table:number-columns-repeated="16357"/>
        </table:table-row>
        <table:table-row table:style-name="ro1">
          <table:table-cell table:style-name="ce1" office:value-type="string" calcext:value-type="string">
            <text:p>F</text:p>
          </table:table-cell>
          <table:table-cell table:style-name="ce2" table:formula="of:=OFFSET([.$A$26]; MATCH(COM.MICROSOFT.CONCAT([.$A7]; [.B$1]); [.$A$26:.$A$509]; 0)-1; [.$AA$1])" office:value-type="float" office:value="0" calcext:value-type="float">
            <text:p>0</text:p>
          </table:table-cell>
          <table:table-cell table:style-name="ce3" table:formula="of:=OFFSET([.$A$26]; MATCH(COM.MICROSOFT.CONCAT([.$A7]; [.C$1]); [.$A$26:.$A$509]; 0)-1; [.$AA$1])" office:value-type="string" office:string-value="NA" calcext:value-type="string">
            <text:p>NA</text:p>
          </table:table-cell>
          <table:table-cell table:style-name="ce2" table:formula="of:=OFFSET([.$A$26]; MATCH(COM.MICROSOFT.CONCAT([.$A7]; [.D$1]); [.$A$26:.$A$509]; 0)-1; [.$AA$1])" office:value-type="float" office:value="0" calcext:value-type="float">
            <text:p>0</text:p>
          </table:table-cell>
          <table:table-cell table:style-name="ce2" table:formula="of:=OFFSET([.$A$26]; MATCH(COM.MICROSOFT.CONCAT([.$A7]; [.E$1]); [.$A$26:.$A$509]; 0)-1; [.$AA$1])" office:value-type="string" office:string-value="NA" calcext:value-type="string">
            <text:p>NA</text:p>
          </table:table-cell>
          <table:table-cell table:style-name="ce4" table:formula="of:=OFFSET([.$A$26]; MATCH(COM.MICROSOFT.CONCAT([.$A7]; [.F$1]); [.$A$26:.$A$509]; 0)-1; [.$AA$1])" office:value-type="string" office:string-value="NA" calcext:value-type="string">
            <text:p>NA</text:p>
          </table:table-cell>
          <table:table-cell table:style-name="ce6" table:formula="of:=OFFSET([.$A$26]; MATCH(COM.MICROSOFT.CONCAT([.$A7]; [.G$1]); [.$A$26:.$A$509]; 0)-1; [.$AA$1])" office:value-type="string" office:string-value="NA" calcext:value-type="string">
            <text:p>NA</text:p>
          </table:table-cell>
          <table:table-cell table:style-name="ce3" table:formula="of:=OFFSET([.$A$26]; MATCH(COM.MICROSOFT.CONCAT([.$A7]; [.H$1]); [.$A$26:.$A$509]; 0)-1; [.$AA$1])" office:value-type="string" office:string-value="NA" calcext:value-type="string">
            <text:p>NA</text:p>
          </table:table-cell>
          <table:table-cell table:style-name="ce6" table:formula="of:=OFFSET([.$A$26]; MATCH(COM.MICROSOFT.CONCAT([.$A7]; [.I$1]); [.$A$26:.$A$509]; 0)-1; [.$AA$1])" office:value-type="string" office:string-value="NA" calcext:value-type="string">
            <text:p>NA</text:p>
          </table:table-cell>
          <table:table-cell table:style-name="ce3" table:formula="of:=OFFSET([.$A$26]; MATCH(COM.MICROSOFT.CONCAT([.$A7]; [.J$1]); [.$A$26:.$A$509]; 0)-1; [.$AA$1])" office:value-type="string" office:string-value="NA" calcext:value-type="string">
            <text:p>NA</text:p>
          </table:table-cell>
          <table:table-cell table:style-name="ce6" table:formula="of:=OFFSET([.$A$26]; MATCH(COM.MICROSOFT.CONCAT([.$A7]; [.K$1]); [.$A$26:.$A$509]; 0)-1; [.$AA$1])" office:value-type="string" office:string-value="NA" calcext:value-type="string">
            <text:p>NA</text:p>
          </table:table-cell>
          <table:table-cell table:style-name="ce4" table:formula="of:=OFFSET([.$A$26]; MATCH(COM.MICROSOFT.CONCAT([.$A7]; [.L$1]); [.$A$26:.$A$509]; 0)-1; [.$AA$1])" office:value-type="string" office:string-value="NA" calcext:value-type="string">
            <text:p>NA</text:p>
          </table:table-cell>
          <table:table-cell table:style-name="ce3" table:formula="of:=OFFSET([.$A$26]; MATCH(COM.MICROSOFT.CONCAT([.$A7]; [.M$1]); [.$A$26:.$A$509]; 0)-1; [.$AA$1])" office:value-type="string" office:string-value="NA" calcext:value-type="string">
            <text:p>NA</text:p>
          </table:table-cell>
          <table:table-cell table:style-name="ce10" table:formula="of:=OFFSET([.$A$26]; MATCH(COM.MICROSOFT.CONCAT([.$A7]; [.N$1]); [.$A$26:.$A$509]; 0)-1; [.$AA$1])" office:value-type="float" office:value="0" calcext:value-type="float">
            <text:p>0</text:p>
          </table:table-cell>
          <table:table-cell table:style-name="ce10" table:formula="of:=OFFSET([.$A$26]; MATCH(COM.MICROSOFT.CONCAT([.$A7]; [.O$1]); [.$A$26:.$A$509]; 0)-1; [.$AA$1])" office:value-type="float" office:value="0" calcext:value-type="float">
            <text:p>0</text:p>
          </table:table-cell>
          <table:table-cell table:style-name="ce10" table:formula="of:=OFFSET([.$A$26]; MATCH(COM.MICROSOFT.CONCAT([.$A7]; [.P$1]); [.$A$26:.$A$509]; 0)-1; [.$AA$1])" office:value-type="string" office:string-value="NA" calcext:value-type="string">
            <text:p>NA</text:p>
          </table:table-cell>
          <table:table-cell table:style-name="ce10" table:formula="of:=OFFSET([.$A$26]; MATCH(COM.MICROSOFT.CONCAT([.$A7]; [.Q$1]); [.$A$26:.$A$509]; 0)-1; [.$AA$1])" office:value-type="float" office:value="0" calcext:value-type="float">
            <text:p>0</text:p>
          </table:table-cell>
          <table:table-cell table:style-name="ce4" table:formula="of:=OFFSET([.$A$26]; MATCH(COM.MICROSOFT.CONCAT([.$A7]; [.R$1]); [.$A$26:.$A$509]; 0)-1; [.$AA$1])" office:value-type="string" office:string-value="NA" calcext:value-type="string">
            <text:p>NA</text:p>
          </table:table-cell>
          <table:table-cell table:style-name="ce10" table:formula="of:=OFFSET([.$A$26]; MATCH(COM.MICROSOFT.CONCAT([.$A7]; [.S$1]); [.$A$26:.$A$509]; 0)-1; [.$AA$1])" office:value-type="float" office:value="2" calcext:value-type="float">
            <text:p>2</text:p>
          </table:table-cell>
          <table:table-cell table:style-name="ce10" table:formula="of:=OFFSET([.$A$26]; MATCH(COM.MICROSOFT.CONCAT([.$A7]; [.T$1]); [.$A$26:.$A$509]; 0)-1; [.$AA$1])" office:value-type="float" office:value="2" calcext:value-type="float">
            <text:p>2</text:p>
          </table:table-cell>
          <table:table-cell table:style-name="ce10" table:formula="of:=OFFSET([.$A$26]; MATCH(COM.MICROSOFT.CONCAT([.$A7]; [.U$1]); [.$A$26:.$A$509]; 0)-1; [.$AA$1])" office:value-type="float" office:value="2" calcext:value-type="float">
            <text:p>2</text:p>
          </table:table-cell>
          <table:table-cell table:style-name="ce10" table:formula="of:=OFFSET([.$A$26]; MATCH(COM.MICROSOFT.CONCAT([.$A7]; [.V$1]); [.$A$26:.$A$509]; 0)-1; [.$AA$1])" office:value-type="string" office:string-value="NA" calcext:value-type="string">
            <text:p>NA</text:p>
          </table:table-cell>
          <table:table-cell table:style-name="ce3" table:formula="of:=OFFSET([.$A$26]; MATCH(COM.MICROSOFT.CONCAT([.$A7]; [.W$1]); [.$A$26:.$A$509]; 0)-1; [.$AA$1])" office:value-type="string" office:string-value="NA" calcext:value-type="string">
            <text:p>NA</text:p>
          </table:table-cell>
          <table:table-cell table:number-columns-repeated="2"/>
          <table:table-cell table:style-name="ce20" office:value-type="string" calcext:value-type="string">
            <text:p>Bank 15</text:p>
          </table:table-cell>
          <table:table-cell table:style-name="ce20"/>
          <table:table-cell table:number-columns-repeated="16357"/>
        </table:table-row>
        <table:table-row table:style-name="ro1">
          <table:table-cell table:style-name="ce1" office:value-type="string" calcext:value-type="string">
            <text:p>G</text:p>
          </table:table-cell>
          <table:table-cell table:style-name="ce2" table:formula="of:=OFFSET([.$A$26]; MATCH(COM.MICROSOFT.CONCAT([.$A8]; [.B$1]); [.$A$26:.$A$509]; 0)-1; [.$AA$1])" office:value-type="float" office:value="0" calcext:value-type="float">
            <text:p>0</text:p>
          </table:table-cell>
          <table:table-cell table:style-name="ce2" table:formula="of:=OFFSET([.$A$26]; MATCH(COM.MICROSOFT.CONCAT([.$A8]; [.C$1]); [.$A$26:.$A$509]; 0)-1; [.$AA$1])" office:value-type="float" office:value="1" calcext:value-type="float">
            <text:p>1</text:p>
          </table:table-cell>
          <table:table-cell table:style-name="ce2" table:formula="of:=OFFSET([.$A$26]; MATCH(COM.MICROSOFT.CONCAT([.$A8]; [.D$1]); [.$A$26:.$A$509]; 0)-1; [.$AA$1])" office:value-type="float" office:value="1" calcext:value-type="float">
            <text:p>1</text:p>
          </table:table-cell>
          <table:table-cell table:style-name="ce2" table:formula="of:=OFFSET([.$A$26]; MATCH(COM.MICROSOFT.CONCAT([.$A8]; [.E$1]); [.$A$26:.$A$509]; 0)-1; [.$AA$1])" office:value-type="float" office:value="1" calcext:value-type="float">
            <text:p>1</text:p>
          </table:table-cell>
          <table:table-cell table:style-name="ce4" table:formula="of:=OFFSET([.$A$26]; MATCH(COM.MICROSOFT.CONCAT([.$A8]; [.F$1]); [.$A$26:.$A$509]; 0)-1; [.$AA$1])" office:value-type="string" office:string-value="NA" calcext:value-type="string">
            <text:p>NA</text:p>
          </table:table-cell>
          <table:table-cell table:style-name="ce4" table:formula="of:=OFFSET([.$A$26]; MATCH(COM.MICROSOFT.CONCAT([.$A8]; [.G$1]); [.$A$26:.$A$509]; 0)-1; [.$AA$1])" office:value-type="string" office:string-value="NA" calcext:value-type="string">
            <text:p>NA</text:p>
          </table:table-cell>
          <table:table-cell table:style-name="ce4" table:formula="of:=OFFSET([.$A$26]; MATCH(COM.MICROSOFT.CONCAT([.$A8]; [.H$1]); [.$A$26:.$A$509]; 0)-1; [.$AA$1])" office:value-type="string" office:string-value="NA" calcext:value-type="string">
            <text:p>NA</text:p>
          </table:table-cell>
          <table:table-cell table:style-name="ce4" table:formula="of:=OFFSET([.$A$26]; MATCH(COM.MICROSOFT.CONCAT([.$A8]; [.I$1]); [.$A$26:.$A$509]; 0)-1; [.$AA$1])" office:value-type="string" office:string-value="NA" calcext:value-type="string">
            <text:p>NA</text:p>
          </table:table-cell>
          <table:table-cell table:style-name="ce4" table:formula="of:=OFFSET([.$A$26]; MATCH(COM.MICROSOFT.CONCAT([.$A8]; [.J$1]); [.$A$26:.$A$509]; 0)-1; [.$AA$1])" office:value-type="string" office:string-value="NA" calcext:value-type="string">
            <text:p>NA</text:p>
          </table:table-cell>
          <table:table-cell table:style-name="ce4" table:formula="of:=OFFSET([.$A$26]; MATCH(COM.MICROSOFT.CONCAT([.$A8]; [.K$1]); [.$A$26:.$A$509]; 0)-1; [.$AA$1])" office:value-type="string" office:string-value="NA" calcext:value-type="string">
            <text:p>NA</text:p>
          </table:table-cell>
          <table:table-cell table:style-name="ce8" table:formula="of:=OFFSET([.$A$26]; MATCH(COM.MICROSOFT.CONCAT([.$A8]; [.L$1]); [.$A$26:.$A$509]; 0)-1; [.$AA$1])" office:value-type="string" office:string-value="NA" calcext:value-type="string">
            <text:p>NA</text:p>
          </table:table-cell>
          <table:table-cell table:style-name="ce4" table:formula="of:=OFFSET([.$A$26]; MATCH(COM.MICROSOFT.CONCAT([.$A8]; [.M$1]); [.$A$26:.$A$509]; 0)-1; [.$AA$1])" office:value-type="string" office:string-value="NA" calcext:value-type="string">
            <text:p>NA</text:p>
          </table:table-cell>
          <table:table-cell table:style-name="ce11" table:formula="of:=OFFSET([.$A$26]; MATCH(COM.MICROSOFT.CONCAT([.$A8]; [.N$1]); [.$A$26:.$A$509]; 0)-1; [.$AA$1])" office:value-type="float" office:value="0" calcext:value-type="float">
            <text:p>0</text:p>
          </table:table-cell>
          <table:table-cell table:style-name="ce4" table:formula="of:=OFFSET([.$A$26]; MATCH(COM.MICROSOFT.CONCAT([.$A8]; [.O$1]); [.$A$26:.$A$509]; 0)-1; [.$AA$1])" office:value-type="string" office:string-value="NA" calcext:value-type="string">
            <text:p>NA</text:p>
          </table:table-cell>
          <table:table-cell table:style-name="ce11" table:formula="of:=OFFSET([.$A$26]; MATCH(COM.MICROSOFT.CONCAT([.$A8]; [.P$1]); [.$A$26:.$A$509]; 0)-1; [.$AA$1])" office:value-type="float" office:value="0" calcext:value-type="float">
            <text:p>0</text:p>
          </table:table-cell>
          <table:table-cell table:style-name="ce11" table:formula="of:=OFFSET([.$A$26]; MATCH(COM.MICROSOFT.CONCAT([.$A8]; [.Q$1]); [.$A$26:.$A$509]; 0)-1; [.$AA$1])" office:value-type="float" office:value="0" calcext:value-type="float">
            <text:p>0</text:p>
          </table:table-cell>
          <table:table-cell table:style-name="ce11" table:formula="of:=OFFSET([.$A$26]; MATCH(COM.MICROSOFT.CONCAT([.$A8]; [.R$1]); [.$A$26:.$A$509]; 0)-1; [.$AA$1])" office:value-type="float" office:value="0" calcext:value-type="float">
            <text:p>0</text:p>
          </table:table-cell>
          <table:table-cell table:style-name="ce11" table:formula="of:=OFFSET([.$A$26]; MATCH(COM.MICROSOFT.CONCAT([.$A8]; [.S$1]); [.$A$26:.$A$509]; 0)-1; [.$AA$1])" office:value-type="float" office:value="0" calcext:value-type="float">
            <text:p>0</text:p>
          </table:table-cell>
          <table:table-cell table:style-name="ce3" table:formula="of:=OFFSET([.$A$26]; MATCH(COM.MICROSOFT.CONCAT([.$A8]; [.T$1]); [.$A$26:.$A$509]; 0)-1; [.$AA$1])" office:value-type="string" office:string-value="NA" calcext:value-type="string">
            <text:p>NA</text:p>
          </table:table-cell>
          <table:table-cell table:style-name="ce11" table:formula="of:=OFFSET([.$A$26]; MATCH(COM.MICROSOFT.CONCAT([.$A8]; [.U$1]); [.$A$26:.$A$509]; 0)-1; [.$AA$1])" office:value-type="float" office:value="1" calcext:value-type="float">
            <text:p>1</text:p>
          </table:table-cell>
          <table:table-cell table:style-name="ce10" table:formula="of:=OFFSET([.$A$26]; MATCH(COM.MICROSOFT.CONCAT([.$A8]; [.V$1]); [.$A$26:.$A$509]; 0)-1; [.$AA$1])" office:value-type="float" office:value="3" calcext:value-type="float">
            <text:p>3</text:p>
          </table:table-cell>
          <table:table-cell table:style-name="ce10" table:formula="of:=OFFSET([.$A$26]; MATCH(COM.MICROSOFT.CONCAT([.$A8]; [.W$1]); [.$A$26:.$A$509]; 0)-1; [.$AA$1])" office:value-type="float" office:value="3" calcext:value-type="float">
            <text:p>3</text:p>
          </table:table-cell>
          <table:table-cell table:number-columns-repeated="2"/>
          <table:table-cell table:style-name="ce21" office:value-type="string" calcext:value-type="string">
            <text:p>Bank 16</text:p>
          </table:table-cell>
          <table:table-cell table:style-name="ce21"/>
          <table:table-cell table:number-columns-repeated="16357"/>
        </table:table-row>
        <table:table-row table:style-name="ro1">
          <table:table-cell table:style-name="ce1" office:value-type="string" calcext:value-type="string">
            <text:p>H</text:p>
          </table:table-cell>
          <table:table-cell table:style-name="ce4" table:formula="of:=OFFSET([.$A$26]; MATCH(COM.MICROSOFT.CONCAT([.$A9]; [.B$1]); [.$A$26:.$A$509]; 0)-1; [.$AA$1])" office:value-type="string" office:string-value="NA" calcext:value-type="string">
            <text:p>NA</text:p>
          </table:table-cell>
          <table:table-cell table:style-name="ce2" table:formula="of:=OFFSET([.$A$26]; MATCH(COM.MICROSOFT.CONCAT([.$A9]; [.C$1]); [.$A$26:.$A$509]; 0)-1; [.$AA$1])" office:value-type="float" office:value="1" calcext:value-type="float">
            <text:p>1</text:p>
          </table:table-cell>
          <table:table-cell table:style-name="ce2" table:formula="of:=OFFSET([.$A$26]; MATCH(COM.MICROSOFT.CONCAT([.$A9]; [.D$1]); [.$A$26:.$A$509]; 0)-1; [.$AA$1])" office:value-type="float" office:value="1" calcext:value-type="float">
            <text:p>1</text:p>
          </table:table-cell>
          <table:table-cell table:style-name="ce2" table:formula="of:=OFFSET([.$A$26]; MATCH(COM.MICROSOFT.CONCAT([.$A9]; [.E$1]); [.$A$26:.$A$509]; 0)-1; [.$AA$1])" office:value-type="float" office:value="1" calcext:value-type="float">
            <text:p>1</text:p>
          </table:table-cell>
          <table:table-cell table:style-name="ce2" table:formula="of:=OFFSET([.$A$26]; MATCH(COM.MICROSOFT.CONCAT([.$A9]; [.F$1]); [.$A$26:.$A$509]; 0)-1; [.$AA$1])" office:value-type="float" office:value="1" calcext:value-type="float">
            <text:p>1</text:p>
          </table:table-cell>
          <table:table-cell table:style-name="ce3" table:formula="of:=OFFSET([.$A$26]; MATCH(COM.MICROSOFT.CONCAT([.$A9]; [.G$1]); [.$A$26:.$A$509]; 0)-1; [.$AA$1])" office:value-type="string" office:string-value="NA" calcext:value-type="string">
            <text:p>NA</text:p>
          </table:table-cell>
          <table:table-cell table:style-name="ce4" table:formula="of:=OFFSET([.$A$26]; MATCH(COM.MICROSOFT.CONCAT([.$A9]; [.H$1]); [.$A$26:.$A$509]; 0)-1; [.$AA$1])" office:value-type="string" office:string-value="NA" calcext:value-type="string">
            <text:p>NA</text:p>
          </table:table-cell>
          <table:table-cell table:style-name="ce3" table:formula="of:=OFFSET([.$A$26]; MATCH(COM.MICROSOFT.CONCAT([.$A9]; [.I$1]); [.$A$26:.$A$509]; 0)-1; [.$AA$1])" office:value-type="string" office:string-value="NA" calcext:value-type="string">
            <text:p>NA</text:p>
          </table:table-cell>
          <table:table-cell table:style-name="ce4" table:formula="of:=OFFSET([.$A$26]; MATCH(COM.MICROSOFT.CONCAT([.$A9]; [.J$1]); [.$A$26:.$A$509]; 0)-1; [.$AA$1])" office:value-type="string" office:string-value="NA" calcext:value-type="string">
            <text:p>NA</text:p>
          </table:table-cell>
          <table:table-cell table:style-name="ce3" table:formula="of:=OFFSET([.$A$26]; MATCH(COM.MICROSOFT.CONCAT([.$A9]; [.K$1]); [.$A$26:.$A$509]; 0)-1; [.$AA$1])" office:value-type="string" office:string-value="NA" calcext:value-type="string">
            <text:p>NA</text:p>
          </table:table-cell>
          <table:table-cell table:style-name="ce4" table:formula="of:=OFFSET([.$A$26]; MATCH(COM.MICROSOFT.CONCAT([.$A9]; [.L$1]); [.$A$26:.$A$509]; 0)-1; [.$AA$1])" office:value-type="string" office:string-value="NA" calcext:value-type="string">
            <text:p>NA</text:p>
          </table:table-cell>
          <table:table-cell table:style-name="ce3" table:formula="of:=OFFSET([.$A$26]; MATCH(COM.MICROSOFT.CONCAT([.$A9]; [.M$1]); [.$A$26:.$A$509]; 0)-1; [.$AA$1])" office:value-type="string" office:string-value="NA" calcext:value-type="string">
            <text:p>NA</text:p>
          </table:table-cell>
          <table:table-cell table:style-name="ce11" table:formula="of:=OFFSET([.$A$26]; MATCH(COM.MICROSOFT.CONCAT([.$A9]; [.N$1]); [.$A$26:.$A$509]; 0)-1; [.$AA$1])" office:value-type="float" office:value="0" calcext:value-type="float">
            <text:p>0</text:p>
          </table:table-cell>
          <table:table-cell table:style-name="ce11" table:formula="of:=OFFSET([.$A$26]; MATCH(COM.MICROSOFT.CONCAT([.$A9]; [.O$1]); [.$A$26:.$A$509]; 0)-1; [.$AA$1])" office:value-type="float" office:value="0" calcext:value-type="float">
            <text:p>0</text:p>
          </table:table-cell>
          <table:table-cell table:style-name="ce11" table:formula="of:=OFFSET([.$A$26]; MATCH(COM.MICROSOFT.CONCAT([.$A9]; [.P$1]); [.$A$26:.$A$509]; 0)-1; [.$AA$1])" office:value-type="float" office:value="0" calcext:value-type="float">
            <text:p>0</text:p>
          </table:table-cell>
          <table:table-cell table:style-name="ce3" table:formula="of:=OFFSET([.$A$26]; MATCH(COM.MICROSOFT.CONCAT([.$A9]; [.Q$1]); [.$A$26:.$A$509]; 0)-1; [.$AA$1])" office:value-type="string" office:string-value="NA" calcext:value-type="string">
            <text:p>NA</text:p>
          </table:table-cell>
          <table:table-cell table:style-name="ce11" table:formula="of:=OFFSET([.$A$26]; MATCH(COM.MICROSOFT.CONCAT([.$A9]; [.R$1]); [.$A$26:.$A$509]; 0)-1; [.$AA$1])" office:value-type="float" office:value="0" calcext:value-type="float">
            <text:p>0</text:p>
          </table:table-cell>
          <table:table-cell table:style-name="ce11" table:formula="of:=OFFSET([.$A$26]; MATCH(COM.MICROSOFT.CONCAT([.$A9]; [.S$1]); [.$A$26:.$A$509]; 0)-1; [.$AA$1])" office:value-type="float" office:value="0" calcext:value-type="float">
            <text:p>0</text:p>
          </table:table-cell>
          <table:table-cell table:style-name="ce11" table:formula="of:=OFFSET([.$A$26]; MATCH(COM.MICROSOFT.CONCAT([.$A9]; [.T$1]); [.$A$26:.$A$509]; 0)-1; [.$AA$1])" office:value-type="float" office:value="1" calcext:value-type="float">
            <text:p>1</text:p>
          </table:table-cell>
          <table:table-cell table:style-name="ce11" table:formula="of:=OFFSET([.$A$26]; MATCH(COM.MICROSOFT.CONCAT([.$A9]; [.U$1]); [.$A$26:.$A$509]; 0)-1; [.$AA$1])" office:value-type="float" office:value="1" calcext:value-type="float">
            <text:p>1</text:p>
          </table:table-cell>
          <table:table-cell table:style-name="ce4" table:formula="of:=OFFSET([.$A$26]; MATCH(COM.MICROSOFT.CONCAT([.$A9]; [.V$1]); [.$A$26:.$A$509]; 0)-1; [.$AA$1])" office:value-type="string" office:string-value="NA" calcext:value-type="string">
            <text:p>NA</text:p>
          </table:table-cell>
          <table:table-cell table:style-name="ce11" table:formula="of:=OFFSET([.$A$26]; MATCH(COM.MICROSOFT.CONCAT([.$A9]; [.W$1]); [.$A$26:.$A$509]; 0)-1; [.$AA$1])" office:value-type="float" office:value="1" calcext:value-type="float">
            <text:p>1</text:p>
          </table:table-cell>
          <table:table-cell/>
          <table:table-cell table:style-name="ce13"/>
          <table:table-cell table:style-name="ce22" office:value-type="string" calcext:value-type="string">
            <text:p>Bank 34</text:p>
          </table:table-cell>
          <table:table-cell table:style-name="ce22"/>
          <table:table-cell table:number-columns-repeated="6"/>
          <table:table-cell table:style-name="ce28"/>
          <table:table-cell table:number-columns-repeated="16350"/>
        </table:table-row>
        <table:table-row table:style-name="ro1">
          <table:table-cell table:style-name="ce1" office:value-type="string" calcext:value-type="string">
            <text:p>J</text:p>
          </table:table-cell>
          <table:table-cell table:style-name="ce2" table:formula="of:=OFFSET([.$A$26]; MATCH(COM.MICROSOFT.CONCAT([.$A10]; [.B$1]); [.$A$26:.$A$509]; 0)-1; [.$AA$1])" office:value-type="float" office:value="1" calcext:value-type="float">
            <text:p>1</text:p>
          </table:table-cell>
          <table:table-cell table:style-name="ce2" table:formula="of:=OFFSET([.$A$26]; MATCH(COM.MICROSOFT.CONCAT([.$A10]; [.C$1]); [.$A$26:.$A$509]; 0)-1; [.$AA$1])" office:value-type="float" office:value="1" calcext:value-type="float">
            <text:p>1</text:p>
          </table:table-cell>
          <table:table-cell table:style-name="ce3" table:formula="of:=OFFSET([.$A$26]; MATCH(COM.MICROSOFT.CONCAT([.$A10]; [.D$1]); [.$A$26:.$A$509]; 0)-1; [.$AA$1])" office:value-type="string" office:string-value="NA" calcext:value-type="string">
            <text:p>NA</text:p>
          </table:table-cell>
          <table:table-cell table:style-name="ce2" table:formula="of:=OFFSET([.$A$26]; MATCH(COM.MICROSOFT.CONCAT([.$A10]; [.E$1]); [.$A$26:.$A$509]; 0)-1; [.$AA$1])" office:value-type="float" office:value="2" calcext:value-type="float">
            <text:p>2</text:p>
          </table:table-cell>
          <table:table-cell table:style-name="ce2" table:formula="of:=OFFSET([.$A$26]; MATCH(COM.MICROSOFT.CONCAT([.$A10]; [.F$1]); [.$A$26:.$A$509]; 0)-1; [.$AA$1])" office:value-type="float" office:value="1" calcext:value-type="float">
            <text:p>1</text:p>
          </table:table-cell>
          <table:table-cell table:style-name="ce2" table:formula="of:=OFFSET([.$A$26]; MATCH(COM.MICROSOFT.CONCAT([.$A10]; [.G$1]); [.$A$26:.$A$509]; 0)-1; [.$AA$1])" office:value-type="float" office:value="2" calcext:value-type="float">
            <text:p>2</text:p>
          </table:table-cell>
          <table:table-cell table:style-name="ce3" table:formula="of:=OFFSET([.$A$26]; MATCH(COM.MICROSOFT.CONCAT([.$A10]; [.H$1]); [.$A$26:.$A$509]; 0)-1; [.$AA$1])" office:value-type="string" office:string-value="NA" calcext:value-type="string">
            <text:p>NA</text:p>
          </table:table-cell>
          <table:table-cell table:style-name="ce4" table:formula="of:=OFFSET([.$A$26]; MATCH(COM.MICROSOFT.CONCAT([.$A10]; [.I$1]); [.$A$26:.$A$509]; 0)-1; [.$AA$1])" office:value-type="string" office:string-value="NA" calcext:value-type="string">
            <text:p>NA</text:p>
          </table:table-cell>
          <table:table-cell table:style-name="ce3" table:formula="of:=OFFSET([.$A$26]; MATCH(COM.MICROSOFT.CONCAT([.$A10]; [.J$1]); [.$A$26:.$A$509]; 0)-1; [.$AA$1])" office:value-type="string" office:string-value="NA" calcext:value-type="string">
            <text:p>NA</text:p>
          </table:table-cell>
          <table:table-cell table:style-name="ce4" table:formula="of:=OFFSET([.$A$26]; MATCH(COM.MICROSOFT.CONCAT([.$A10]; [.K$1]); [.$A$26:.$A$509]; 0)-1; [.$AA$1])" office:value-type="string" office:string-value="NA" calcext:value-type="string">
            <text:p>NA</text:p>
          </table:table-cell>
          <table:table-cell table:style-name="ce3" table:formula="of:=OFFSET([.$A$26]; MATCH(COM.MICROSOFT.CONCAT([.$A10]; [.L$1]); [.$A$26:.$A$509]; 0)-1; [.$AA$1])" office:value-type="string" office:string-value="NA" calcext:value-type="string">
            <text:p>NA</text:p>
          </table:table-cell>
          <table:table-cell table:style-name="ce4" table:formula="of:=OFFSET([.$A$26]; MATCH(COM.MICROSOFT.CONCAT([.$A10]; [.M$1]); [.$A$26:.$A$509]; 0)-1; [.$AA$1])" office:value-type="string" office:string-value="NA" calcext:value-type="string">
            <text:p>NA</text:p>
          </table:table-cell>
          <table:table-cell table:style-name="ce3" table:formula="of:=OFFSET([.$A$26]; MATCH(COM.MICROSOFT.CONCAT([.$A10]; [.N$1]); [.$A$26:.$A$509]; 0)-1; [.$AA$1])" office:value-type="string" office:string-value="NA" calcext:value-type="string">
            <text:p>NA</text:p>
          </table:table-cell>
          <table:table-cell table:style-name="ce11" table:formula="of:=OFFSET([.$A$26]; MATCH(COM.MICROSOFT.CONCAT([.$A10]; [.O$1]); [.$A$26:.$A$509]; 0)-1; [.$AA$1])" office:value-type="float" office:value="0" calcext:value-type="float">
            <text:p>0</text:p>
          </table:table-cell>
          <table:table-cell table:style-name="ce11" table:formula="of:=OFFSET([.$A$26]; MATCH(COM.MICROSOFT.CONCAT([.$A10]; [.P$1]); [.$A$26:.$A$509]; 0)-1; [.$AA$1])" office:value-type="float" office:value="0" calcext:value-type="float">
            <text:p>0</text:p>
          </table:table-cell>
          <table:table-cell table:style-name="ce11" table:formula="of:=OFFSET([.$A$26]; MATCH(COM.MICROSOFT.CONCAT([.$A10]; [.Q$1]); [.$A$26:.$A$509]; 0)-1; [.$AA$1])" office:value-type="string" office:string-value="NA" calcext:value-type="string">
            <text:p>NA</text:p>
          </table:table-cell>
          <table:table-cell table:style-name="ce11" table:formula="of:=OFFSET([.$A$26]; MATCH(COM.MICROSOFT.CONCAT([.$A10]; [.R$1]); [.$A$26:.$A$509]; 0)-1; [.$AA$1])" office:value-type="float" office:value="3" calcext:value-type="float">
            <text:p>3</text:p>
          </table:table-cell>
          <table:table-cell table:style-name="ce4" table:formula="of:=OFFSET([.$A$26]; MATCH(COM.MICROSOFT.CONCAT([.$A10]; [.S$1]); [.$A$26:.$A$509]; 0)-1; [.$AA$1])" office:value-type="string" office:string-value="NA" calcext:value-type="string">
            <text:p>NA</text:p>
          </table:table-cell>
          <table:table-cell table:style-name="ce11" table:formula="of:=OFFSET([.$A$26]; MATCH(COM.MICROSOFT.CONCAT([.$A10]; [.T$1]); [.$A$26:.$A$509]; 0)-1; [.$AA$1])" office:value-type="float" office:value="1" calcext:value-type="float">
            <text:p>1</text:p>
          </table:table-cell>
          <table:table-cell table:style-name="ce11" table:formula="of:=OFFSET([.$A$26]; MATCH(COM.MICROSOFT.CONCAT([.$A10]; [.U$1]); [.$A$26:.$A$509]; 0)-1; [.$AA$1])" office:value-type="float" office:value="1" calcext:value-type="float">
            <text:p>1</text:p>
          </table:table-cell>
          <table:table-cell table:style-name="ce11" table:formula="of:=OFFSET([.$A$26]; MATCH(COM.MICROSOFT.CONCAT([.$A10]; [.V$1]); [.$A$26:.$A$509]; 0)-1; [.$AA$1])" office:value-type="float" office:value="1" calcext:value-type="float">
            <text:p>1</text:p>
          </table:table-cell>
          <table:table-cell table:style-name="ce11" table:formula="of:=OFFSET([.$A$26]; MATCH(COM.MICROSOFT.CONCAT([.$A10]; [.W$1]); [.$A$26:.$A$509]; 0)-1; [.$AA$1])" office:value-type="float" office:value="1" calcext:value-type="float">
            <text:p>1</text:p>
          </table:table-cell>
          <table:table-cell table:number-columns-repeated="2"/>
          <table:table-cell table:style-name="ce23" office:value-type="string" calcext:value-type="string">
            <text:p>Bank 35</text:p>
          </table:table-cell>
          <table:table-cell table:style-name="ce23"/>
          <table:table-cell table:number-columns-repeated="16357"/>
        </table:table-row>
        <table:table-row table:style-name="ro1">
          <table:table-cell table:style-name="ce1" office:value-type="string" calcext:value-type="string">
            <text:p>K</text:p>
          </table:table-cell>
          <table:table-cell table:style-name="ce2" table:formula="of:=OFFSET([.$A$26]; MATCH(COM.MICROSOFT.CONCAT([.$A11]; [.B$1]); [.$A$26:.$A$509]; 0)-1; [.$AA$1])" office:value-type="float" office:value="1" calcext:value-type="float">
            <text:p>1</text:p>
          </table:table-cell>
          <table:table-cell table:style-name="ce2" table:formula="of:=OFFSET([.$A$26]; MATCH(COM.MICROSOFT.CONCAT([.$A11]; [.C$1]); [.$A$26:.$A$509]; 0)-1; [.$AA$1])" office:value-type="float" office:value="1" calcext:value-type="float">
            <text:p>1</text:p>
          </table:table-cell>
          <table:table-cell table:style-name="ce2" table:formula="of:=OFFSET([.$A$26]; MATCH(COM.MICROSOFT.CONCAT([.$A11]; [.D$1]); [.$A$26:.$A$509]; 0)-1; [.$AA$1])" office:value-type="float" office:value="2" calcext:value-type="float">
            <text:p>2</text:p>
          </table:table-cell>
          <table:table-cell table:style-name="ce2" table:formula="of:=OFFSET([.$A$26]; MATCH(COM.MICROSOFT.CONCAT([.$A11]; [.E$1]); [.$A$26:.$A$509]; 0)-1; [.$AA$1])" office:value-type="float" office:value="2" calcext:value-type="float">
            <text:p>2</text:p>
          </table:table-cell>
          <table:table-cell table:style-name="ce4" table:formula="of:=OFFSET([.$A$26]; MATCH(COM.MICROSOFT.CONCAT([.$A11]; [.F$1]); [.$A$26:.$A$509]; 0)-1; [.$AA$1])" office:value-type="string" office:string-value="NA" calcext:value-type="string">
            <text:p>NA</text:p>
          </table:table-cell>
          <table:table-cell table:style-name="ce2" table:formula="of:=OFFSET([.$A$26]; MATCH(COM.MICROSOFT.CONCAT([.$A11]; [.G$1]); [.$A$26:.$A$509]; 0)-1; [.$AA$1])" office:value-type="float" office:value="2" calcext:value-type="float">
            <text:p>2</text:p>
          </table:table-cell>
          <table:table-cell table:style-name="ce4" table:formula="of:=OFFSET([.$A$26]; MATCH(COM.MICROSOFT.CONCAT([.$A11]; [.H$1]); [.$A$26:.$A$509]; 0)-1; [.$AA$1])" office:value-type="string" office:string-value="NA" calcext:value-type="string">
            <text:p>NA</text:p>
          </table:table-cell>
          <table:table-cell table:style-name="ce3" table:formula="of:=OFFSET([.$A$26]; MATCH(COM.MICROSOFT.CONCAT([.$A11]; [.I$1]); [.$A$26:.$A$509]; 0)-1; [.$AA$1])" office:value-type="string" office:string-value="NA" calcext:value-type="string">
            <text:p>NA</text:p>
          </table:table-cell>
          <table:table-cell table:style-name="ce7" table:formula="of:=OFFSET([.$A$26]; MATCH(COM.MICROSOFT.CONCAT([.$A11]; [.J$1]); [.$A$26:.$A$509]; 0)-1; [.$AA$1])" office:value-type="string" office:string-value="NA" calcext:value-type="string">
            <text:p>NA</text:p>
          </table:table-cell>
          <table:table-cell table:style-name="ce3" table:formula="of:=OFFSET([.$A$26]; MATCH(COM.MICROSOFT.CONCAT([.$A11]; [.K$1]); [.$A$26:.$A$509]; 0)-1; [.$AA$1])" office:value-type="string" office:string-value="NA" calcext:value-type="string">
            <text:p>NA</text:p>
          </table:table-cell>
          <table:table-cell table:style-name="ce4" table:formula="of:=OFFSET([.$A$26]; MATCH(COM.MICROSOFT.CONCAT([.$A11]; [.L$1]); [.$A$26:.$A$509]; 0)-1; [.$AA$1])" office:value-type="string" office:string-value="NA" calcext:value-type="string">
            <text:p>NA</text:p>
          </table:table-cell>
          <table:table-cell table:style-name="ce3" table:formula="of:=OFFSET([.$A$26]; MATCH(COM.MICROSOFT.CONCAT([.$A11]; [.M$1]); [.$A$26:.$A$509]; 0)-1; [.$AA$1])" office:value-type="string" office:string-value="NA" calcext:value-type="string">
            <text:p>NA</text:p>
          </table:table-cell>
          <table:table-cell table:style-name="ce11" table:formula="of:=OFFSET([.$A$26]; MATCH(COM.MICROSOFT.CONCAT([.$A11]; [.N$1]); [.$A$26:.$A$509]; 0)-1; [.$AA$1])" office:value-type="float" office:value="3" calcext:value-type="float">
            <text:p>3</text:p>
          </table:table-cell>
          <table:table-cell table:style-name="ce11" table:formula="of:=OFFSET([.$A$26]; MATCH(COM.MICROSOFT.CONCAT([.$A11]; [.O$1]); [.$A$26:.$A$509]; 0)-1; [.$AA$1])" office:value-type="float" office:value="3" calcext:value-type="float">
            <text:p>3</text:p>
          </table:table-cell>
          <table:table-cell table:style-name="ce4" table:formula="of:=OFFSET([.$A$26]; MATCH(COM.MICROSOFT.CONCAT([.$A11]; [.P$1]); [.$A$26:.$A$509]; 0)-1; [.$AA$1])" office:value-type="string" office:string-value="NA" calcext:value-type="string">
            <text:p>NA</text:p>
          </table:table-cell>
          <table:table-cell table:style-name="ce11" table:formula="of:=OFFSET([.$A$26]; MATCH(COM.MICROSOFT.CONCAT([.$A11]; [.Q$1]); [.$A$26:.$A$509]; 0)-1; [.$AA$1])" office:value-type="float" office:value="3" calcext:value-type="float">
            <text:p>3</text:p>
          </table:table-cell>
          <table:table-cell table:style-name="ce11" table:formula="of:=OFFSET([.$A$26]; MATCH(COM.MICROSOFT.CONCAT([.$A11]; [.R$1]); [.$A$26:.$A$509]; 0)-1; [.$AA$1])" office:value-type="float" office:value="3" calcext:value-type="float">
            <text:p>3</text:p>
          </table:table-cell>
          <table:table-cell table:style-name="ce11" table:formula="of:=OFFSET([.$A$26]; MATCH(COM.MICROSOFT.CONCAT([.$A11]; [.S$1]); [.$A$26:.$A$509]; 0)-1; [.$AA$1])" office:value-type="float" office:value="2" calcext:value-type="float">
            <text:p>2</text:p>
          </table:table-cell>
          <table:table-cell table:style-name="ce11" table:formula="of:=OFFSET([.$A$26]; MATCH(COM.MICROSOFT.CONCAT([.$A11]; [.T$1]); [.$A$26:.$A$509]; 0)-1; [.$AA$1])" office:value-type="float" office:value="2" calcext:value-type="float">
            <text:p>2</text:p>
          </table:table-cell>
          <table:table-cell table:style-name="ce3" table:formula="of:=OFFSET([.$A$26]; MATCH(COM.MICROSOFT.CONCAT([.$A11]; [.U$1]); [.$A$26:.$A$509]; 0)-1; [.$AA$1])" office:value-type="string" office:string-value="NA" calcext:value-type="string">
            <text:p>NA</text:p>
          </table:table-cell>
          <table:table-cell table:style-name="ce11" table:formula="of:=OFFSET([.$A$26]; MATCH(COM.MICROSOFT.CONCAT([.$A11]; [.V$1]); [.$A$26:.$A$509]; 0)-1; [.$AA$1])" office:value-type="float" office:value="1" calcext:value-type="float">
            <text:p>1</text:p>
          </table:table-cell>
          <table:table-cell table:style-name="ce11" table:formula="of:=OFFSET([.$A$26]; MATCH(COM.MICROSOFT.CONCAT([.$A11]; [.W$1]); [.$A$26:.$A$509]; 0)-1; [.$AA$1])" office:value-type="float" office:value="1" calcext:value-type="float">
            <text:p>1</text:p>
          </table:table-cell>
          <table:table-cell table:number-columns-repeated="2"/>
          <table:table-cell table:style-name="ce24" office:value-type="string" calcext:value-type="string">
            <text:p>Bank 216</text:p>
          </table:table-cell>
          <table:table-cell table:style-name="ce26"/>
          <table:table-cell table:number-columns-repeated="16357"/>
        </table:table-row>
        <table:table-row table:style-name="ro1">
          <table:table-cell table:style-name="ce1" office:value-type="string" calcext:value-type="string">
            <text:p>L</text:p>
          </table:table-cell>
          <table:table-cell table:style-name="ce2" table:formula="of:=OFFSET([.$A$26]; MATCH(COM.MICROSOFT.CONCAT([.$A12]; [.B$1]); [.$A$26:.$A$509]; 0)-1; [.$AA$1])" office:value-type="float" office:value="2" calcext:value-type="float">
            <text:p>2</text:p>
          </table:table-cell>
          <table:table-cell table:style-name="ce4" table:formula="of:=OFFSET([.$A$26]; MATCH(COM.MICROSOFT.CONCAT([.$A12]; [.C$1]); [.$A$26:.$A$509]; 0)-1; [.$AA$1])" office:value-type="string" office:string-value="NA" calcext:value-type="string">
            <text:p>NA</text:p>
          </table:table-cell>
          <table:table-cell table:style-name="ce2" table:formula="of:=OFFSET([.$A$26]; MATCH(COM.MICROSOFT.CONCAT([.$A12]; [.D$1]); [.$A$26:.$A$509]; 0)-1; [.$AA$1])" office:value-type="float" office:value="2" calcext:value-type="float">
            <text:p>2</text:p>
          </table:table-cell>
          <table:table-cell table:style-name="ce2" table:formula="of:=OFFSET([.$A$26]; MATCH(COM.MICROSOFT.CONCAT([.$A12]; [.E$1]); [.$A$26:.$A$509]; 0)-1; [.$AA$1])" office:value-type="float" office:value="2" calcext:value-type="float">
            <text:p>2</text:p>
          </table:table-cell>
          <table:table-cell table:style-name="ce2" table:formula="of:=OFFSET([.$A$26]; MATCH(COM.MICROSOFT.CONCAT([.$A12]; [.F$1]); [.$A$26:.$A$509]; 0)-1; [.$AA$1])" office:value-type="float" office:value="2" calcext:value-type="float">
            <text:p>2</text:p>
          </table:table-cell>
          <table:table-cell table:style-name="ce2" table:formula="of:=OFFSET([.$A$26]; MATCH(COM.MICROSOFT.CONCAT([.$A12]; [.G$1]); [.$A$26:.$A$509]; 0)-1; [.$AA$1])" office:value-type="string" office:string-value="NA" calcext:value-type="string">
            <text:p>NA</text:p>
          </table:table-cell>
          <table:table-cell table:style-name="ce3" table:formula="of:=OFFSET([.$A$26]; MATCH(COM.MICROSOFT.CONCAT([.$A12]; [.H$1]); [.$A$26:.$A$509]; 0)-1; [.$AA$1])" office:value-type="string" office:string-value="NA" calcext:value-type="string">
            <text:p>NA</text:p>
          </table:table-cell>
          <table:table-cell table:style-name="ce4" table:formula="of:=OFFSET([.$A$26]; MATCH(COM.MICROSOFT.CONCAT([.$A12]; [.I$1]); [.$A$26:.$A$509]; 0)-1; [.$AA$1])" office:value-type="string" office:string-value="NA" calcext:value-type="string">
            <text:p>NA</text:p>
          </table:table-cell>
          <table:table-cell table:style-name="ce7" table:formula="of:=OFFSET([.$A$26]; MATCH(COM.MICROSOFT.CONCAT([.$A12]; [.J$1]); [.$A$26:.$A$509]; 0)-1; [.$AA$1])" office:value-type="string" office:string-value="NA" calcext:value-type="string">
            <text:p>NA</text:p>
          </table:table-cell>
          <table:table-cell table:style-name="ce7" table:formula="of:=OFFSET([.$A$26]; MATCH(COM.MICROSOFT.CONCAT([.$A12]; [.K$1]); [.$A$26:.$A$509]; 0)-1; [.$AA$1])" office:value-type="string" office:string-value="NA" calcext:value-type="string">
            <text:p>NA</text:p>
          </table:table-cell>
          <table:table-cell table:style-name="ce3" table:formula="of:=OFFSET([.$A$26]; MATCH(COM.MICROSOFT.CONCAT([.$A12]; [.L$1]); [.$A$26:.$A$509]; 0)-1; [.$AA$1])" office:value-type="string" office:string-value="NA" calcext:value-type="string">
            <text:p>NA</text:p>
          </table:table-cell>
          <table:table-cell table:style-name="ce8" table:formula="of:=OFFSET([.$A$26]; MATCH(COM.MICROSOFT.CONCAT([.$A12]; [.M$1]); [.$A$26:.$A$509]; 0)-1; [.$AA$1])" office:value-type="string" office:string-value="NA" calcext:value-type="string">
            <text:p>NA</text:p>
          </table:table-cell>
          <table:table-cell table:style-name="ce11" table:formula="of:=OFFSET([.$A$26]; MATCH(COM.MICROSOFT.CONCAT([.$A12]; [.N$1]); [.$A$26:.$A$509]; 0)-1; [.$AA$1])" office:value-type="float" office:value="3" calcext:value-type="float">
            <text:p>3</text:p>
          </table:table-cell>
          <table:table-cell table:style-name="ce11" table:formula="of:=OFFSET([.$A$26]; MATCH(COM.MICROSOFT.CONCAT([.$A12]; [.O$1]); [.$A$26:.$A$509]; 0)-1; [.$AA$1])" office:value-type="float" office:value="3" calcext:value-type="float">
            <text:p>3</text:p>
          </table:table-cell>
          <table:table-cell table:style-name="ce11" table:formula="of:=OFFSET([.$A$26]; MATCH(COM.MICROSOFT.CONCAT([.$A12]; [.P$1]); [.$A$26:.$A$509]; 0)-1; [.$AA$1])" office:value-type="float" office:value="3" calcext:value-type="float">
            <text:p>3</text:p>
          </table:table-cell>
          <table:table-cell table:style-name="ce11" table:formula="of:=OFFSET([.$A$26]; MATCH(COM.MICROSOFT.CONCAT([.$A12]; [.Q$1]); [.$A$26:.$A$509]; 0)-1; [.$AA$1])" office:value-type="float" office:value="3" calcext:value-type="float">
            <text:p>3</text:p>
          </table:table-cell>
          <table:table-cell table:style-name="ce3" table:formula="of:=OFFSET([.$A$26]; MATCH(COM.MICROSOFT.CONCAT([.$A12]; [.R$1]); [.$A$26:.$A$509]; 0)-1; [.$AA$1])" office:value-type="string" office:string-value="NA" calcext:value-type="string">
            <text:p>NA</text:p>
          </table:table-cell>
          <table:table-cell table:style-name="ce11" table:formula="of:=OFFSET([.$A$26]; MATCH(COM.MICROSOFT.CONCAT([.$A12]; [.S$1]); [.$A$26:.$A$509]; 0)-1; [.$AA$1])" office:value-type="float" office:value="2" calcext:value-type="float">
            <text:p>2</text:p>
          </table:table-cell>
          <table:table-cell table:style-name="ce11" table:formula="of:=OFFSET([.$A$26]; MATCH(COM.MICROSOFT.CONCAT([.$A12]; [.T$1]); [.$A$26:.$A$509]; 0)-1; [.$AA$1])" office:value-type="float" office:value="2" calcext:value-type="float">
            <text:p>2</text:p>
          </table:table-cell>
          <table:table-cell table:style-name="ce11" table:formula="of:=OFFSET([.$A$26]; MATCH(COM.MICROSOFT.CONCAT([.$A12]; [.U$1]); [.$A$26:.$A$509]; 0)-1; [.$AA$1])" office:value-type="float" office:value="2" calcext:value-type="float">
            <text:p>2</text:p>
          </table:table-cell>
          <table:table-cell table:style-name="ce11" table:formula="of:=OFFSET([.$A$26]; MATCH(COM.MICROSOFT.CONCAT([.$A12]; [.V$1]); [.$A$26:.$A$509]; 0)-1; [.$AA$1])" office:value-type="float" office:value="1" calcext:value-type="float">
            <text:p>1</text:p>
          </table:table-cell>
          <table:table-cell table:style-name="ce4" table:formula="of:=OFFSET([.$A$26]; MATCH(COM.MICROSOFT.CONCAT([.$A12]; [.W$1]); [.$A$26:.$A$509]; 0)-1; [.$AA$1])" office:value-type="string" office:string-value="NA" calcext:value-type="string">
            <text:p>NA</text:p>
          </table:table-cell>
          <table:table-cell table:number-columns-repeated="2"/>
          <table:table-cell table:style-name="ce25" office:value-type="string" calcext:value-type="string">
            <text:p>Config</text:p>
          </table:table-cell>
          <table:table-cell table:style-name="ce27"/>
          <table:table-cell table:number-columns-repeated="16357"/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2" table:formula="of:=OFFSET([.$A$26]; MATCH(COM.MICROSOFT.CONCAT([.$A13]; [.B$1]); [.$A$26:.$A$509]; 0)-1; [.$AA$1])" office:value-type="float" office:value="2" calcext:value-type="float">
            <text:p>2</text:p>
          </table:table-cell>
          <table:table-cell table:style-name="ce2" table:formula="of:=OFFSET([.$A$26]; MATCH(COM.MICROSOFT.CONCAT([.$A13]; [.C$1]); [.$A$26:.$A$509]; 0)-1; [.$AA$1])" office:value-type="float" office:value="2" calcext:value-type="float">
            <text:p>2</text:p>
          </table:table-cell>
          <table:table-cell table:style-name="ce2" table:formula="of:=OFFSET([.$A$26]; MATCH(COM.MICROSOFT.CONCAT([.$A13]; [.D$1]); [.$A$26:.$A$509]; 0)-1; [.$AA$1])" office:value-type="float" office:value="2" calcext:value-type="float">
            <text:p>2</text:p>
          </table:table-cell>
          <table:table-cell table:style-name="ce3" table:formula="of:=OFFSET([.$A$26]; MATCH(COM.MICROSOFT.CONCAT([.$A13]; [.E$1]); [.$A$26:.$A$509]; 0)-1; [.$AA$1])" office:value-type="string" office:string-value="NA" calcext:value-type="string">
            <text:p>NA</text:p>
          </table:table-cell>
          <table:table-cell table:style-name="ce2" table:formula="of:=OFFSET([.$A$26]; MATCH(COM.MICROSOFT.CONCAT([.$A13]; [.F$1]); [.$A$26:.$A$509]; 0)-1; [.$AA$1])" office:value-type="float" office:value="3" calcext:value-type="float">
            <text:p>3</text:p>
          </table:table-cell>
          <table:table-cell table:style-name="ce2" table:formula="of:=OFFSET([.$A$26]; MATCH(COM.MICROSOFT.CONCAT([.$A13]; [.G$1]); [.$A$26:.$A$509]; 0)-1; [.$AA$1])" office:value-type="float" office:value="3" calcext:value-type="float">
            <text:p>3</text:p>
          </table:table-cell>
          <table:table-cell table:style-name="ce4" table:formula="of:=OFFSET([.$A$26]; MATCH(COM.MICROSOFT.CONCAT([.$A13]; [.H$1]); [.$A$26:.$A$509]; 0)-1; [.$AA$1])" office:value-type="string" office:string-value="NA" calcext:value-type="string">
            <text:p>NA</text:p>
          </table:table-cell>
          <table:table-cell table:style-name="ce3" table:formula="of:=OFFSET([.$A$26]; MATCH(COM.MICROSOFT.CONCAT([.$A13]; [.I$1]); [.$A$26:.$A$509]; 0)-1; [.$AA$1])" office:value-type="string" office:string-value="NA" calcext:value-type="string">
            <text:p>NA</text:p>
          </table:table-cell>
          <table:table-cell table:style-name="ce7" table:formula="of:=OFFSET([.$A$26]; MATCH(COM.MICROSOFT.CONCAT([.$A13]; [.J$1]); [.$A$26:.$A$509]; 0)-1; [.$AA$1])" office:value-type="string" office:string-value="NA" calcext:value-type="string">
            <text:p>NA</text:p>
          </table:table-cell>
          <table:table-cell table:style-name="ce7" table:formula="of:=OFFSET([.$A$26]; MATCH(COM.MICROSOFT.CONCAT([.$A13]; [.K$1]); [.$A$26:.$A$509]; 0)-1; [.$AA$1])" office:value-type="string" office:string-value="NA" calcext:value-type="string">
            <text:p>NA</text:p>
          </table:table-cell>
          <table:table-cell table:style-name="ce4" table:formula="of:=OFFSET([.$A$26]; MATCH(COM.MICROSOFT.CONCAT([.$A13]; [.L$1]); [.$A$26:.$A$509]; 0)-1; [.$AA$1])" office:value-type="string" office:string-value="NA" calcext:value-type="string">
            <text:p>NA</text:p>
          </table:table-cell>
          <table:table-cell table:style-name="ce3" table:formula="of:=OFFSET([.$A$26]; MATCH(COM.MICROSOFT.CONCAT([.$A13]; [.M$1]); [.$A$26:.$A$509]; 0)-1; [.$AA$1])" office:value-type="string" office:string-value="NA" calcext:value-type="string">
            <text:p>NA</text:p>
          </table:table-cell>
          <table:table-cell table:style-name="ce11" table:formula="of:=OFFSET([.$A$26]; MATCH(COM.MICROSOFT.CONCAT([.$A13]; [.N$1]); [.$A$26:.$A$509]; 0)-1; [.$AA$1])" office:value-type="float" office:value="3" calcext:value-type="float">
            <text:p>3</text:p>
          </table:table-cell>
          <table:table-cell table:style-name="ce3" table:formula="of:=OFFSET([.$A$26]; MATCH(COM.MICROSOFT.CONCAT([.$A13]; [.O$1]); [.$A$26:.$A$509]; 0)-1; [.$AA$1])" office:value-type="string" office:string-value="NA" calcext:value-type="string">
            <text:p>NA</text:p>
          </table:table-cell>
          <table:table-cell table:style-name="ce11" table:formula="of:=OFFSET([.$A$26]; MATCH(COM.MICROSOFT.CONCAT([.$A13]; [.P$1]); [.$A$26:.$A$509]; 0)-1; [.$AA$1])" office:value-type="float" office:value="3" calcext:value-type="float">
            <text:p>3</text:p>
          </table:table-cell>
          <table:table-cell table:style-name="ce11" table:formula="of:=OFFSET([.$A$26]; MATCH(COM.MICROSOFT.CONCAT([.$A13]; [.Q$1]); [.$A$26:.$A$509]; 0)-1; [.$AA$1])" office:value-type="float" office:value="3" calcext:value-type="float">
            <text:p>3</text:p>
          </table:table-cell>
          <table:table-cell table:style-name="ce11" table:formula="of:=OFFSET([.$A$26]; MATCH(COM.MICROSOFT.CONCAT([.$A13]; [.R$1]); [.$A$26:.$A$509]; 0)-1; [.$AA$1])" office:value-type="string" office:string-value="NA" calcext:value-type="string">
            <text:p>NA</text:p>
          </table:table-cell>
          <table:table-cell table:style-name="ce11" table:formula="of:=OFFSET([.$A$26]; MATCH(COM.MICROSOFT.CONCAT([.$A13]; [.S$1]); [.$A$26:.$A$509]; 0)-1; [.$AA$1])" office:value-type="float" office:value="2" calcext:value-type="float">
            <text:p>2</text:p>
          </table:table-cell>
          <table:table-cell table:style-name="ce4" table:formula="of:=OFFSET([.$A$26]; MATCH(COM.MICROSOFT.CONCAT([.$A13]; [.T$1]); [.$A$26:.$A$509]; 0)-1; [.$AA$1])" office:value-type="string" office:string-value="NA" calcext:value-type="string">
            <text:p>NA</text:p>
          </table:table-cell>
          <table:table-cell table:style-name="ce11" table:formula="of:=OFFSET([.$A$26]; MATCH(COM.MICROSOFT.CONCAT([.$A13]; [.U$1]); [.$A$26:.$A$509]; 0)-1; [.$AA$1])" office:value-type="float" office:value="2" calcext:value-type="float">
            <text:p>2</text:p>
          </table:table-cell>
          <table:table-cell table:style-name="ce11" table:formula="of:=OFFSET([.$A$26]; MATCH(COM.MICROSOFT.CONCAT([.$A13]; [.V$1]); [.$A$26:.$A$509]; 0)-1; [.$AA$1])" office:value-type="float" office:value="1" calcext:value-type="float">
            <text:p>1</text:p>
          </table:table-cell>
          <table:table-cell table:style-name="ce11" table:formula="of:=OFFSET([.$A$26]; MATCH(COM.MICROSOFT.CONCAT([.$A13]; [.W$1]); [.$A$26:.$A$509]; 0)-1; [.$AA$1])" office:value-type="float" office:value="2" calcext:value-type="float">
            <text:p>2</text:p>
          </table:table-cell>
          <table:table-cell table:number-columns-repeated="16361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3" table:formula="of:=OFFSET([.$A$26]; MATCH(COM.MICROSOFT.CONCAT([.$A14]; [.B$1]); [.$A$26:.$A$509]; 0)-1; [.$AA$1])" office:value-type="string" office:string-value="NA" calcext:value-type="string">
            <text:p>NA</text:p>
          </table:table-cell>
          <table:table-cell table:style-name="ce2" table:formula="of:=OFFSET([.$A$26]; MATCH(COM.MICROSOFT.CONCAT([.$A14]; [.C$1]); [.$A$26:.$A$509]; 0)-1; [.$AA$1])" office:value-type="float" office:value="3" calcext:value-type="float">
            <text:p>3</text:p>
          </table:table-cell>
          <table:table-cell table:style-name="ce2" table:formula="of:=OFFSET([.$A$26]; MATCH(COM.MICROSOFT.CONCAT([.$A14]; [.D$1]); [.$A$26:.$A$509]; 0)-1; [.$AA$1])" office:value-type="float" office:value="3" calcext:value-type="float">
            <text:p>3</text:p>
          </table:table-cell>
          <table:table-cell table:style-name="ce2" table:formula="of:=OFFSET([.$A$26]; MATCH(COM.MICROSOFT.CONCAT([.$A14]; [.E$1]); [.$A$26:.$A$509]; 0)-1; [.$AA$1])" office:value-type="float" office:value="3" calcext:value-type="float">
            <text:p>3</text:p>
          </table:table-cell>
          <table:table-cell table:style-name="ce2" table:formula="of:=OFFSET([.$A$26]; MATCH(COM.MICROSOFT.CONCAT([.$A14]; [.F$1]); [.$A$26:.$A$509]; 0)-1; [.$AA$1])" office:value-type="float" office:value="3" calcext:value-type="float">
            <text:p>3</text:p>
          </table:table-cell>
          <table:table-cell table:style-name="ce4" table:formula="of:=OFFSET([.$A$26]; MATCH(COM.MICROSOFT.CONCAT([.$A14]; [.G$1]); [.$A$26:.$A$509]; 0)-1; [.$AA$1])" office:value-type="string" office:string-value="NA" calcext:value-type="string">
            <text:p>NA</text:p>
          </table:table-cell>
          <table:table-cell table:style-name="ce3" table:formula="of:=OFFSET([.$A$26]; MATCH(COM.MICROSOFT.CONCAT([.$A14]; [.H$1]); [.$A$26:.$A$509]; 0)-1; [.$AA$1])" office:value-type="string" office:string-value="NA" calcext:value-type="string">
            <text:p>NA</text:p>
          </table:table-cell>
          <table:table-cell table:style-name="ce4" table:formula="of:=OFFSET([.$A$26]; MATCH(COM.MICROSOFT.CONCAT([.$A14]; [.I$1]); [.$A$26:.$A$509]; 0)-1; [.$AA$1])" office:value-type="string" office:string-value="NA" calcext:value-type="string">
            <text:p>NA</text:p>
          </table:table-cell>
          <table:table-cell table:style-name="ce7" table:formula="of:=OFFSET([.$A$26]; MATCH(COM.MICROSOFT.CONCAT([.$A14]; [.J$1]); [.$A$26:.$A$509]; 0)-1; [.$AA$1])" office:value-type="string" office:string-value="NA" calcext:value-type="string">
            <text:p>NA</text:p>
          </table:table-cell>
          <table:table-cell table:style-name="ce7" table:formula="of:=OFFSET([.$A$26]; MATCH(COM.MICROSOFT.CONCAT([.$A14]; [.K$1]); [.$A$26:.$A$509]; 0)-1; [.$AA$1])" office:value-type="string" office:string-value="NA" calcext:value-type="string">
            <text:p>NA</text:p>
          </table:table-cell>
          <table:table-cell table:style-name="ce3" table:formula="of:=OFFSET([.$A$26]; MATCH(COM.MICROSOFT.CONCAT([.$A14]; [.L$1]); [.$A$26:.$A$509]; 0)-1; [.$AA$1])" office:value-type="string" office:string-value="NA" calcext:value-type="string">
            <text:p>NA</text:p>
          </table:table-cell>
          <table:table-cell table:style-name="ce8" table:formula="of:=OFFSET([.$A$26]; MATCH(COM.MICROSOFT.CONCAT([.$A14]; [.M$1]); [.$A$26:.$A$509]; 0)-1; [.$AA$1])" office:value-type="string" office:string-value="NA" calcext:value-type="string">
            <text:p>NA</text:p>
          </table:table-cell>
          <table:table-cell table:style-name="ce12" table:formula="of:=OFFSET([.$A$26]; MATCH(COM.MICROSOFT.CONCAT([.$A14]; [.N$1]); [.$A$26:.$A$509]; 0)-1; [.$AA$1])" office:value-type="float" office:value="3" calcext:value-type="float">
            <text:p>3</text:p>
          </table:table-cell>
          <table:table-cell table:style-name="ce12" table:formula="of:=OFFSET([.$A$26]; MATCH(COM.MICROSOFT.CONCAT([.$A14]; [.O$1]); [.$A$26:.$A$509]; 0)-1; [.$AA$1])" office:value-type="float" office:value="3" calcext:value-type="float">
            <text:p>3</text:p>
          </table:table-cell>
          <table:table-cell table:style-name="ce12" table:formula="of:=OFFSET([.$A$26]; MATCH(COM.MICROSOFT.CONCAT([.$A14]; [.P$1]); [.$A$26:.$A$509]; 0)-1; [.$AA$1])" office:value-type="string" office:string-value="NA" calcext:value-type="string">
            <text:p>NA</text:p>
          </table:table-cell>
          <table:table-cell table:style-name="ce4" table:formula="of:=OFFSET([.$A$26]; MATCH(COM.MICROSOFT.CONCAT([.$A14]; [.Q$1]); [.$A$26:.$A$509]; 0)-1; [.$AA$1])" office:value-type="string" office:string-value="NA" calcext:value-type="string">
            <text:p>NA</text:p>
          </table:table-cell>
          <table:table-cell table:style-name="ce12" table:formula="of:=OFFSET([.$A$26]; MATCH(COM.MICROSOFT.CONCAT([.$A14]; [.R$1]); [.$A$26:.$A$509]; 0)-1; [.$AA$1])" office:value-type="float" office:value="3" calcext:value-type="float">
            <text:p>3</text:p>
          </table:table-cell>
          <table:table-cell table:style-name="ce11" table:formula="of:=OFFSET([.$A$26]; MATCH(COM.MICROSOFT.CONCAT([.$A14]; [.S$1]); [.$A$26:.$A$509]; 0)-1; [.$AA$1])" office:value-type="float" office:value="2" calcext:value-type="float">
            <text:p>2</text:p>
          </table:table-cell>
          <table:table-cell table:style-name="ce11" table:formula="of:=OFFSET([.$A$26]; MATCH(COM.MICROSOFT.CONCAT([.$A14]; [.T$1]); [.$A$26:.$A$509]; 0)-1; [.$AA$1])" office:value-type="float" office:value="2" calcext:value-type="float">
            <text:p>2</text:p>
          </table:table-cell>
          <table:table-cell table:style-name="ce11" table:formula="of:=OFFSET([.$A$26]; MATCH(COM.MICROSOFT.CONCAT([.$A14]; [.U$1]); [.$A$26:.$A$509]; 0)-1; [.$AA$1])" office:value-type="float" office:value="2" calcext:value-type="float">
            <text:p>2</text:p>
          </table:table-cell>
          <table:table-cell table:style-name="ce3" table:formula="of:=OFFSET([.$A$26]; MATCH(COM.MICROSOFT.CONCAT([.$A14]; [.V$1]); [.$A$26:.$A$509]; 0)-1; [.$AA$1])" office:value-type="string" office:string-value="NA" calcext:value-type="string">
            <text:p>NA</text:p>
          </table:table-cell>
          <table:table-cell table:style-name="ce11" table:formula="of:=OFFSET([.$A$26]; MATCH(COM.MICROSOFT.CONCAT([.$A14]; [.W$1]); [.$A$26:.$A$509]; 0)-1; [.$AA$1])" office:value-type="float" office:value="2" calcext:value-type="float">
            <text:p>2</text:p>
          </table:table-cell>
          <table:table-cell table:number-columns-repeated="16361"/>
        </table:table-row>
        <table:table-row table:style-name="ro1">
          <table:table-cell table:style-name="ce1" office:value-type="string" calcext:value-type="string">
            <text:p>P</text:p>
          </table:table-cell>
          <table:table-cell table:style-name="ce2" table:formula="of:=OFFSET([.$A$26]; MATCH(COM.MICROSOFT.CONCAT([.$A15]; [.B$1]); [.$A$26:.$A$509]; 0)-1; [.$AA$1])" office:value-type="float" office:value="3" calcext:value-type="float">
            <text:p>3</text:p>
          </table:table-cell>
          <table:table-cell table:style-name="ce2" table:formula="of:=OFFSET([.$A$26]; MATCH(COM.MICROSOFT.CONCAT([.$A15]; [.C$1]); [.$A$26:.$A$509]; 0)-1; [.$AA$1])" office:value-type="float" office:value="3" calcext:value-type="float">
            <text:p>3</text:p>
          </table:table-cell>
          <table:table-cell table:style-name="ce4" table:formula="of:=OFFSET([.$A$26]; MATCH(COM.MICROSOFT.CONCAT([.$A15]; [.D$1]); [.$A$26:.$A$509]; 0)-1; [.$AA$1])" office:value-type="string" office:string-value="NA" calcext:value-type="string">
            <text:p>NA</text:p>
          </table:table-cell>
          <table:table-cell table:style-name="ce2" table:formula="of:=OFFSET([.$A$26]; MATCH(COM.MICROSOFT.CONCAT([.$A15]; [.E$1]); [.$A$26:.$A$509]; 0)-1; [.$AA$1])" office:value-type="float" office:value="3" calcext:value-type="float">
            <text:p>3</text:p>
          </table:table-cell>
          <table:table-cell table:style-name="ce2" table:formula="of:=OFFSET([.$A$26]; MATCH(COM.MICROSOFT.CONCAT([.$A15]; [.F$1]); [.$A$26:.$A$509]; 0)-1; [.$AA$1])" office:value-type="float" office:value="3" calcext:value-type="float">
            <text:p>3</text:p>
          </table:table-cell>
          <table:table-cell table:style-name="ce2" table:formula="of:=OFFSET([.$A$26]; MATCH(COM.MICROSOFT.CONCAT([.$A15]; [.G$1]); [.$A$26:.$A$509]; 0)-1; [.$AA$1])" office:value-type="float" office:value="3" calcext:value-type="float">
            <text:p>3</text:p>
          </table:table-cell>
          <table:table-cell table:style-name="ce4" table:formula="of:=OFFSET([.$A$26]; MATCH(COM.MICROSOFT.CONCAT([.$A15]; [.H$1]); [.$A$26:.$A$509]; 0)-1; [.$AA$1])" office:value-type="string" office:string-value="NA" calcext:value-type="string">
            <text:p>NA</text:p>
          </table:table-cell>
          <table:table-cell table:style-name="ce3" table:formula="of:=OFFSET([.$A$26]; MATCH(COM.MICROSOFT.CONCAT([.$A15]; [.I$1]); [.$A$26:.$A$509]; 0)-1; [.$AA$1])" office:value-type="string" office:string-value="NA" calcext:value-type="string">
            <text:p>NA</text:p>
          </table:table-cell>
          <table:table-cell table:style-name="ce4" table:formula="of:=OFFSET([.$A$26]; MATCH(COM.MICROSOFT.CONCAT([.$A15]; [.J$1]); [.$A$26:.$A$509]; 0)-1; [.$AA$1])" office:value-type="string" office:string-value="NA" calcext:value-type="string">
            <text:p>NA</text:p>
          </table:table-cell>
          <table:table-cell table:style-name="ce3" table:formula="of:=OFFSET([.$A$26]; MATCH(COM.MICROSOFT.CONCAT([.$A15]; [.K$1]); [.$A$26:.$A$509]; 0)-1; [.$AA$1])" office:value-type="string" office:string-value="NA" calcext:value-type="string">
            <text:p>NA</text:p>
          </table:table-cell>
          <table:table-cell table:style-name="ce4" table:formula="of:=OFFSET([.$A$26]; MATCH(COM.MICROSOFT.CONCAT([.$A15]; [.L$1]); [.$A$26:.$A$509]; 0)-1; [.$AA$1])" office:value-type="string" office:string-value="NA" calcext:value-type="string">
            <text:p>NA</text:p>
          </table:table-cell>
          <table:table-cell table:style-name="ce3" table:formula="of:=OFFSET([.$A$26]; MATCH(COM.MICROSOFT.CONCAT([.$A15]; [.M$1]); [.$A$26:.$A$509]; 0)-1; [.$AA$1])" office:value-type="string" office:string-value="NA" calcext:value-type="string">
            <text:p>NA</text:p>
          </table:table-cell>
          <table:table-cell table:style-name="ce4" table:formula="of:=OFFSET([.$A$26]; MATCH(COM.MICROSOFT.CONCAT([.$A15]; [.N$1]); [.$A$26:.$A$509]; 0)-1; [.$AA$1])" office:value-type="string" office:string-value="NA" calcext:value-type="string">
            <text:p>NA</text:p>
          </table:table-cell>
          <table:table-cell table:style-name="ce12" table:formula="of:=OFFSET([.$A$26]; MATCH(COM.MICROSOFT.CONCAT([.$A15]; [.O$1]); [.$A$26:.$A$509]; 0)-1; [.$AA$1])" office:value-type="float" office:value="3" calcext:value-type="float">
            <text:p>3</text:p>
          </table:table-cell>
          <table:table-cell table:style-name="ce12" table:formula="of:=OFFSET([.$A$26]; MATCH(COM.MICROSOFT.CONCAT([.$A15]; [.P$1]); [.$A$26:.$A$509]; 0)-1; [.$AA$1])" office:value-type="float" office:value="3" calcext:value-type="float">
            <text:p>3</text:p>
          </table:table-cell>
          <table:table-cell table:style-name="ce12" table:formula="of:=OFFSET([.$A$26]; MATCH(COM.MICROSOFT.CONCAT([.$A15]; [.Q$1]); [.$A$26:.$A$509]; 0)-1; [.$AA$1])" office:value-type="float" office:value="3" calcext:value-type="float">
            <text:p>3</text:p>
          </table:table-cell>
          <table:table-cell table:style-name="ce12" table:formula="of:=OFFSET([.$A$26]; MATCH(COM.MICROSOFT.CONCAT([.$A15]; [.R$1]); [.$A$26:.$A$509]; 0)-1; [.$AA$1])" office:value-type="float" office:value="3" calcext:value-type="float">
            <text:p>3</text:p>
          </table:table-cell>
          <table:table-cell table:style-name="ce3" table:formula="of:=OFFSET([.$A$26]; MATCH(COM.MICROSOFT.CONCAT([.$A15]; [.S$1]); [.$A$26:.$A$509]; 0)-1; [.$AA$1])" office:value-type="string" office:string-value="NA" calcext:value-type="string">
            <text:p>NA</text:p>
          </table:table-cell>
          <table:table-cell table:style-name="ce12" table:formula="of:=OFFSET([.$A$26]; MATCH(COM.MICROSOFT.CONCAT([.$A15]; [.T$1]); [.$A$26:.$A$509]; 0)-1; [.$AA$1])" office:value-type="float" office:value="0" calcext:value-type="float">
            <text:p>0</text:p>
          </table:table-cell>
          <table:table-cell table:style-name="ce12" table:formula="of:=OFFSET([.$A$26]; MATCH(COM.MICROSOFT.CONCAT([.$A15]; [.U$1]); [.$A$26:.$A$509]; 0)-1; [.$AA$1])" office:value-type="string" office:string-value="NA" calcext:value-type="string">
            <text:p>NA</text:p>
          </table:table-cell>
          <table:table-cell table:style-name="ce8" table:formula="of:=OFFSET([.$A$26]; MATCH(COM.MICROSOFT.CONCAT([.$A15]; [.V$1]); [.$A$26:.$A$509]; 0)-1; [.$AA$1])" office:value-type="float" office:value="0" calcext:value-type="float">
            <text:p>0</text:p>
          </table:table-cell>
          <table:table-cell table:style-name="ce8" table:formula="of:=OFFSET([.$A$26]; MATCH(COM.MICROSOFT.CONCAT([.$A15]; [.W$1]); [.$A$26:.$A$509]; 0)-1; [.$AA$1])"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table:style-name="ce1" office:value-type="string" calcext:value-type="string">
            <text:p>R</text:p>
          </table:table-cell>
          <table:table-cell table:style-name="ce2" table:formula="of:=OFFSET([.$A$26]; MATCH(COM.MICROSOFT.CONCAT([.$A16]; [.B$1]); [.$A$26:.$A$509]; 0)-1; [.$AA$1])" office:value-type="float" office:value="3" calcext:value-type="float">
            <text:p>3</text:p>
          </table:table-cell>
          <table:table-cell table:style-name="ce5" table:formula="of:=OFFSET([.$A$26]; MATCH(COM.MICROSOFT.CONCAT([.$A16]; [.C$1]); [.$A$26:.$A$509]; 0)-1; [.$AA$1])" office:value-type="float" office:value="0" calcext:value-type="float">
            <text:p>0</text:p>
          </table:table-cell>
          <table:table-cell table:style-name="ce5" table:formula="of:=OFFSET([.$A$26]; MATCH(COM.MICROSOFT.CONCAT([.$A16]; [.D$1]); [.$A$26:.$A$509]; 0)-1; [.$AA$1])" office:value-type="float" office:value="0" calcext:value-type="float">
            <text:p>0</text:p>
          </table:table-cell>
          <table:table-cell table:style-name="ce5" table:formula="of:=OFFSET([.$A$26]; MATCH(COM.MICROSOFT.CONCAT([.$A16]; [.E$1]); [.$A$26:.$A$509]; 0)-1; [.$AA$1])" office:value-type="float" office:value="2" calcext:value-type="float">
            <text:p>2</text:p>
          </table:table-cell>
          <table:table-cell table:style-name="ce3" table:formula="of:=OFFSET([.$A$26]; MATCH(COM.MICROSOFT.CONCAT([.$A16]; [.F$1]); [.$A$26:.$A$509]; 0)-1; [.$AA$1])" office:value-type="string" office:string-value="NA" calcext:value-type="string">
            <text:p>NA</text:p>
          </table:table-cell>
          <table:table-cell table:style-name="ce5" table:formula="of:=OFFSET([.$A$26]; MATCH(COM.MICROSOFT.CONCAT([.$A16]; [.G$1]); [.$A$26:.$A$509]; 0)-1; [.$AA$1])" office:value-type="float" office:value="2" calcext:value-type="float">
            <text:p>2</text:p>
          </table:table-cell>
          <table:table-cell table:style-name="ce3" table:formula="of:=OFFSET([.$A$26]; MATCH(COM.MICROSOFT.CONCAT([.$A16]; [.H$1]); [.$A$26:.$A$509]; 0)-1; [.$AA$1])" office:value-type="string" office:string-value="NA" calcext:value-type="string">
            <text:p>NA</text:p>
          </table:table-cell>
          <table:table-cell table:style-name="ce4" table:formula="of:=OFFSET([.$A$26]; MATCH(COM.MICROSOFT.CONCAT([.$A16]; [.I$1]); [.$A$26:.$A$509]; 0)-1; [.$AA$1])" office:value-type="string" office:string-value="NA" calcext:value-type="string">
            <text:p>NA</text:p>
          </table:table-cell>
          <table:table-cell table:style-name="ce3" table:formula="of:=OFFSET([.$A$26]; MATCH(COM.MICROSOFT.CONCAT([.$A16]; [.J$1]); [.$A$26:.$A$509]; 0)-1; [.$AA$1])" office:value-type="string" office:string-value="NA" calcext:value-type="string">
            <text:p>NA</text:p>
          </table:table-cell>
          <table:table-cell table:style-name="ce4" table:formula="of:=OFFSET([.$A$26]; MATCH(COM.MICROSOFT.CONCAT([.$A16]; [.K$1]); [.$A$26:.$A$509]; 0)-1; [.$AA$1])" office:value-type="string" office:string-value="NA" calcext:value-type="string">
            <text:p>NA</text:p>
          </table:table-cell>
          <table:table-cell table:style-name="ce3" table:formula="of:=OFFSET([.$A$26]; MATCH(COM.MICROSOFT.CONCAT([.$A16]; [.L$1]); [.$A$26:.$A$509]; 0)-1; [.$AA$1])" office:value-type="string" office:string-value="NA" calcext:value-type="string">
            <text:p>NA</text:p>
          </table:table-cell>
          <table:table-cell table:style-name="ce4" table:formula="of:=OFFSET([.$A$26]; MATCH(COM.MICROSOFT.CONCAT([.$A16]; [.M$1]); [.$A$26:.$A$509]; 0)-1; [.$AA$1])" office:value-type="string" office:string-value="NA" calcext:value-type="string">
            <text:p>NA</text:p>
          </table:table-cell>
          <table:table-cell table:style-name="ce8" table:formula="of:=OFFSET([.$A$26]; MATCH(COM.MICROSOFT.CONCAT([.$A16]; [.N$1]); [.$A$26:.$A$509]; 0)-1; [.$AA$1])" office:value-type="string" office:string-value="NA" calcext:value-type="string">
            <text:p>NA</text:p>
          </table:table-cell>
          <table:table-cell table:style-name="ce12" table:formula="of:=OFFSET([.$A$26]; MATCH(COM.MICROSOFT.CONCAT([.$A16]; [.O$1]); [.$A$26:.$A$509]; 0)-1; [.$AA$1])" office:value-type="float" office:value="3" calcext:value-type="float">
            <text:p>3</text:p>
          </table:table-cell>
          <table:table-cell table:style-name="ce3" table:formula="of:=OFFSET([.$A$26]; MATCH(COM.MICROSOFT.CONCAT([.$A16]; [.P$1]); [.$A$26:.$A$509]; 0)-1; [.$AA$1])" office:value-type="string" office:string-value="NA" calcext:value-type="string">
            <text:p>NA</text:p>
          </table:table-cell>
          <table:table-cell table:style-name="ce12" table:formula="of:=OFFSET([.$A$26]; MATCH(COM.MICROSOFT.CONCAT([.$A16]; [.Q$1]); [.$A$26:.$A$509]; 0)-1; [.$AA$1])" office:value-type="float" office:value="3" calcext:value-type="float">
            <text:p>3</text:p>
          </table:table-cell>
          <table:table-cell table:style-name="ce12" table:formula="of:=OFFSET([.$A$26]; MATCH(COM.MICROSOFT.CONCAT([.$A16]; [.R$1]); [.$A$26:.$A$509]; 0)-1; [.$AA$1])" office:value-type="float" office:value="3" calcext:value-type="float">
            <text:p>3</text:p>
          </table:table-cell>
          <table:table-cell table:style-name="ce12" table:formula="of:=OFFSET([.$A$26]; MATCH(COM.MICROSOFT.CONCAT([.$A16]; [.S$1]); [.$A$26:.$A$509]; 0)-1; [.$AA$1])" office:value-type="float" office:value="3" calcext:value-type="float">
            <text:p>3</text:p>
          </table:table-cell>
          <table:table-cell table:style-name="ce12" table:formula="of:=OFFSET([.$A$26]; MATCH(COM.MICROSOFT.CONCAT([.$A16]; [.T$1]); [.$A$26:.$A$509]; 0)-1; [.$AA$1])" office:value-type="float" office:value="0" calcext:value-type="float">
            <text:p>0</text:p>
          </table:table-cell>
          <table:table-cell table:style-name="ce4" table:formula="of:=OFFSET([.$A$26]; MATCH(COM.MICROSOFT.CONCAT([.$A16]; [.U$1]); [.$A$26:.$A$509]; 0)-1; [.$AA$1])" office:value-type="string" office:string-value="NA" calcext:value-type="string">
            <text:p>NA</text:p>
          </table:table-cell>
          <table:table-cell table:style-name="ce8" table:formula="of:=OFFSET([.$A$26]; MATCH(COM.MICROSOFT.CONCAT([.$A16]; [.V$1]); [.$A$26:.$A$509]; 0)-1; [.$AA$1])" office:value-type="float" office:value="0" calcext:value-type="float">
            <text:p>0</text:p>
          </table:table-cell>
          <table:table-cell table:style-name="ce8" table:formula="of:=OFFSET([.$A$26]; MATCH(COM.MICROSOFT.CONCAT([.$A16]; [.W$1]); [.$A$26:.$A$509]; 0)-1; [.$AA$1])"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table:style-name="ce1" office:value-type="string" calcext:value-type="string">
            <text:p>T</text:p>
          </table:table-cell>
          <table:table-cell table:style-name="ce5" table:formula="of:=OFFSET([.$A$26]; MATCH(COM.MICROSOFT.CONCAT([.$A17]; [.B$1]); [.$A$26:.$A$509]; 0)-1; [.$AA$1])" office:value-type="float" office:value="0" calcext:value-type="float">
            <text:p>0</text:p>
          </table:table-cell>
          <table:table-cell table:style-name="ce3" table:formula="of:=OFFSET([.$A$26]; MATCH(COM.MICROSOFT.CONCAT([.$A17]; [.C$1]); [.$A$26:.$A$509]; 0)-1; [.$AA$1])" office:value-type="string" office:string-value="NA" calcext:value-type="string">
            <text:p>NA</text:p>
          </table:table-cell>
          <table:table-cell table:style-name="ce5" table:formula="of:=OFFSET([.$A$26]; MATCH(COM.MICROSOFT.CONCAT([.$A17]; [.D$1]); [.$A$26:.$A$509]; 0)-1; [.$AA$1])" office:value-type="string" office:string-value="NA" calcext:value-type="string">
            <text:p>NA</text:p>
          </table:table-cell>
          <table:table-cell table:style-name="ce5" table:formula="of:=OFFSET([.$A$26]; MATCH(COM.MICROSOFT.CONCAT([.$A17]; [.E$1]); [.$A$26:.$A$509]; 0)-1; [.$AA$1])" office:value-type="float" office:value="2" calcext:value-type="float">
            <text:p>2</text:p>
          </table:table-cell>
          <table:table-cell table:style-name="ce5" table:formula="of:=OFFSET([.$A$26]; MATCH(COM.MICROSOFT.CONCAT([.$A17]; [.F$1]); [.$A$26:.$A$509]; 0)-1; [.$AA$1])" office:value-type="float" office:value="2" calcext:value-type="float">
            <text:p>2</text:p>
          </table:table-cell>
          <table:table-cell table:style-name="ce5" table:formula="of:=OFFSET([.$A$26]; MATCH(COM.MICROSOFT.CONCAT([.$A17]; [.G$1]); [.$A$26:.$A$509]; 0)-1; [.$AA$1])" office:value-type="float" office:value="2" calcext:value-type="float">
            <text:p>2</text:p>
          </table:table-cell>
          <table:table-cell table:style-name="ce4" table:formula="of:=OFFSET([.$A$26]; MATCH(COM.MICROSOFT.CONCAT([.$A17]; [.H$1]); [.$A$26:.$A$509]; 0)-1; [.$AA$1])" office:value-type="string" office:string-value="NA" calcext:value-type="string">
            <text:p>NA</text:p>
          </table:table-cell>
          <table:table-cell table:style-name="ce3" table:formula="of:=OFFSET([.$A$26]; MATCH(COM.MICROSOFT.CONCAT([.$A17]; [.I$1]); [.$A$26:.$A$509]; 0)-1; [.$AA$1])" office:value-type="string" office:string-value="NA" calcext:value-type="string">
            <text:p>NA</text:p>
          </table:table-cell>
          <table:table-cell table:style-name="ce4" table:formula="of:=OFFSET([.$A$26]; MATCH(COM.MICROSOFT.CONCAT([.$A17]; [.J$1]); [.$A$26:.$A$509]; 0)-1; [.$AA$1])" office:value-type="string" office:string-value="NA" calcext:value-type="string">
            <text:p>NA</text:p>
          </table:table-cell>
          <table:table-cell table:style-name="ce3" table:formula="of:=OFFSET([.$A$26]; MATCH(COM.MICROSOFT.CONCAT([.$A17]; [.K$1]); [.$A$26:.$A$509]; 0)-1; [.$AA$1])" office:value-type="string" office:string-value="NA" calcext:value-type="string">
            <text:p>NA</text:p>
          </table:table-cell>
          <table:table-cell table:style-name="ce4" table:formula="of:=OFFSET([.$A$26]; MATCH(COM.MICROSOFT.CONCAT([.$A17]; [.L$1]); [.$A$26:.$A$509]; 0)-1; [.$AA$1])" office:value-type="string" office:string-value="NA" calcext:value-type="string">
            <text:p>NA</text:p>
          </table:table-cell>
          <table:table-cell table:style-name="ce3" table:formula="of:=OFFSET([.$A$26]; MATCH(COM.MICROSOFT.CONCAT([.$A17]; [.M$1]); [.$A$26:.$A$509]; 0)-1; [.$AA$1])" office:value-type="string" office:string-value="NA" calcext:value-type="string">
            <text:p>NA</text:p>
          </table:table-cell>
          <table:table-cell table:style-name="ce8" table:formula="of:=OFFSET([.$A$26]; MATCH(COM.MICROSOFT.CONCAT([.$A17]; [.N$1]); [.$A$26:.$A$509]; 0)-1; [.$AA$1])" office:value-type="string" office:string-value="NA" calcext:value-type="string">
            <text:p>NA</text:p>
          </table:table-cell>
          <table:table-cell table:style-name="ce9" table:formula="of:=OFFSET([.$A$26]; MATCH(COM.MICROSOFT.CONCAT([.$A17]; [.O$1]); [.$A$26:.$A$509]; 0)-1; [.$AA$1])" office:value-type="float" office:value="2" calcext:value-type="float">
            <text:p>2</text:p>
          </table:table-cell>
          <table:table-cell table:style-name="ce9" table:formula="of:=OFFSET([.$A$26]; MATCH(COM.MICROSOFT.CONCAT([.$A17]; [.P$1]); [.$A$26:.$A$509]; 0)-1; [.$AA$1])" office:value-type="float" office:value="2" calcext:value-type="float">
            <text:p>2</text:p>
          </table:table-cell>
          <table:table-cell table:style-name="ce9" table:formula="of:=OFFSET([.$A$26]; MATCH(COM.MICROSOFT.CONCAT([.$A17]; [.Q$1]); [.$A$26:.$A$509]; 0)-1; [.$AA$1])" office:value-type="float" office:value="2" calcext:value-type="float">
            <text:p>2</text:p>
          </table:table-cell>
          <table:table-cell table:style-name="ce4" table:formula="of:=OFFSET([.$A$26]; MATCH(COM.MICROSOFT.CONCAT([.$A17]; [.R$1]); [.$A$26:.$A$509]; 0)-1; [.$AA$1])" office:value-type="string" office:string-value="NA" calcext:value-type="string">
            <text:p>NA</text:p>
          </table:table-cell>
          <table:table-cell table:style-name="ce12" table:formula="of:=OFFSET([.$A$26]; MATCH(COM.MICROSOFT.CONCAT([.$A17]; [.S$1]); [.$A$26:.$A$509]; 0)-1; [.$AA$1])" office:value-type="float" office:value="3" calcext:value-type="float">
            <text:p>3</text:p>
          </table:table-cell>
          <table:table-cell table:style-name="ce12" table:formula="of:=OFFSET([.$A$26]; MATCH(COM.MICROSOFT.CONCAT([.$A17]; [.T$1]); [.$A$26:.$A$509]; 0)-1; [.$AA$1])" office:value-type="float" office:value="0" calcext:value-type="float">
            <text:p>0</text:p>
          </table:table-cell>
          <table:table-cell table:style-name="ce12" table:formula="of:=OFFSET([.$A$26]; MATCH(COM.MICROSOFT.CONCAT([.$A17]; [.U$1]); [.$A$26:.$A$509]; 0)-1; [.$AA$1])" office:value-type="float" office:value="0" calcext:value-type="float">
            <text:p>0</text:p>
          </table:table-cell>
          <table:table-cell table:style-name="ce12" table:formula="of:=OFFSET([.$A$26]; MATCH(COM.MICROSOFT.CONCAT([.$A17]; [.V$1]); [.$A$26:.$A$509]; 0)-1; [.$AA$1])" office:value-type="float" office:value="0" calcext:value-type="float">
            <text:p>0</text:p>
          </table:table-cell>
          <table:table-cell table:style-name="ce3" table:formula="of:=OFFSET([.$A$26]; MATCH(COM.MICROSOFT.CONCAT([.$A17]; [.W$1]); [.$A$26:.$A$509]; 0)-1; [.$AA$1])" office:value-type="string" office:string-value="NA" calcext:value-type="string">
            <text:p>NA</text:p>
          </table:table-cell>
          <table:table-cell table:number-columns-repeated="16361"/>
        </table:table-row>
        <table:table-row table:style-name="ro1">
          <table:table-cell table:style-name="ce1" office:value-type="string" calcext:value-type="string">
            <text:p>U</text:p>
          </table:table-cell>
          <table:table-cell table:style-name="ce5" table:formula="of:=OFFSET([.$A$26]; MATCH(COM.MICROSOFT.CONCAT([.$A18]; [.B$1]); [.$A$26:.$A$509]; 0)-1; [.$AA$1])" office:value-type="float" office:value="0" calcext:value-type="float">
            <text:p>0</text:p>
          </table:table-cell>
          <table:table-cell table:style-name="ce5" table:formula="of:=OFFSET([.$A$26]; MATCH(COM.MICROSOFT.CONCAT([.$A18]; [.C$1]); [.$A$26:.$A$509]; 0)-1; [.$AA$1])" office:value-type="float" office:value="0" calcext:value-type="float">
            <text:p>0</text:p>
          </table:table-cell>
          <table:table-cell table:style-name="ce5" table:formula="of:=OFFSET([.$A$26]; MATCH(COM.MICROSOFT.CONCAT([.$A18]; [.D$1]); [.$A$26:.$A$509]; 0)-1; [.$AA$1])" office:value-type="float" office:value="0" calcext:value-type="float">
            <text:p>0</text:p>
          </table:table-cell>
          <table:table-cell table:style-name="ce4" table:formula="of:=OFFSET([.$A$26]; MATCH(COM.MICROSOFT.CONCAT([.$A18]; [.E$1]); [.$A$26:.$A$509]; 0)-1; [.$AA$1])" office:value-type="string" office:string-value="NA" calcext:value-type="string">
            <text:p>NA</text:p>
          </table:table-cell>
          <table:table-cell table:style-name="ce5" table:formula="of:=OFFSET([.$A$26]; MATCH(COM.MICROSOFT.CONCAT([.$A18]; [.F$1]); [.$A$26:.$A$509]; 0)-1; [.$AA$1])" office:value-type="float" office:value="2" calcext:value-type="float">
            <text:p>2</text:p>
          </table:table-cell>
          <table:table-cell table:style-name="ce5" table:formula="of:=OFFSET([.$A$26]; MATCH(COM.MICROSOFT.CONCAT([.$A18]; [.G$1]); [.$A$26:.$A$509]; 0)-1; [.$AA$1])" office:value-type="float" office:value="2" calcext:value-type="float">
            <text:p>2</text:p>
          </table:table-cell>
          <table:table-cell table:style-name="ce5" table:formula="of:=OFFSET([.$A$26]; MATCH(COM.MICROSOFT.CONCAT([.$A18]; [.H$1]); [.$A$26:.$A$509]; 0)-1; [.$AA$1])" office:value-type="string" office:string-value="NA" calcext:value-type="string">
            <text:p>NA</text:p>
          </table:table-cell>
          <table:table-cell table:style-name="ce7" table:formula="of:=OFFSET([.$A$26]; MATCH(COM.MICROSOFT.CONCAT([.$A18]; [.I$1]); [.$A$26:.$A$509]; 0)-1; [.$AA$1])" office:value-type="string" office:string-value="NA" calcext:value-type="string">
            <text:p>NA</text:p>
          </table:table-cell>
          <table:table-cell table:style-name="ce8" table:formula="of:=OFFSET([.$A$26]; MATCH(COM.MICROSOFT.CONCAT([.$A18]; [.J$1]); [.$A$26:.$A$509]; 0)-1; [.$AA$1])" office:value-type="string" office:string-value="NA" calcext:value-type="string">
            <text:p>NA</text:p>
          </table:table-cell>
          <table:table-cell table:style-name="ce8" table:formula="of:=OFFSET([.$A$26]; MATCH(COM.MICROSOFT.CONCAT([.$A18]; [.K$1]); [.$A$26:.$A$509]; 0)-1; [.$AA$1])" office:value-type="string" office:string-value="NA" calcext:value-type="string">
            <text:p>NA</text:p>
          </table:table-cell>
          <table:table-cell table:style-name="ce8" table:formula="of:=OFFSET([.$A$26]; MATCH(COM.MICROSOFT.CONCAT([.$A18]; [.L$1]); [.$A$26:.$A$509]; 0)-1; [.$AA$1])" office:value-type="string" office:string-value="NA" calcext:value-type="string">
            <text:p>NA</text:p>
          </table:table-cell>
          <table:table-cell table:style-name="ce8" table:formula="of:=OFFSET([.$A$26]; MATCH(COM.MICROSOFT.CONCAT([.$A18]; [.M$1]); [.$A$26:.$A$509]; 0)-1; [.$AA$1])" office:value-type="string" office:string-value="NA" calcext:value-type="string">
            <text:p>NA</text:p>
          </table:table-cell>
          <table:table-cell table:style-name="ce8" table:formula="of:=OFFSET([.$A$26]; MATCH(COM.MICROSOFT.CONCAT([.$A18]; [.N$1]); [.$A$26:.$A$509]; 0)-1; [.$AA$1])" office:value-type="string" office:string-value="NA" calcext:value-type="string">
            <text:p>NA</text:p>
          </table:table-cell>
          <table:table-cell table:style-name="ce4" table:formula="of:=OFFSET([.$A$26]; MATCH(COM.MICROSOFT.CONCAT([.$A18]; [.O$1]); [.$A$26:.$A$509]; 0)-1; [.$AA$1])" office:value-type="string" office:string-value="NA" calcext:value-type="string">
            <text:p>NA</text:p>
          </table:table-cell>
          <table:table-cell table:style-name="ce9" table:formula="of:=OFFSET([.$A$26]; MATCH(COM.MICROSOFT.CONCAT([.$A18]; [.P$1]); [.$A$26:.$A$509]; 0)-1; [.$AA$1])" office:value-type="float" office:value="2" calcext:value-type="float">
            <text:p>2</text:p>
          </table:table-cell>
          <table:table-cell table:style-name="ce9" table:formula="of:=OFFSET([.$A$26]; MATCH(COM.MICROSOFT.CONCAT([.$A18]; [.Q$1]); [.$A$26:.$A$509]; 0)-1; [.$AA$1])" office:value-type="float" office:value="2" calcext:value-type="float">
            <text:p>2</text:p>
          </table:table-cell>
          <table:table-cell table:style-name="ce12" table:formula="of:=OFFSET([.$A$26]; MATCH(COM.MICROSOFT.CONCAT([.$A18]; [.R$1]); [.$A$26:.$A$509]; 0)-1; [.$AA$1])" office:value-type="float" office:value="2" calcext:value-type="float">
            <text:p>2</text:p>
          </table:table-cell>
          <table:table-cell table:style-name="ce12" table:formula="of:=OFFSET([.$A$26]; MATCH(COM.MICROSOFT.CONCAT([.$A18]; [.S$1]); [.$A$26:.$A$509]; 0)-1; [.$AA$1])" office:value-type="float" office:value="2" calcext:value-type="float">
            <text:p>2</text:p>
          </table:table-cell>
          <table:table-cell table:style-name="ce3" table:formula="of:=OFFSET([.$A$26]; MATCH(COM.MICROSOFT.CONCAT([.$A18]; [.T$1]); [.$A$26:.$A$509]; 0)-1; [.$AA$1])" office:value-type="string" office:string-value="NA" calcext:value-type="string">
            <text:p>NA</text:p>
          </table:table-cell>
          <table:table-cell table:style-name="ce12" table:formula="of:=OFFSET([.$A$26]; MATCH(COM.MICROSOFT.CONCAT([.$A18]; [.U$1]); [.$A$26:.$A$509]; 0)-1; [.$AA$1])" office:value-type="float" office:value="1" calcext:value-type="float">
            <text:p>1</text:p>
          </table:table-cell>
          <table:table-cell table:style-name="ce12" table:formula="of:=OFFSET([.$A$26]; MATCH(COM.MICROSOFT.CONCAT([.$A18]; [.V$1]); [.$A$26:.$A$509]; 0)-1; [.$AA$1])" office:value-type="float" office:value="0" calcext:value-type="float">
            <text:p>0</text:p>
          </table:table-cell>
          <table:table-cell table:style-name="ce12" table:formula="of:=OFFSET([.$A$26]; MATCH(COM.MICROSOFT.CONCAT([.$A18]; [.W$1]); [.$A$26:.$A$509]; 0)-1; [.$AA$1])"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table:style-name="ce1" office:value-type="string" calcext:value-type="string">
            <text:p>V</text:p>
          </table:table-cell>
          <table:table-cell table:style-name="ce4" table:formula="of:=OFFSET([.$A$26]; MATCH(COM.MICROSOFT.CONCAT([.$A19]; [.B$1]); [.$A$26:.$A$509]; 0)-1; [.$AA$1])" office:value-type="string" office:string-value="NA" calcext:value-type="string">
            <text:p>NA</text:p>
          </table:table-cell>
          <table:table-cell table:style-name="ce5" table:formula="of:=OFFSET([.$A$26]; MATCH(COM.MICROSOFT.CONCAT([.$A19]; [.C$1]); [.$A$26:.$A$509]; 0)-1; [.$AA$1])" office:value-type="float" office:value="0" calcext:value-type="float">
            <text:p>0</text:p>
          </table:table-cell>
          <table:table-cell table:style-name="ce5" table:formula="of:=OFFSET([.$A$26]; MATCH(COM.MICROSOFT.CONCAT([.$A19]; [.D$1]); [.$A$26:.$A$509]; 0)-1; [.$AA$1])" office:value-type="float" office:value="0" calcext:value-type="float">
            <text:p>0</text:p>
          </table:table-cell>
          <table:table-cell table:style-name="ce5" table:formula="of:=OFFSET([.$A$26]; MATCH(COM.MICROSOFT.CONCAT([.$A19]; [.E$1]); [.$A$26:.$A$509]; 0)-1; [.$AA$1])" office:value-type="float" office:value="1" calcext:value-type="float">
            <text:p>1</text:p>
          </table:table-cell>
          <table:table-cell table:style-name="ce5" table:formula="of:=OFFSET([.$A$26]; MATCH(COM.MICROSOFT.CONCAT([.$A19]; [.F$1]); [.$A$26:.$A$509]; 0)-1; [.$AA$1])" office:value-type="float" office:value="2" calcext:value-type="float">
            <text:p>2</text:p>
          </table:table-cell>
          <table:table-cell table:style-name="ce3" table:formula="of:=OFFSET([.$A$26]; MATCH(COM.MICROSOFT.CONCAT([.$A19]; [.G$1]); [.$A$26:.$A$509]; 0)-1; [.$AA$1])" office:value-type="string" office:string-value="NA" calcext:value-type="string">
            <text:p>NA</text:p>
          </table:table-cell>
          <table:table-cell table:style-name="ce5" table:formula="of:=OFFSET([.$A$26]; MATCH(COM.MICROSOFT.CONCAT([.$A19]; [.H$1]); [.$A$26:.$A$509]; 0)-1; [.$AA$1])" office:value-type="float" office:value="3" calcext:value-type="float">
            <text:p>3</text:p>
          </table:table-cell>
          <table:table-cell table:style-name="ce5" table:formula="of:=OFFSET([.$A$26]; MATCH(COM.MICROSOFT.CONCAT([.$A19]; [.I$1]); [.$A$26:.$A$509]; 0)-1; [.$AA$1])" office:value-type="float" office:value="3" calcext:value-type="float">
            <text:p>3</text:p>
          </table:table-cell>
          <table:table-cell table:style-name="ce5" table:formula="of:=OFFSET([.$A$26]; MATCH(COM.MICROSOFT.CONCAT([.$A19]; [.J$1]); [.$A$26:.$A$509]; 0)-1; [.$AA$1])" office:value-type="float" office:value="3" calcext:value-type="float">
            <text:p>3</text:p>
          </table:table-cell>
          <table:table-cell table:style-name="ce9" table:formula="of:=OFFSET([.$A$26]; MATCH(COM.MICROSOFT.CONCAT([.$A19]; [.K$1]); [.$A$26:.$A$509]; 0)-1; [.$AA$1])" office:value-type="float" office:value="1" calcext:value-type="float">
            <text:p>1</text:p>
          </table:table-cell>
          <table:table-cell table:style-name="ce4" table:formula="of:=OFFSET([.$A$26]; MATCH(COM.MICROSOFT.CONCAT([.$A19]; [.L$1]); [.$A$26:.$A$509]; 0)-1; [.$AA$1])" office:value-type="string" office:string-value="NA" calcext:value-type="string">
            <text:p>NA</text:p>
          </table:table-cell>
          <table:table-cell table:style-name="ce9" table:formula="of:=OFFSET([.$A$26]; MATCH(COM.MICROSOFT.CONCAT([.$A19]; [.M$1]); [.$A$26:.$A$509]; 0)-1; [.$AA$1])" office:value-type="string" office:string-value="NA" calcext:value-type="string">
            <text:p>NA</text:p>
          </table:table-cell>
          <table:table-cell table:style-name="ce9" table:formula="of:=OFFSET([.$A$26]; MATCH(COM.MICROSOFT.CONCAT([.$A19]; [.N$1]); [.$A$26:.$A$509]; 0)-1; [.$AA$1])" office:value-type="float" office:value="2" calcext:value-type="float">
            <text:p>2</text:p>
          </table:table-cell>
          <table:table-cell table:style-name="ce9" table:formula="of:=OFFSET([.$A$26]; MATCH(COM.MICROSOFT.CONCAT([.$A19]; [.O$1]); [.$A$26:.$A$509]; 0)-1; [.$AA$1])" office:value-type="float" office:value="2" calcext:value-type="float">
            <text:p>2</text:p>
          </table:table-cell>
          <table:table-cell table:style-name="ce9" table:formula="of:=OFFSET([.$A$26]; MATCH(COM.MICROSOFT.CONCAT([.$A19]; [.P$1]); [.$A$26:.$A$509]; 0)-1; [.$AA$1])" office:value-type="float" office:value="2" calcext:value-type="float">
            <text:p>2</text:p>
          </table:table-cell>
          <table:table-cell table:style-name="ce3" table:formula="of:=OFFSET([.$A$26]; MATCH(COM.MICROSOFT.CONCAT([.$A19]; [.Q$1]); [.$A$26:.$A$509]; 0)-1; [.$AA$1])" office:value-type="string" office:string-value="NA" calcext:value-type="string">
            <text:p>NA</text:p>
          </table:table-cell>
          <table:table-cell table:style-name="ce12" table:formula="of:=OFFSET([.$A$26]; MATCH(COM.MICROSOFT.CONCAT([.$A19]; [.R$1]); [.$A$26:.$A$509]; 0)-1; [.$AA$1])" office:value-type="float" office:value="2" calcext:value-type="float">
            <text:p>2</text:p>
          </table:table-cell>
          <table:table-cell table:style-name="ce12" table:formula="of:=OFFSET([.$A$26]; MATCH(COM.MICROSOFT.CONCAT([.$A19]; [.S$1]); [.$A$26:.$A$509]; 0)-1; [.$AA$1])" office:value-type="float" office:value="2" calcext:value-type="float">
            <text:p>2</text:p>
          </table:table-cell>
          <table:table-cell table:style-name="ce12" table:formula="of:=OFFSET([.$A$26]; MATCH(COM.MICROSOFT.CONCAT([.$A19]; [.T$1]); [.$A$26:.$A$509]; 0)-1; [.$AA$1])" office:value-type="float" office:value="2" calcext:value-type="float">
            <text:p>2</text:p>
          </table:table-cell>
          <table:table-cell table:style-name="ce12" table:formula="of:=OFFSET([.$A$26]; MATCH(COM.MICROSOFT.CONCAT([.$A19]; [.U$1]); [.$A$26:.$A$509]; 0)-1; [.$AA$1])" office:value-type="float" office:value="1" calcext:value-type="float">
            <text:p>1</text:p>
          </table:table-cell>
          <table:table-cell table:style-name="ce4" table:formula="of:=OFFSET([.$A$26]; MATCH(COM.MICROSOFT.CONCAT([.$A19]; [.V$1]); [.$A$26:.$A$509]; 0)-1; [.$AA$1])" office:value-type="string" office:string-value="NA" calcext:value-type="string">
            <text:p>NA</text:p>
          </table:table-cell>
          <table:table-cell table:style-name="ce12" table:formula="of:=OFFSET([.$A$26]; MATCH(COM.MICROSOFT.CONCAT([.$A19]; [.W$1]); [.$A$26:.$A$509]; 0)-1; [.$AA$1])"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table:style-name="ce1" office:value-type="string" calcext:value-type="string">
            <text:p>W</text:p>
          </table:table-cell>
          <table:table-cell table:style-name="ce5" table:formula="of:=OFFSET([.$A$26]; MATCH(COM.MICROSOFT.CONCAT([.$A20]; [.B$1]); [.$A$26:.$A$509]; 0)-1; [.$AA$1])" office:value-type="float" office:value="0" calcext:value-type="float">
            <text:p>0</text:p>
          </table:table-cell>
          <table:table-cell table:style-name="ce5" table:formula="of:=OFFSET([.$A$26]; MATCH(COM.MICROSOFT.CONCAT([.$A20]; [.C$1]); [.$A$26:.$A$509]; 0)-1; [.$AA$1])" office:value-type="float" office:value="0" calcext:value-type="float">
            <text:p>0</text:p>
          </table:table-cell>
          <table:table-cell table:style-name="ce3" table:formula="of:=OFFSET([.$A$26]; MATCH(COM.MICROSOFT.CONCAT([.$A20]; [.D$1]); [.$A$26:.$A$509]; 0)-1; [.$AA$1])" office:value-type="string" office:string-value="NA" calcext:value-type="string">
            <text:p>NA</text:p>
          </table:table-cell>
          <table:table-cell table:style-name="ce5" table:formula="of:=OFFSET([.$A$26]; MATCH(COM.MICROSOFT.CONCAT([.$A20]; [.E$1]); [.$A$26:.$A$509]; 0)-1; [.$AA$1])" office:value-type="float" office:value="1" calcext:value-type="float">
            <text:p>1</text:p>
          </table:table-cell>
          <table:table-cell table:style-name="ce5" table:formula="of:=OFFSET([.$A$26]; MATCH(COM.MICROSOFT.CONCAT([.$A20]; [.F$1]); [.$A$26:.$A$509]; 0)-1; [.$AA$1])" office:value-type="float" office:value="2" calcext:value-type="float">
            <text:p>2</text:p>
          </table:table-cell>
          <table:table-cell table:style-name="ce5" table:formula="of:=OFFSET([.$A$26]; MATCH(COM.MICROSOFT.CONCAT([.$A20]; [.G$1]); [.$A$26:.$A$509]; 0)-1; [.$AA$1])" office:value-type="float" office:value="2" calcext:value-type="float">
            <text:p>2</text:p>
          </table:table-cell>
          <table:table-cell table:style-name="ce5" table:formula="of:=OFFSET([.$A$26]; MATCH(COM.MICROSOFT.CONCAT([.$A20]; [.H$1]); [.$A$26:.$A$509]; 0)-1; [.$AA$1])" office:value-type="float" office:value="3" calcext:value-type="float">
            <text:p>3</text:p>
          </table:table-cell>
          <table:table-cell table:style-name="ce4" table:formula="of:=OFFSET([.$A$26]; MATCH(COM.MICROSOFT.CONCAT([.$A20]; [.I$1]); [.$A$26:.$A$509]; 0)-1; [.$AA$1])" office:value-type="string" office:string-value="NA" calcext:value-type="string">
            <text:p>NA</text:p>
          </table:table-cell>
          <table:table-cell table:style-name="ce5" table:formula="of:=OFFSET([.$A$26]; MATCH(COM.MICROSOFT.CONCAT([.$A20]; [.J$1]); [.$A$26:.$A$509]; 0)-1; [.$AA$1])" office:value-type="float" office:value="3" calcext:value-type="float">
            <text:p>3</text:p>
          </table:table-cell>
          <table:table-cell table:style-name="ce9" table:formula="of:=OFFSET([.$A$26]; MATCH(COM.MICROSOFT.CONCAT([.$A20]; [.K$1]); [.$A$26:.$A$509]; 0)-1; [.$AA$1])" office:value-type="float" office:value="1" calcext:value-type="float">
            <text:p>1</text:p>
          </table:table-cell>
          <table:table-cell table:style-name="ce9" table:formula="of:=OFFSET([.$A$26]; MATCH(COM.MICROSOFT.CONCAT([.$A20]; [.L$1]); [.$A$26:.$A$509]; 0)-1; [.$AA$1])" office:value-type="float" office:value="1" calcext:value-type="float">
            <text:p>1</text:p>
          </table:table-cell>
          <table:table-cell table:style-name="ce9" table:formula="of:=OFFSET([.$A$26]; MATCH(COM.MICROSOFT.CONCAT([.$A20]; [.M$1]); [.$A$26:.$A$509]; 0)-1; [.$AA$1])" office:value-type="float" office:value="1" calcext:value-type="float">
            <text:p>1</text:p>
          </table:table-cell>
          <table:table-cell table:style-name="ce3" table:formula="of:=OFFSET([.$A$26]; MATCH(COM.MICROSOFT.CONCAT([.$A20]; [.N$1]); [.$A$26:.$A$509]; 0)-1; [.$AA$1])" office:value-type="string" office:string-value="NA" calcext:value-type="string">
            <text:p>NA</text:p>
          </table:table-cell>
          <table:table-cell table:style-name="ce9" table:formula="of:=OFFSET([.$A$26]; MATCH(COM.MICROSOFT.CONCAT([.$A20]; [.O$1]); [.$A$26:.$A$509]; 0)-1; [.$AA$1])" office:value-type="float" office:value="0" calcext:value-type="float">
            <text:p>0</text:p>
          </table:table-cell>
          <table:table-cell table:style-name="ce9" table:formula="of:=OFFSET([.$A$26]; MATCH(COM.MICROSOFT.CONCAT([.$A20]; [.P$1]); [.$A$26:.$A$509]; 0)-1; [.$AA$1])" office:value-type="float" office:value="2" calcext:value-type="float">
            <text:p>2</text:p>
          </table:table-cell>
          <table:table-cell table:style-name="ce9" table:formula="of:=OFFSET([.$A$26]; MATCH(COM.MICROSOFT.CONCAT([.$A20]; [.Q$1]); [.$A$26:.$A$509]; 0)-1; [.$AA$1])" office:value-type="float" office:value="2" calcext:value-type="float">
            <text:p>2</text:p>
          </table:table-cell>
          <table:table-cell table:style-name="ce12" table:formula="of:=OFFSET([.$A$26]; MATCH(COM.MICROSOFT.CONCAT([.$A20]; [.R$1]); [.$A$26:.$A$509]; 0)-1; [.$AA$1])" office:value-type="float" office:value="2" calcext:value-type="float">
            <text:p>2</text:p>
          </table:table-cell>
          <table:table-cell table:style-name="ce4" table:formula="of:=OFFSET([.$A$26]; MATCH(COM.MICROSOFT.CONCAT([.$A20]; [.S$1]); [.$A$26:.$A$509]; 0)-1; [.$AA$1])" office:value-type="string" office:string-value="NA" calcext:value-type="string">
            <text:p>NA</text:p>
          </table:table-cell>
          <table:table-cell table:style-name="ce12" table:formula="of:=OFFSET([.$A$26]; MATCH(COM.MICROSOFT.CONCAT([.$A20]; [.T$1]); [.$A$26:.$A$509]; 0)-1; [.$AA$1])" office:value-type="float" office:value="1" calcext:value-type="float">
            <text:p>1</text:p>
          </table:table-cell>
          <table:table-cell table:style-name="ce12" table:formula="of:=OFFSET([.$A$26]; MATCH(COM.MICROSOFT.CONCAT([.$A20]; [.U$1]); [.$A$26:.$A$509]; 0)-1; [.$AA$1])" office:value-type="float" office:value="1" calcext:value-type="float">
            <text:p>1</text:p>
          </table:table-cell>
          <table:table-cell table:style-name="ce12" table:formula="of:=OFFSET([.$A$26]; MATCH(COM.MICROSOFT.CONCAT([.$A20]; [.V$1]); [.$A$26:.$A$509]; 0)-1; [.$AA$1])" office:value-type="float" office:value="1" calcext:value-type="float">
            <text:p>1</text:p>
          </table:table-cell>
          <table:table-cell table:style-name="ce12" table:formula="of:=OFFSET([.$A$26]; MATCH(COM.MICROSOFT.CONCAT([.$A20]; [.W$1]); [.$A$26:.$A$509]; 0)-1; [.$AA$1])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table:style-name="ce1" office:value-type="string" calcext:value-type="string">
            <text:p>Y</text:p>
          </table:table-cell>
          <table:table-cell table:style-name="ce5" table:formula="of:=OFFSET([.$A$26]; MATCH(COM.MICROSOFT.CONCAT([.$A21]; [.B$1]); [.$A$26:.$A$509]; 0)-1; [.$AA$1])" office:value-type="float" office:value="0" calcext:value-type="float">
            <text:p>0</text:p>
          </table:table-cell>
          <table:table-cell table:style-name="ce5" table:formula="of:=OFFSET([.$A$26]; MATCH(COM.MICROSOFT.CONCAT([.$A21]; [.C$1]); [.$A$26:.$A$509]; 0)-1; [.$AA$1])" office:value-type="float" office:value="0" calcext:value-type="float">
            <text:p>0</text:p>
          </table:table-cell>
          <table:table-cell table:style-name="ce5" table:formula="of:=OFFSET([.$A$26]; MATCH(COM.MICROSOFT.CONCAT([.$A21]; [.D$1]); [.$A$26:.$A$509]; 0)-1; [.$AA$1])" office:value-type="float" office:value="1" calcext:value-type="float">
            <text:p>1</text:p>
          </table:table-cell>
          <table:table-cell table:style-name="ce5" table:formula="of:=OFFSET([.$A$26]; MATCH(COM.MICROSOFT.CONCAT([.$A21]; [.E$1]); [.$A$26:.$A$509]; 0)-1; [.$AA$1])" office:value-type="float" office:value="1" calcext:value-type="float">
            <text:p>1</text:p>
          </table:table-cell>
          <table:table-cell table:style-name="ce4" table:formula="of:=OFFSET([.$A$26]; MATCH(COM.MICROSOFT.CONCAT([.$A21]; [.F$1]); [.$A$26:.$A$509]; 0)-1; [.$AA$1])" office:value-type="string" office:string-value="NA" calcext:value-type="string">
            <text:p>NA</text:p>
          </table:table-cell>
          <table:table-cell table:style-name="ce5" table:formula="of:=OFFSET([.$A$26]; MATCH(COM.MICROSOFT.CONCAT([.$A21]; [.G$1]); [.$A$26:.$A$509]; 0)-1; [.$AA$1])" office:value-type="float" office:value="2" calcext:value-type="float">
            <text:p>2</text:p>
          </table:table-cell>
          <table:table-cell table:style-name="ce5" table:formula="of:=OFFSET([.$A$26]; MATCH(COM.MICROSOFT.CONCAT([.$A21]; [.H$1]); [.$A$26:.$A$509]; 0)-1; [.$AA$1])" office:value-type="float" office:value="3" calcext:value-type="float">
            <text:p>3</text:p>
          </table:table-cell>
          <table:table-cell table:style-name="ce5" table:formula="of:=OFFSET([.$A$26]; MATCH(COM.MICROSOFT.CONCAT([.$A21]; [.I$1]); [.$A$26:.$A$509]; 0)-1; [.$AA$1])" office:value-type="float" office:value="3" calcext:value-type="float">
            <text:p>3</text:p>
          </table:table-cell>
          <table:table-cell table:style-name="ce5" table:formula="of:=OFFSET([.$A$26]; MATCH(COM.MICROSOFT.CONCAT([.$A21]; [.J$1]); [.$A$26:.$A$509]; 0)-1; [.$AA$1])" office:value-type="float" office:value="3" calcext:value-type="float">
            <text:p>3</text:p>
          </table:table-cell>
          <table:table-cell table:style-name="ce3" table:formula="of:=OFFSET([.$A$26]; MATCH(COM.MICROSOFT.CONCAT([.$A21]; [.K$1]); [.$A$26:.$A$509]; 0)-1; [.$AA$1])" office:value-type="string" office:string-value="NA" calcext:value-type="string">
            <text:p>NA</text:p>
          </table:table-cell>
          <table:table-cell table:style-name="ce9" table:formula="of:=OFFSET([.$A$26]; MATCH(COM.MICROSOFT.CONCAT([.$A21]; [.L$1]); [.$A$26:.$A$509]; 0)-1; [.$AA$1])" office:value-type="float" office:value="1" calcext:value-type="float">
            <text:p>1</text:p>
          </table:table-cell>
          <table:table-cell table:style-name="ce9" table:formula="of:=OFFSET([.$A$26]; MATCH(COM.MICROSOFT.CONCAT([.$A21]; [.M$1]); [.$A$26:.$A$509]; 0)-1; [.$AA$1])" office:value-type="float" office:value="1" calcext:value-type="float">
            <text:p>1</text:p>
          </table:table-cell>
          <table:table-cell table:style-name="ce9" table:formula="of:=OFFSET([.$A$26]; MATCH(COM.MICROSOFT.CONCAT([.$A21]; [.N$1]); [.$A$26:.$A$509]; 0)-1; [.$AA$1])" office:value-type="float" office:value="0" calcext:value-type="float">
            <text:p>0</text:p>
          </table:table-cell>
          <table:table-cell table:style-name="ce9" table:formula="of:=OFFSET([.$A$26]; MATCH(COM.MICROSOFT.CONCAT([.$A21]; [.O$1]); [.$A$26:.$A$509]; 0)-1; [.$AA$1])" office:value-type="float" office:value="0" calcext:value-type="float">
            <text:p>0</text:p>
          </table:table-cell>
          <table:table-cell table:style-name="ce4" table:formula="of:=OFFSET([.$A$26]; MATCH(COM.MICROSOFT.CONCAT([.$A21]; [.P$1]); [.$A$26:.$A$509]; 0)-1; [.$AA$1])" office:value-type="string" office:string-value="NA" calcext:value-type="string">
            <text:p>NA</text:p>
          </table:table-cell>
          <table:table-cell table:style-name="ce9" table:formula="of:=OFFSET([.$A$26]; MATCH(COM.MICROSOFT.CONCAT([.$A21]; [.Q$1]); [.$A$26:.$A$509]; 0)-1; [.$AA$1])" office:value-type="float" office:value="0" calcext:value-type="float">
            <text:p>0</text:p>
          </table:table-cell>
          <table:table-cell table:style-name="ce9" table:formula="of:=OFFSET([.$A$26]; MATCH(COM.MICROSOFT.CONCAT([.$A21]; [.R$1]); [.$A$26:.$A$509]; 0)-1; [.$AA$1])" office:value-type="string" office:string-value="NA" calcext:value-type="string">
            <text:p>NA</text:p>
          </table:table-cell>
          <table:table-cell table:style-name="ce12" table:formula="of:=OFFSET([.$A$26]; MATCH(COM.MICROSOFT.CONCAT([.$A21]; [.S$1]); [.$A$26:.$A$509]; 0)-1; [.$AA$1])" office:value-type="float" office:value="2" calcext:value-type="float">
            <text:p>2</text:p>
          </table:table-cell>
          <table:table-cell table:style-name="ce12" table:formula="of:=OFFSET([.$A$26]; MATCH(COM.MICROSOFT.CONCAT([.$A21]; [.T$1]); [.$A$26:.$A$509]; 0)-1; [.$AA$1])" office:value-type="float" office:value="2" calcext:value-type="float">
            <text:p>2</text:p>
          </table:table-cell>
          <table:table-cell table:style-name="ce3" table:formula="of:=OFFSET([.$A$26]; MATCH(COM.MICROSOFT.CONCAT([.$A21]; [.U$1]); [.$A$26:.$A$509]; 0)-1; [.$AA$1])" office:value-type="string" office:string-value="NA" calcext:value-type="string">
            <text:p>NA</text:p>
          </table:table-cell>
          <table:table-cell table:style-name="ce12" table:formula="of:=OFFSET([.$A$26]; MATCH(COM.MICROSOFT.CONCAT([.$A21]; [.V$1]); [.$A$26:.$A$509]; 0)-1; [.$AA$1])" office:value-type="float" office:value="1" calcext:value-type="float">
            <text:p>1</text:p>
          </table:table-cell>
          <table:table-cell table:style-name="ce12" table:formula="of:=OFFSET([.$A$26]; MATCH(COM.MICROSOFT.CONCAT([.$A21]; [.W$1]); [.$A$26:.$A$509]; 0)-1; [.$AA$1])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table:style-name="ce1" office:value-type="string" calcext:value-type="string">
            <text:p>AA</text:p>
          </table:table-cell>
          <table:table-cell table:style-name="ce5" table:formula="of:=OFFSET([.$A$26]; MATCH(COM.MICROSOFT.CONCAT([.$A22]; [.B$1]); [.$A$26:.$A$509]; 0)-1; [.$AA$1])" office:value-type="float" office:value="1" calcext:value-type="float">
            <text:p>1</text:p>
          </table:table-cell>
          <table:table-cell table:style-name="ce4" table:formula="of:=OFFSET([.$A$26]; MATCH(COM.MICROSOFT.CONCAT([.$A22]; [.C$1]); [.$A$26:.$A$509]; 0)-1; [.$AA$1])" office:value-type="string" office:string-value="NA" calcext:value-type="string">
            <text:p>NA</text:p>
          </table:table-cell>
          <table:table-cell table:style-name="ce5" table:formula="of:=OFFSET([.$A$26]; MATCH(COM.MICROSOFT.CONCAT([.$A22]; [.D$1]); [.$A$26:.$A$509]; 0)-1; [.$AA$1])" office:value-type="float" office:value="1" calcext:value-type="float">
            <text:p>1</text:p>
          </table:table-cell>
          <table:table-cell table:style-name="ce5" table:formula="of:=OFFSET([.$A$26]; MATCH(COM.MICROSOFT.CONCAT([.$A22]; [.E$1]); [.$A$26:.$A$509]; 0)-1; [.$AA$1])" office:value-type="float" office:value="1" calcext:value-type="float">
            <text:p>1</text:p>
          </table:table-cell>
          <table:table-cell table:style-name="ce5" table:formula="of:=OFFSET([.$A$26]; MATCH(COM.MICROSOFT.CONCAT([.$A22]; [.F$1]); [.$A$26:.$A$509]; 0)-1; [.$AA$1])" office:value-type="float" office:value="1" calcext:value-type="float">
            <text:p>1</text:p>
          </table:table-cell>
          <table:table-cell table:style-name="ce5" table:formula="of:=OFFSET([.$A$26]; MATCH(COM.MICROSOFT.CONCAT([.$A22]; [.G$1]); [.$A$26:.$A$509]; 0)-1; [.$AA$1])" office:value-type="float" office:value="2" calcext:value-type="float">
            <text:p>2</text:p>
          </table:table-cell>
          <table:table-cell table:style-name="ce3" table:formula="of:=OFFSET([.$A$26]; MATCH(COM.MICROSOFT.CONCAT([.$A22]; [.H$1]); [.$A$26:.$A$509]; 0)-1; [.$AA$1])" office:value-type="string" office:string-value="NA" calcext:value-type="string">
            <text:p>NA</text:p>
          </table:table-cell>
          <table:table-cell table:style-name="ce5" table:formula="of:=OFFSET([.$A$26]; MATCH(COM.MICROSOFT.CONCAT([.$A22]; [.I$1]); [.$A$26:.$A$509]; 0)-1; [.$AA$1])" office:value-type="float" office:value="3" calcext:value-type="float">
            <text:p>3</text:p>
          </table:table-cell>
          <table:table-cell table:style-name="ce9" table:formula="of:=OFFSET([.$A$26]; MATCH(COM.MICROSOFT.CONCAT([.$A22]; [.J$1]); [.$A$26:.$A$509]; 0)-1; [.$AA$1])" office:value-type="float" office:value="1" calcext:value-type="float">
            <text:p>1</text:p>
          </table:table-cell>
          <table:table-cell table:style-name="ce9" table:formula="of:=OFFSET([.$A$26]; MATCH(COM.MICROSOFT.CONCAT([.$A22]; [.K$1]); [.$A$26:.$A$509]; 0)-1; [.$AA$1])" office:value-type="float" office:value="1" calcext:value-type="float">
            <text:p>1</text:p>
          </table:table-cell>
          <table:table-cell table:style-name="ce9" table:formula="of:=OFFSET([.$A$26]; MATCH(COM.MICROSOFT.CONCAT([.$A22]; [.L$1]); [.$A$26:.$A$509]; 0)-1; [.$AA$1])" office:value-type="float" office:value="1" calcext:value-type="float">
            <text:p>1</text:p>
          </table:table-cell>
          <table:table-cell table:style-name="ce4" table:formula="of:=OFFSET([.$A$26]; MATCH(COM.MICROSOFT.CONCAT([.$A22]; [.M$1]); [.$A$26:.$A$509]; 0)-1; [.$AA$1])" office:value-type="string" office:string-value="NA" calcext:value-type="string">
            <text:p>NA</text:p>
          </table:table-cell>
          <table:table-cell table:style-name="ce9" table:formula="of:=OFFSET([.$A$26]; MATCH(COM.MICROSOFT.CONCAT([.$A22]; [.N$1]); [.$A$26:.$A$509]; 0)-1; [.$AA$1])" office:value-type="float" office:value="0" calcext:value-type="float">
            <text:p>0</text:p>
          </table:table-cell>
          <table:table-cell table:style-name="ce9" table:formula="of:=OFFSET([.$A$26]; MATCH(COM.MICROSOFT.CONCAT([.$A22]; [.O$1]); [.$A$26:.$A$509]; 0)-1; [.$AA$1])" office:value-type="float" office:value="0" calcext:value-type="float">
            <text:p>0</text:p>
          </table:table-cell>
          <table:table-cell table:style-name="ce9" table:formula="of:=OFFSET([.$A$26]; MATCH(COM.MICROSOFT.CONCAT([.$A22]; [.P$1]); [.$A$26:.$A$509]; 0)-1; [.$AA$1])" office:value-type="float" office:value="0" calcext:value-type="float">
            <text:p>0</text:p>
          </table:table-cell>
          <table:table-cell table:style-name="ce9" table:formula="of:=OFFSET([.$A$26]; MATCH(COM.MICROSOFT.CONCAT([.$A22]; [.Q$1]); [.$A$26:.$A$509]; 0)-1; [.$AA$1])" office:value-type="float" office:value="0" calcext:value-type="float">
            <text:p>0</text:p>
          </table:table-cell>
          <table:table-cell table:style-name="ce9" table:formula="of:=OFFSET([.$A$26]; MATCH(COM.MICROSOFT.CONCAT([.$A22]; [.R$1]); [.$A$26:.$A$509]; 0)-1; [.$AA$1])" office:value-type="string" office:string-value="NA" calcext:value-type="string">
            <text:p>NA</text:p>
          </table:table-cell>
          <table:table-cell table:style-name="ce12" table:formula="of:=OFFSET([.$A$26]; MATCH(COM.MICROSOFT.CONCAT([.$A22]; [.S$1]); [.$A$26:.$A$509]; 0)-1; [.$AA$1])" office:value-type="float" office:value="2" calcext:value-type="float">
            <text:p>2</text:p>
          </table:table-cell>
          <table:table-cell table:style-name="ce12" table:formula="of:=OFFSET([.$A$26]; MATCH(COM.MICROSOFT.CONCAT([.$A22]; [.T$1]); [.$A$26:.$A$509]; 0)-1; [.$AA$1])" office:value-type="float" office:value="2" calcext:value-type="float">
            <text:p>2</text:p>
          </table:table-cell>
          <table:table-cell table:style-name="ce12" table:formula="of:=OFFSET([.$A$26]; MATCH(COM.MICROSOFT.CONCAT([.$A22]; [.U$1]); [.$A$26:.$A$509]; 0)-1; [.$AA$1])" office:value-type="float" office:value="1" calcext:value-type="float">
            <text:p>1</text:p>
          </table:table-cell>
          <table:table-cell table:style-name="ce12" table:formula="of:=OFFSET([.$A$26]; MATCH(COM.MICROSOFT.CONCAT([.$A22]; [.V$1]); [.$A$26:.$A$509]; 0)-1; [.$AA$1])" office:value-type="float" office:value="1" calcext:value-type="float">
            <text:p>1</text:p>
          </table:table-cell>
          <table:table-cell table:style-name="ce4" table:formula="of:=OFFSET([.$A$26]; MATCH(COM.MICROSOFT.CONCAT([.$A22]; [.W$1]); [.$A$26:.$A$509]; 0)-1; [.$AA$1])" office:value-type="string" office:string-value="NA" calcext:value-type="string">
            <text:p>NA</text:p>
          </table:table-cell>
          <table:table-cell table:number-columns-repeated="16361"/>
        </table:table-row>
        <table:table-row table:style-name="ro1">
          <table:table-cell table:style-name="ce1" office:value-type="string" calcext:value-type="string">
            <text:p>AB</text:p>
          </table:table-cell>
          <table:table-cell table:style-name="ce5" table:formula="of:=OFFSET([.$A$26]; MATCH(COM.MICROSOFT.CONCAT([.$A23]; [.B$1]); [.$A$26:.$A$509]; 0)-1; [.$AA$1])" office:value-type="float" office:value="1" calcext:value-type="float">
            <text:p>1</text:p>
          </table:table-cell>
          <table:table-cell table:style-name="ce5" table:formula="of:=OFFSET([.$A$26]; MATCH(COM.MICROSOFT.CONCAT([.$A23]; [.C$1]); [.$A$26:.$A$509]; 0)-1; [.$AA$1])" office:value-type="float" office:value="1" calcext:value-type="float">
            <text:p>1</text:p>
          </table:table-cell>
          <table:table-cell table:style-name="ce5" table:formula="of:=OFFSET([.$A$26]; MATCH(COM.MICROSOFT.CONCAT([.$A23]; [.D$1]); [.$A$26:.$A$509]; 0)-1; [.$AA$1])" office:value-type="float" office:value="1" calcext:value-type="float">
            <text:p>1</text:p>
          </table:table-cell>
          <table:table-cell table:style-name="ce3" table:formula="of:=OFFSET([.$A$26]; MATCH(COM.MICROSOFT.CONCAT([.$A23]; [.E$1]); [.$A$26:.$A$509]; 0)-1; [.$AA$1])" office:value-type="string" office:string-value="NA" calcext:value-type="string">
            <text:p>NA</text:p>
          </table:table-cell>
          <table:table-cell table:style-name="ce5" table:formula="of:=OFFSET([.$A$26]; MATCH(COM.MICROSOFT.CONCAT([.$A23]; [.F$1]); [.$A$26:.$A$509]; 0)-1; [.$AA$1])" office:value-type="float" office:value="1" calcext:value-type="float">
            <text:p>1</text:p>
          </table:table-cell>
          <table:table-cell table:style-name="ce5" table:formula="of:=OFFSET([.$A$26]; MATCH(COM.MICROSOFT.CONCAT([.$A23]; [.G$1]); [.$A$26:.$A$509]; 0)-1; [.$AA$1])" office:value-type="float" office:value="3" calcext:value-type="float">
            <text:p>3</text:p>
          </table:table-cell>
          <table:table-cell table:style-name="ce5" table:formula="of:=OFFSET([.$A$26]; MATCH(COM.MICROSOFT.CONCAT([.$A23]; [.H$1]); [.$A$26:.$A$509]; 0)-1; [.$AA$1])" office:value-type="float" office:value="3" calcext:value-type="float">
            <text:p>3</text:p>
          </table:table-cell>
          <table:table-cell table:style-name="ce5" table:formula="of:=OFFSET([.$A$26]; MATCH(COM.MICROSOFT.CONCAT([.$A23]; [.I$1]); [.$A$26:.$A$509]; 0)-1; [.$AA$1])" office:value-type="float" office:value="3" calcext:value-type="float">
            <text:p>3</text:p>
          </table:table-cell>
          <table:table-cell table:style-name="ce4" table:formula="of:=OFFSET([.$A$26]; MATCH(COM.MICROSOFT.CONCAT([.$A23]; [.J$1]); [.$A$26:.$A$509]; 0)-1; [.$AA$1])" office:value-type="string" office:string-value="NA" calcext:value-type="string">
            <text:p>NA</text:p>
          </table:table-cell>
          <table:table-cell table:style-name="ce9" table:formula="of:=OFFSET([.$A$26]; MATCH(COM.MICROSOFT.CONCAT([.$A23]; [.K$1]); [.$A$26:.$A$509]; 0)-1; [.$AA$1])" office:value-type="float" office:value="1" calcext:value-type="float">
            <text:p>1</text:p>
          </table:table-cell>
          <table:table-cell table:style-name="ce9" table:formula="of:=OFFSET([.$A$26]; MATCH(COM.MICROSOFT.CONCAT([.$A23]; [.L$1]); [.$A$26:.$A$509]; 0)-1; [.$AA$1])" office:value-type="float" office:value="1" calcext:value-type="float">
            <text:p>1</text:p>
          </table:table-cell>
          <table:table-cell table:style-name="ce9" table:formula="of:=OFFSET([.$A$26]; MATCH(COM.MICROSOFT.CONCAT([.$A23]; [.M$1]); [.$A$26:.$A$509]; 0)-1; [.$AA$1])" office:value-type="float" office:value="1" calcext:value-type="float">
            <text:p>1</text:p>
          </table:table-cell>
          <table:table-cell table:style-name="ce9" table:formula="of:=OFFSET([.$A$26]; MATCH(COM.MICROSOFT.CONCAT([.$A23]; [.N$1]); [.$A$26:.$A$509]; 0)-1; [.$AA$1])" office:value-type="float" office:value="0" calcext:value-type="float">
            <text:p>0</text:p>
          </table:table-cell>
          <table:table-cell table:style-name="ce3" table:formula="of:=OFFSET([.$A$26]; MATCH(COM.MICROSOFT.CONCAT([.$A23]; [.O$1]); [.$A$26:.$A$509]; 0)-1; [.$AA$1])" office:value-type="string" office:string-value="NA" calcext:value-type="string">
            <text:p>NA</text:p>
          </table:table-cell>
          <table:table-cell table:style-name="ce9" table:formula="of:=OFFSET([.$A$26]; MATCH(COM.MICROSOFT.CONCAT([.$A23]; [.P$1]); [.$A$26:.$A$509]; 0)-1; [.$AA$1])" office:value-type="float" office:value="0" calcext:value-type="float">
            <text:p>0</text:p>
          </table:table-cell>
          <table:table-cell table:style-name="ce9" table:formula="of:=OFFSET([.$A$26]; MATCH(COM.MICROSOFT.CONCAT([.$A23]; [.Q$1]); [.$A$26:.$A$509]; 0)-1; [.$AA$1])" office:value-type="float" office:value="0" calcext:value-type="float">
            <text:p>0</text:p>
          </table:table-cell>
          <table:table-cell table:style-name="ce9" table:formula="of:=OFFSET([.$A$26]; MATCH(COM.MICROSOFT.CONCAT([.$A23]; [.R$1]); [.$A$26:.$A$509]; 0)-1; [.$AA$1])" office:value-type="float" office:value="0" calcext:value-type="float">
            <text:p>0</text:p>
          </table:table-cell>
          <table:table-cell table:style-name="ce12" table:formula="of:=OFFSET([.$A$26]; MATCH(COM.MICROSOFT.CONCAT([.$A23]; [.S$1]); [.$A$26:.$A$509]; 0)-1; [.$AA$1])" office:value-type="float" office:value="2" calcext:value-type="float">
            <text:p>2</text:p>
          </table:table-cell>
          <table:table-cell table:style-name="ce4" table:formula="of:=OFFSET([.$A$26]; MATCH(COM.MICROSOFT.CONCAT([.$A23]; [.T$1]); [.$A$26:.$A$509]; 0)-1; [.$AA$1])" office:value-type="string" office:string-value="NA" calcext:value-type="string">
            <text:p>NA</text:p>
          </table:table-cell>
          <table:table-cell table:style-name="ce12" table:formula="of:=OFFSET([.$A$26]; MATCH(COM.MICROSOFT.CONCAT([.$A23]; [.U$1]); [.$A$26:.$A$509]; 0)-1; [.$AA$1])" office:value-type="float" office:value="2" calcext:value-type="float">
            <text:p>2</text:p>
          </table:table-cell>
          <table:table-cell table:style-name="ce12" table:formula="of:=OFFSET([.$A$26]; MATCH(COM.MICROSOFT.CONCAT([.$A23]; [.V$1]); [.$A$26:.$A$509]; 0)-1; [.$AA$1])" office:value-type="float" office:value="1" calcext:value-type="float">
            <text:p>1</text:p>
          </table:table-cell>
          <table:table-cell table:style-name="ce12" table:formula="of:=OFFSET([.$A$26]; MATCH(COM.MICROSOFT.CONCAT([.$A23]; [.W$1]); [.$A$26:.$A$509]; 0)-1; [.$AA$1])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Pos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Bank</text:p>
          </table:table-cell>
          <table:table-cell office:value-type="string" calcext:value-type="string">
            <text:p>VCCAUX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N9</text:p>
          </table:table-cell>
          <table:table-cell office:value-type="string" calcext:value-type="string">
            <text:p>DXN_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K10</text:p>
          </table:table-cell>
          <table:table-cell office:value-type="string" calcext:value-type="string">
            <text:p>VCCADC_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K9</text:p>
          </table:table-cell>
          <table:table-cell office:value-type="string" calcext:value-type="string">
            <text:p>GNDADC_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N10</text:p>
          </table:table-cell>
          <table:table-cell office:value-type="string" calcext:value-type="string">
            <text:p>DXP_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L9</text:p>
          </table:table-cell>
          <table:table-cell office:value-type="string" calcext:value-type="string">
            <text:p>VREFN_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M10</text:p>
          </table:table-cell>
          <table:table-cell office:value-type="string" calcext:value-type="string">
            <text:p>VREFP_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L10</text:p>
          </table:table-cell>
          <table:table-cell office:value-type="string" calcext:value-type="string">
            <text:p>VP_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M9</text:p>
          </table:table-cell>
          <table:table-cell office:value-type="string" calcext:value-type="string">
            <text:p>VN_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E12</text:p>
          </table:table-cell>
          <table:table-cell office:value-type="string" calcext:value-type="string">
            <text:p>VCCBATT_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L12</text:p>
          </table:table-cell>
          <table:table-cell office:value-type="string" calcext:value-type="string">
            <text:p>CCLK_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V12</text:p>
          </table:table-cell>
          <table:table-cell office:value-type="string" calcext:value-type="string">
            <text:p>TCK_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13</text:p>
          </table:table-cell>
          <table:table-cell office:value-type="string" calcext:value-type="string">
            <text:p>TMS_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U13</text:p>
          </table:table-cell>
          <table:table-cell office:value-type="string" calcext:value-type="string">
            <text:p>TDO_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R13</text:p>
          </table:table-cell>
          <table:table-cell office:value-type="string" calcext:value-type="string">
            <text:p>TDI_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U12</text:p>
          </table:table-cell>
          <table:table-cell office:value-type="string" calcext:value-type="string">
            <text:p>INIT_B_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N12</text:p>
          </table:table-cell>
          <table:table-cell office:value-type="string" calcext:value-type="string">
            <text:p>PROGRAM_B_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U8</text:p>
          </table:table-cell>
          <table:table-cell office:value-type="string" calcext:value-type="string">
            <text:p>CFGBVS_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G11</text:p>
          </table:table-cell>
          <table:table-cell office:value-type="string" calcext:value-type="string">
            <text:p>DONE_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U9</text:p>
          </table:table-cell>
          <table:table-cell office:value-type="string" calcext:value-type="string">
            <text:p>M2_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U11</text:p>
          </table:table-cell>
          <table:table-cell office:value-type="string" calcext:value-type="string">
            <text:p>M0_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U10</text:p>
          </table:table-cell>
          <table:table-cell office:value-type="string" calcext:value-type="string">
            <text:p>M1_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Y17</text:p>
          </table:table-cell>
          <table:table-cell office:value-type="string" calcext:value-type="string">
            <text:p>IO_0_13</text:p>
          </table:table-cell>
          <table:table-cell office:value-type="string" calcext:value-type="string">
            <text:p>NA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Y16</text:p>
          </table:table-cell>
          <table:table-cell office:value-type="string" calcext:value-type="string">
            <text:p>IO_L1P_T0_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A16</text:p>
          </table:table-cell>
          <table:table-cell office:value-type="string" calcext:value-type="string">
            <text:p>IO_L1N_T0_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B16</text:p>
          </table:table-cell>
          <table:table-cell office:value-type="string" calcext:value-type="string">
            <text:p>IO_L2P_T0_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B17</text:p>
          </table:table-cell>
          <table:table-cell office:value-type="string" calcext:value-type="string">
            <text:p>IO_L2N_T0_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A13</text:p>
          </table:table-cell>
          <table:table-cell office:value-type="string" calcext:value-type="string">
            <text:p>IO_L3P_T0_DQS_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B13</text:p>
          </table:table-cell>
          <table:table-cell office:value-type="string" calcext:value-type="string">
            <text:p>IO_L3N_T0_DQS_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A15</text:p>
          </table:table-cell>
          <table:table-cell office:value-type="string" calcext:value-type="string">
            <text:p>IO_L4P_T0_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B15</text:p>
          </table:table-cell>
          <table:table-cell office:value-type="string" calcext:value-type="string">
            <text:p>IO_L4N_T0_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Y13</text:p>
          </table:table-cell>
          <table:table-cell office:value-type="string" calcext:value-type="string">
            <text:p>IO_L5P_T0_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A14</text:p>
          </table:table-cell>
          <table:table-cell office:value-type="string" calcext:value-type="string">
            <text:p>IO_L5N_T0_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W14</text:p>
          </table:table-cell>
          <table:table-cell office:value-type="string" calcext:value-type="string">
            <text:p>IO_L6P_T0_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Y14</text:p>
          </table:table-cell>
          <table:table-cell office:value-type="string" calcext:value-type="string">
            <text:p>IO_L6N_T0_VREF_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B11</text:p>
          </table:table-cell>
          <table:table-cell office:value-type="string" calcext:value-type="string">
            <text:p>IO_L7P_T1_13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B12</text:p>
          </table:table-cell>
          <table:table-cell office:value-type="string" calcext:value-type="string">
            <text:p>IO_L7N_T1_13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A9</text:p>
          </table:table-cell>
          <table:table-cell office:value-type="string" calcext:value-type="string">
            <text:p>IO_L8P_T1_13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B10</text:p>
          </table:table-cell>
          <table:table-cell office:value-type="string" calcext:value-type="string">
            <text:p>IO_L8N_T1_13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A10</text:p>
          </table:table-cell>
          <table:table-cell office:value-type="string" calcext:value-type="string">
            <text:p>IO_L9P_T1_DQS_13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A11</text:p>
          </table:table-cell>
          <table:table-cell office:value-type="string" calcext:value-type="string">
            <text:p>IO_L9N_T1_DQS_13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V10</text:p>
          </table:table-cell>
          <table:table-cell office:value-type="string" calcext:value-type="string">
            <text:p>IO_L10P_T1_13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W10</text:p>
          </table:table-cell>
          <table:table-cell office:value-type="string" calcext:value-type="string">
            <text:p>IO_L10N_T1_13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Y11</text:p>
          </table:table-cell>
          <table:table-cell office:value-type="string" calcext:value-type="string">
            <text:p>IO_L11P_T1_SRCC_13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Y12</text:p>
          </table:table-cell>
          <table:table-cell office:value-type="string" calcext:value-type="string">
            <text:p>IO_L11N_T1_SRCC_13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W11</text:p>
          </table:table-cell>
          <table:table-cell office:value-type="string" calcext:value-type="string">
            <text:p>IO_L12P_T1_MRCC_13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W12</text:p>
          </table:table-cell>
          <table:table-cell office:value-type="string" calcext:value-type="string">
            <text:p>IO_L12N_T1_MRCC_13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V13</text:p>
          </table:table-cell>
          <table:table-cell office:value-type="string" calcext:value-type="string">
            <text:p>IO_L13P_T2_MRCC_13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V14</text:p>
          </table:table-cell>
          <table:table-cell office:value-type="string" calcext:value-type="string">
            <text:p>IO_L13N_T2_MRCC_13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U15</text:p>
          </table:table-cell>
          <table:table-cell office:value-type="string" calcext:value-type="string">
            <text:p>IO_L14P_T2_SRCC_13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V15</text:p>
          </table:table-cell>
          <table:table-cell office:value-type="string" calcext:value-type="string">
            <text:p>IO_L14N_T2_SRCC_13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14</text:p>
          </table:table-cell>
          <table:table-cell office:value-type="string" calcext:value-type="string">
            <text:p>IO_L15P_T2_DQS_13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15</text:p>
          </table:table-cell>
          <table:table-cell office:value-type="string" calcext:value-type="string">
            <text:p>IO_L15N_T2_DQS_13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W15</text:p>
          </table:table-cell>
          <table:table-cell office:value-type="string" calcext:value-type="string">
            <text:p>IO_L16P_T2_13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W16</text:p>
          </table:table-cell>
          <table:table-cell office:value-type="string" calcext:value-type="string">
            <text:p>IO_L16N_T2_13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16</text:p>
          </table:table-cell>
          <table:table-cell office:value-type="string" calcext:value-type="string">
            <text:p>IO_L17P_T2_13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U16</text:p>
          </table:table-cell>
          <table:table-cell office:value-type="string" calcext:value-type="string">
            <text:p>IO_L17N_T2_13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P20</text:p>
          </table:table-cell>
          <table:table-cell office:value-type="string" calcext:value-type="string">
            <text:p>IO_0_14</text:p>
          </table:table-cell>
          <table:table-cell office:value-type="string" calcext:value-type="string">
            <text:p>NA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P22</text:p>
          </table:table-cell>
          <table:table-cell office:value-type="string" calcext:value-type="string">
            <text:p>IO_L1P_T0_D00_MOSI_1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R22</text:p>
          </table:table-cell>
          <table:table-cell office:value-type="string" calcext:value-type="string">
            <text:p>IO_L1N_T0_D01_DIN_1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P21</text:p>
          </table:table-cell>
          <table:table-cell office:value-type="string" calcext:value-type="string">
            <text:p>IO_L2P_T0_D02_1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R21</text:p>
          </table:table-cell>
          <table:table-cell office:value-type="string" calcext:value-type="string">
            <text:p>IO_L2N_T0_D03_1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U22</text:p>
          </table:table-cell>
          <table:table-cell office:value-type="string" calcext:value-type="string">
            <text:p>IO_L3P_T0_DQS_PUDC_B_1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V22</text:p>
          </table:table-cell>
          <table:table-cell office:value-type="string" calcext:value-type="string">
            <text:p>IO_L3N_T0_DQS_EMCCLK_1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21</text:p>
          </table:table-cell>
          <table:table-cell office:value-type="string" calcext:value-type="string">
            <text:p>IO_L4P_T0_D04_1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U21</text:p>
          </table:table-cell>
          <table:table-cell office:value-type="string" calcext:value-type="string">
            <text:p>IO_L4N_T0_D05_1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P19</text:p>
          </table:table-cell>
          <table:table-cell office:value-type="string" calcext:value-type="string">
            <text:p>IO_L5P_T0_D06_1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R19</text:p>
          </table:table-cell>
          <table:table-cell office:value-type="string" calcext:value-type="string">
            <text:p>IO_L5N_T0_D07_1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19</text:p>
          </table:table-cell>
          <table:table-cell office:value-type="string" calcext:value-type="string">
            <text:p>IO_L6P_T0_FCS_B_1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20</text:p>
          </table:table-cell>
          <table:table-cell office:value-type="string" calcext:value-type="string">
            <text:p>IO_L6N_T0_D08_VREF_1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W21</text:p>
          </table:table-cell>
          <table:table-cell office:value-type="string" calcext:value-type="string">
            <text:p>IO_L7P_T1_D09_1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W22</text:p>
          </table:table-cell>
          <table:table-cell office:value-type="string" calcext:value-type="string">
            <text:p>IO_L7N_T1_D10_1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A20</text:p>
          </table:table-cell>
          <table:table-cell office:value-type="string" calcext:value-type="string">
            <text:p>IO_L8P_T1_D11_1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A21</text:p>
          </table:table-cell>
          <table:table-cell office:value-type="string" calcext:value-type="string">
            <text:p>IO_L8N_T1_D12_1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Y21</text:p>
          </table:table-cell>
          <table:table-cell office:value-type="string" calcext:value-type="string">
            <text:p>IO_L9P_T1_DQS_1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Y22</text:p>
          </table:table-cell>
          <table:table-cell office:value-type="string" calcext:value-type="string">
            <text:p>IO_L9N_T1_DQS_D13_1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B21</text:p>
          </table:table-cell>
          <table:table-cell office:value-type="string" calcext:value-type="string">
            <text:p>IO_L10P_T1_D14_1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B22</text:p>
          </table:table-cell>
          <table:table-cell office:value-type="string" calcext:value-type="string">
            <text:p>IO_L10N_T1_D15_1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U20</text:p>
          </table:table-cell>
          <table:table-cell office:value-type="string" calcext:value-type="string">
            <text:p>IO_L11P_T1_SRCC_1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V20</text:p>
          </table:table-cell>
          <table:table-cell office:value-type="string" calcext:value-type="string">
            <text:p>IO_L11N_T1_SRCC_1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W19</text:p>
          </table:table-cell>
          <table:table-cell office:value-type="string" calcext:value-type="string">
            <text:p>IO_L12P_T1_MRCC_1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W20</text:p>
          </table:table-cell>
          <table:table-cell office:value-type="string" calcext:value-type="string">
            <text:p>IO_L12N_T1_MRCC_1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Y18</text:p>
          </table:table-cell>
          <table:table-cell office:value-type="string" calcext:value-type="string">
            <text:p>IO_L13P_T2_MRCC_14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Y19</text:p>
          </table:table-cell>
          <table:table-cell office:value-type="string" calcext:value-type="string">
            <text:p>IO_L13N_T2_MRCC_14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V18</text:p>
          </table:table-cell>
          <table:table-cell office:value-type="string" calcext:value-type="string">
            <text:p>IO_L14P_T2_SRCC_14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V19</text:p>
          </table:table-cell>
          <table:table-cell office:value-type="string" calcext:value-type="string">
            <text:p>IO_L14N_T2_SRCC_14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A19</text:p>
          </table:table-cell>
          <table:table-cell office:value-type="string" calcext:value-type="string">
            <text:p>IO_L15P_T2_DQS_RDWR_B_14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B20</text:p>
          </table:table-cell>
          <table:table-cell office:value-type="string" calcext:value-type="string">
            <text:p>IO_L15N_T2_DQS_DOUT_CSO_B_14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V17</text:p>
          </table:table-cell>
          <table:table-cell office:value-type="string" calcext:value-type="string">
            <text:p>IO_L16P_T2_CSI_B_14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W17</text:p>
          </table:table-cell>
          <table:table-cell office:value-type="string" calcext:value-type="string">
            <text:p>IO_L16N_T2_A15_D31_14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A18</text:p>
          </table:table-cell>
          <table:table-cell office:value-type="string" calcext:value-type="string">
            <text:p>IO_L17P_T2_A14_D30_14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B18</text:p>
          </table:table-cell>
          <table:table-cell office:value-type="string" calcext:value-type="string">
            <text:p>IO_L17N_T2_A13_D29_14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U17</text:p>
          </table:table-cell>
          <table:table-cell office:value-type="string" calcext:value-type="string">
            <text:p>IO_L18P_T2_A12_D28_14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U18</text:p>
          </table:table-cell>
          <table:table-cell office:value-type="string" calcext:value-type="string">
            <text:p>IO_L18N_T2_A11_D27_14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P14</text:p>
          </table:table-cell>
          <table:table-cell office:value-type="string" calcext:value-type="string">
            <text:p>IO_L19P_T3_A10_D26_14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R14</text:p>
          </table:table-cell>
          <table:table-cell office:value-type="string" calcext:value-type="string">
            <text:p>IO_L19N_T3_A09_D25_VREF_14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R18</text:p>
          </table:table-cell>
          <table:table-cell office:value-type="string" calcext:value-type="string">
            <text:p>IO_L20P_T3_A08_D24_14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18</text:p>
          </table:table-cell>
          <table:table-cell office:value-type="string" calcext:value-type="string">
            <text:p>IO_L20N_T3_A07_D23_14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N17</text:p>
          </table:table-cell>
          <table:table-cell office:value-type="string" calcext:value-type="string">
            <text:p>IO_L21P_T3_DQS_14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P17</text:p>
          </table:table-cell>
          <table:table-cell office:value-type="string" calcext:value-type="string">
            <text:p>IO_L21N_T3_DQS_A06_D22_14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P15</text:p>
          </table:table-cell>
          <table:table-cell office:value-type="string" calcext:value-type="string">
            <text:p>IO_L22P_T3_A05_D21_14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R16</text:p>
          </table:table-cell>
          <table:table-cell office:value-type="string" calcext:value-type="string">
            <text:p>IO_L22N_T3_A04_D20_14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N13</text:p>
          </table:table-cell>
          <table:table-cell office:value-type="string" calcext:value-type="string">
            <text:p>IO_L23P_T3_A03_D19_14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N14</text:p>
          </table:table-cell>
          <table:table-cell office:value-type="string" calcext:value-type="string">
            <text:p>IO_L23N_T3_A02_D18_14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P16</text:p>
          </table:table-cell>
          <table:table-cell office:value-type="string" calcext:value-type="string">
            <text:p>IO_L24P_T3_A01_D17_14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R17</text:p>
          </table:table-cell>
          <table:table-cell office:value-type="string" calcext:value-type="string">
            <text:p>IO_L24N_T3_A00_D16_14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N15</text:p>
          </table:table-cell>
          <table:table-cell office:value-type="string" calcext:value-type="string">
            <text:p>IO_25_14</text:p>
          </table:table-cell>
          <table:table-cell office:value-type="string" calcext:value-type="string">
            <text:p>NA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J16</text:p>
          </table:table-cell>
          <table:table-cell office:value-type="string" calcext:value-type="string">
            <text:p>IO_0_15</text:p>
          </table:table-cell>
          <table:table-cell office:value-type="string" calcext:value-type="string">
            <text:p>NA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H13</text:p>
          </table:table-cell>
          <table:table-cell office:value-type="string" calcext:value-type="string">
            <text:p>IO_L1P_T0_AD0P_1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G13</text:p>
          </table:table-cell>
          <table:table-cell office:value-type="string" calcext:value-type="string">
            <text:p>IO_L1N_T0_AD0N_1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G15</text:p>
          </table:table-cell>
          <table:table-cell office:value-type="string" calcext:value-type="string">
            <text:p>IO_L2P_T0_AD8P_1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G16</text:p>
          </table:table-cell>
          <table:table-cell office:value-type="string" calcext:value-type="string">
            <text:p>IO_L2N_T0_AD8N_1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J14</text:p>
          </table:table-cell>
          <table:table-cell office:value-type="string" calcext:value-type="string">
            <text:p>IO_L3P_T0_DQS_AD1P_1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H14</text:p>
          </table:table-cell>
          <table:table-cell office:value-type="string" calcext:value-type="string">
            <text:p>IO_L3N_T0_DQS_AD1N_1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G17</text:p>
          </table:table-cell>
          <table:table-cell office:value-type="string" calcext:value-type="string">
            <text:p>IO_L4P_T0_1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G18</text:p>
          </table:table-cell>
          <table:table-cell office:value-type="string" calcext:value-type="string">
            <text:p>IO_L4N_T0_1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J15</text:p>
          </table:table-cell>
          <table:table-cell office:value-type="string" calcext:value-type="string">
            <text:p>IO_L5P_T0_AD9P_1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H15</text:p>
          </table:table-cell>
          <table:table-cell office:value-type="string" calcext:value-type="string">
            <text:p>IO_L5N_T0_AD9N_1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H17</text:p>
          </table:table-cell>
          <table:table-cell office:value-type="string" calcext:value-type="string">
            <text:p>IO_L6P_T0_1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H18</text:p>
          </table:table-cell>
          <table:table-cell office:value-type="string" calcext:value-type="string">
            <text:p>IO_L6N_T0_VREF_1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J22</text:p>
          </table:table-cell>
          <table:table-cell office:value-type="string" calcext:value-type="string">
            <text:p>IO_L7P_T1_AD2P_15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H22</text:p>
          </table:table-cell>
          <table:table-cell office:value-type="string" calcext:value-type="string">
            <text:p>IO_L7N_T1_AD2N_15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H20</text:p>
          </table:table-cell>
          <table:table-cell office:value-type="string" calcext:value-type="string">
            <text:p>IO_L8P_T1_AD10P_15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G20</text:p>
          </table:table-cell>
          <table:table-cell office:value-type="string" calcext:value-type="string">
            <text:p>IO_L8N_T1_AD10N_15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K21</text:p>
          </table:table-cell>
          <table:table-cell office:value-type="string" calcext:value-type="string">
            <text:p>IO_L9P_T1_DQS_AD3P_15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K22</text:p>
          </table:table-cell>
          <table:table-cell office:value-type="string" calcext:value-type="string">
            <text:p>IO_L9N_T1_DQS_AD3N_15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M21</text:p>
          </table:table-cell>
          <table:table-cell office:value-type="string" calcext:value-type="string">
            <text:p>IO_L10P_T1_AD11P_15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L21</text:p>
          </table:table-cell>
          <table:table-cell office:value-type="string" calcext:value-type="string">
            <text:p>IO_L10N_T1_AD11N_15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J20</text:p>
          </table:table-cell>
          <table:table-cell office:value-type="string" calcext:value-type="string">
            <text:p>IO_L11P_T1_SRCC_15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J21</text:p>
          </table:table-cell>
          <table:table-cell office:value-type="string" calcext:value-type="string">
            <text:p>IO_L11N_T1_SRCC_15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J19</text:p>
          </table:table-cell>
          <table:table-cell office:value-type="string" calcext:value-type="string">
            <text:p>IO_L12P_T1_MRCC_15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H19</text:p>
          </table:table-cell>
          <table:table-cell office:value-type="string" calcext:value-type="string">
            <text:p>IO_L12N_T1_MRCC_15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K18</text:p>
          </table:table-cell>
          <table:table-cell office:value-type="string" calcext:value-type="string">
            <text:p>IO_L13P_T2_MRCC_15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K19</text:p>
          </table:table-cell>
          <table:table-cell office:value-type="string" calcext:value-type="string">
            <text:p>IO_L13N_T2_MRCC_15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L19</text:p>
          </table:table-cell>
          <table:table-cell office:value-type="string" calcext:value-type="string">
            <text:p>IO_L14P_T2_SRCC_15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L20</text:p>
          </table:table-cell>
          <table:table-cell office:value-type="string" calcext:value-type="string">
            <text:p>IO_L14N_T2_SRCC_15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N22</text:p>
          </table:table-cell>
          <table:table-cell office:value-type="string" calcext:value-type="string">
            <text:p>IO_L15P_T2_DQS_15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M22</text:p>
          </table:table-cell>
          <table:table-cell office:value-type="string" calcext:value-type="string">
            <text:p>IO_L15N_T2_DQS_ADV_B_15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M18</text:p>
          </table:table-cell>
          <table:table-cell office:value-type="string" calcext:value-type="string">
            <text:p>IO_L16P_T2_A28_15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L18</text:p>
          </table:table-cell>
          <table:table-cell office:value-type="string" calcext:value-type="string">
            <text:p>IO_L16N_T2_A27_15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N18</text:p>
          </table:table-cell>
          <table:table-cell office:value-type="string" calcext:value-type="string">
            <text:p>IO_L17P_T2_A26_15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N19</text:p>
          </table:table-cell>
          <table:table-cell office:value-type="string" calcext:value-type="string">
            <text:p>IO_L17N_T2_A25_15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N20</text:p>
          </table:table-cell>
          <table:table-cell office:value-type="string" calcext:value-type="string">
            <text:p>IO_L18P_T2_A24_15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M20</text:p>
          </table:table-cell>
          <table:table-cell office:value-type="string" calcext:value-type="string">
            <text:p>IO_L18N_T2_A23_15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K13</text:p>
          </table:table-cell>
          <table:table-cell office:value-type="string" calcext:value-type="string">
            <text:p>IO_L19P_T3_A22_15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K14</text:p>
          </table:table-cell>
          <table:table-cell office:value-type="string" calcext:value-type="string">
            <text:p>IO_L19N_T3_A21_VREF_15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M13</text:p>
          </table:table-cell>
          <table:table-cell office:value-type="string" calcext:value-type="string">
            <text:p>IO_L20P_T3_A20_15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L13</text:p>
          </table:table-cell>
          <table:table-cell office:value-type="string" calcext:value-type="string">
            <text:p>IO_L20N_T3_A19_15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K17</text:p>
          </table:table-cell>
          <table:table-cell office:value-type="string" calcext:value-type="string">
            <text:p>IO_L21P_T3_DQS_15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J17</text:p>
          </table:table-cell>
          <table:table-cell office:value-type="string" calcext:value-type="string">
            <text:p>IO_L21N_T3_DQS_A18_15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L14</text:p>
          </table:table-cell>
          <table:table-cell office:value-type="string" calcext:value-type="string">
            <text:p>IO_L22P_T3_A17_15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L15</text:p>
          </table:table-cell>
          <table:table-cell office:value-type="string" calcext:value-type="string">
            <text:p>IO_L22N_T3_A16_15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L16</text:p>
          </table:table-cell>
          <table:table-cell office:value-type="string" calcext:value-type="string">
            <text:p>IO_L23P_T3_FOE_B_15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K16</text:p>
          </table:table-cell>
          <table:table-cell office:value-type="string" calcext:value-type="string">
            <text:p>IO_L23N_T3_FWE_B_15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M15</text:p>
          </table:table-cell>
          <table:table-cell office:value-type="string" calcext:value-type="string">
            <text:p>IO_L24P_T3_RS1_15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M16</text:p>
          </table:table-cell>
          <table:table-cell office:value-type="string" calcext:value-type="string">
            <text:p>IO_L24N_T3_RS0_15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M17</text:p>
          </table:table-cell>
          <table:table-cell office:value-type="string" calcext:value-type="string">
            <text:p>IO_25_15</text:p>
          </table:table-cell>
          <table:table-cell office:value-type="string" calcext:value-type="string">
            <text:p>NA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15</text:p>
          </table:table-cell>
          <table:table-cell office:value-type="string" calcext:value-type="string">
            <text:p>IO_0_16</text:p>
          </table:table-cell>
          <table:table-cell office:value-type="string" calcext:value-type="string">
            <text:p>NA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13</text:p>
          </table:table-cell>
          <table:table-cell office:value-type="string" calcext:value-type="string">
            <text:p>IO_L1P_T0_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14</text:p>
          </table:table-cell>
          <table:table-cell office:value-type="string" calcext:value-type="string">
            <text:p>IO_L1N_T0_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16</text:p>
          </table:table-cell>
          <table:table-cell office:value-type="string" calcext:value-type="string">
            <text:p>IO_L2P_T0_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E17</text:p>
          </table:table-cell>
          <table:table-cell office:value-type="string" calcext:value-type="string">
            <text:p>IO_L2N_T0_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C14</text:p>
          </table:table-cell>
          <table:table-cell office:value-type="string" calcext:value-type="string">
            <text:p>IO_L3P_T0_DQS_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C15</text:p>
          </table:table-cell>
          <table:table-cell office:value-type="string" calcext:value-type="string">
            <text:p>IO_L3N_T0_DQS_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E13</text:p>
          </table:table-cell>
          <table:table-cell office:value-type="string" calcext:value-type="string">
            <text:p>IO_L4P_T0_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E14</text:p>
          </table:table-cell>
          <table:table-cell office:value-type="string" calcext:value-type="string">
            <text:p>IO_L4N_T0_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E16</text:p>
          </table:table-cell>
          <table:table-cell office:value-type="string" calcext:value-type="string">
            <text:p>IO_L5P_T0_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D16</text:p>
          </table:table-cell>
          <table:table-cell office:value-type="string" calcext:value-type="string">
            <text:p>IO_L5N_T0_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D14</text:p>
          </table:table-cell>
          <table:table-cell office:value-type="string" calcext:value-type="string">
            <text:p>IO_L6P_T0_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D15</text:p>
          </table:table-cell>
          <table:table-cell office:value-type="string" calcext:value-type="string">
            <text:p>IO_L6N_T0_VREF_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15</text:p>
          </table:table-cell>
          <table:table-cell office:value-type="string" calcext:value-type="string">
            <text:p>IO_L7P_T1_16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16</text:p>
          </table:table-cell>
          <table:table-cell office:value-type="string" calcext:value-type="string">
            <text:p>IO_L7N_T1_16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C13</text:p>
          </table:table-cell>
          <table:table-cell office:value-type="string" calcext:value-type="string">
            <text:p>IO_L8P_T1_16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13</text:p>
          </table:table-cell>
          <table:table-cell office:value-type="string" calcext:value-type="string">
            <text:p>IO_L8N_T1_16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15</text:p>
          </table:table-cell>
          <table:table-cell office:value-type="string" calcext:value-type="string">
            <text:p>IO_L9P_T1_DQS_16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16</text:p>
          </table:table-cell>
          <table:table-cell office:value-type="string" calcext:value-type="string">
            <text:p>IO_L9N_T1_DQS_16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13</text:p>
          </table:table-cell>
          <table:table-cell office:value-type="string" calcext:value-type="string">
            <text:p>IO_L10P_T1_16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14</text:p>
          </table:table-cell>
          <table:table-cell office:value-type="string" calcext:value-type="string">
            <text:p>IO_L10N_T1_16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17</text:p>
          </table:table-cell>
          <table:table-cell office:value-type="string" calcext:value-type="string">
            <text:p>IO_L11P_T1_SRCC_16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18</text:p>
          </table:table-cell>
          <table:table-cell office:value-type="string" calcext:value-type="string">
            <text:p>IO_L11N_T1_SRCC_16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D17</text:p>
          </table:table-cell>
          <table:table-cell office:value-type="string" calcext:value-type="string">
            <text:p>IO_L12P_T1_MRCC_16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C17</text:p>
          </table:table-cell>
          <table:table-cell office:value-type="string" calcext:value-type="string">
            <text:p>IO_L12N_T1_MRCC_16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C18</text:p>
          </table:table-cell>
          <table:table-cell office:value-type="string" calcext:value-type="string">
            <text:p>IO_L13P_T2_MRCC_16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C19</text:p>
          </table:table-cell>
          <table:table-cell office:value-type="string" calcext:value-type="string">
            <text:p>IO_L13N_T2_MRCC_16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E19</text:p>
          </table:table-cell>
          <table:table-cell office:value-type="string" calcext:value-type="string">
            <text:p>IO_L14P_T2_SRCC_16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D19</text:p>
          </table:table-cell>
          <table:table-cell office:value-type="string" calcext:value-type="string">
            <text:p>IO_L14N_T2_SRCC_16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18</text:p>
          </table:table-cell>
          <table:table-cell office:value-type="string" calcext:value-type="string">
            <text:p>IO_L15P_T2_DQS_16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E18</text:p>
          </table:table-cell>
          <table:table-cell office:value-type="string" calcext:value-type="string">
            <text:p>IO_L15N_T2_DQS_16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20</text:p>
          </table:table-cell>
          <table:table-cell office:value-type="string" calcext:value-type="string">
            <text:p>IO_L16P_T2_16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20</text:p>
          </table:table-cell>
          <table:table-cell office:value-type="string" calcext:value-type="string">
            <text:p>IO_L16N_T2_16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18</text:p>
          </table:table-cell>
          <table:table-cell office:value-type="string" calcext:value-type="string">
            <text:p>IO_L17P_T2_16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19</text:p>
          </table:table-cell>
          <table:table-cell office:value-type="string" calcext:value-type="string">
            <text:p>IO_L17N_T2_16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19</text:p>
          </table:table-cell>
          <table:table-cell office:value-type="string" calcext:value-type="string">
            <text:p>IO_L18P_T2_16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20</text:p>
          </table:table-cell>
          <table:table-cell office:value-type="string" calcext:value-type="string">
            <text:p>IO_L18N_T2_16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D20</text:p>
          </table:table-cell>
          <table:table-cell office:value-type="string" calcext:value-type="string">
            <text:p>IO_L19P_T3_16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C20</text:p>
          </table:table-cell>
          <table:table-cell office:value-type="string" calcext:value-type="string">
            <text:p>IO_L19N_T3_VREF_16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C22</text:p>
          </table:table-cell>
          <table:table-cell office:value-type="string" calcext:value-type="string">
            <text:p>IO_L20P_T3_16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22</text:p>
          </table:table-cell>
          <table:table-cell office:value-type="string" calcext:value-type="string">
            <text:p>IO_L20N_T3_16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21</text:p>
          </table:table-cell>
          <table:table-cell office:value-type="string" calcext:value-type="string">
            <text:p>IO_L21P_T3_DQS_16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21</text:p>
          </table:table-cell>
          <table:table-cell office:value-type="string" calcext:value-type="string">
            <text:p>IO_L21N_T3_DQS_16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E22</text:p>
          </table:table-cell>
          <table:table-cell office:value-type="string" calcext:value-type="string">
            <text:p>IO_L22P_T3_16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D22</text:p>
          </table:table-cell>
          <table:table-cell office:value-type="string" calcext:value-type="string">
            <text:p>IO_L22N_T3_16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E21</text:p>
          </table:table-cell>
          <table:table-cell office:value-type="string" calcext:value-type="string">
            <text:p>IO_L23P_T3_16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D21</text:p>
          </table:table-cell>
          <table:table-cell office:value-type="string" calcext:value-type="string">
            <text:p>IO_L23N_T3_16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G21</text:p>
          </table:table-cell>
          <table:table-cell office:value-type="string" calcext:value-type="string">
            <text:p>IO_L24P_T3_16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G22</text:p>
          </table:table-cell>
          <table:table-cell office:value-type="string" calcext:value-type="string">
            <text:p>IO_L24N_T3_16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21</text:p>
          </table:table-cell>
          <table:table-cell office:value-type="string" calcext:value-type="string">
            <text:p>IO_25_16</text:p>
          </table:table-cell>
          <table:table-cell office:value-type="string" calcext:value-type="string">
            <text:p>NA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3</text:p>
          </table:table-cell>
          <table:table-cell office:value-type="string" calcext:value-type="string">
            <text:p>IO_0_34</text:p>
          </table:table-cell>
          <table:table-cell office:value-type="string" calcext:value-type="string">
            <text:p>NA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1</text:p>
          </table:table-cell>
          <table:table-cell office:value-type="string" calcext:value-type="string">
            <text:p>IO_L1P_T0_34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IO_L1N_T0_34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U2</text:p>
          </table:table-cell>
          <table:table-cell office:value-type="string" calcext:value-type="string">
            <text:p>IO_L2P_T0_34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V2</text:p>
          </table:table-cell>
          <table:table-cell office:value-type="string" calcext:value-type="string">
            <text:p>IO_L2N_T0_34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IO_L3P_T0_DQS_34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IO_L3N_T0_DQS_34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W2</text:p>
          </table:table-cell>
          <table:table-cell office:value-type="string" calcext:value-type="string">
            <text:p>IO_L4P_T0_34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Y2</text:p>
          </table:table-cell>
          <table:table-cell office:value-type="string" calcext:value-type="string">
            <text:p>IO_L4N_T0_34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W1</text:p>
          </table:table-cell>
          <table:table-cell office:value-type="string" calcext:value-type="string">
            <text:p>IO_L5P_T0_34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Y1</text:p>
          </table:table-cell>
          <table:table-cell office:value-type="string" calcext:value-type="string">
            <text:p>IO_L5N_T0_34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U3</text:p>
          </table:table-cell>
          <table:table-cell office:value-type="string" calcext:value-type="string">
            <text:p>IO_L6P_T0_34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V3</text:p>
          </table:table-cell>
          <table:table-cell office:value-type="string" calcext:value-type="string">
            <text:p>IO_L6N_T0_VREF_34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A1</text:p>
          </table:table-cell>
          <table:table-cell office:value-type="string" calcext:value-type="string">
            <text:p>IO_L7P_T1_34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B1</text:p>
          </table:table-cell>
          <table:table-cell office:value-type="string" calcext:value-type="string">
            <text:p>IO_L7N_T1_34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B3</text:p>
          </table:table-cell>
          <table:table-cell office:value-type="string" calcext:value-type="string">
            <text:p>IO_L8P_T1_34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B2</text:p>
          </table:table-cell>
          <table:table-cell office:value-type="string" calcext:value-type="string">
            <text:p>IO_L8N_T1_34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Y3</text:p>
          </table:table-cell>
          <table:table-cell office:value-type="string" calcext:value-type="string">
            <text:p>IO_L9P_T1_DQS_34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A3</text:p>
          </table:table-cell>
          <table:table-cell office:value-type="string" calcext:value-type="string">
            <text:p>IO_L9N_T1_DQS_34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A5</text:p>
          </table:table-cell>
          <table:table-cell office:value-type="string" calcext:value-type="string">
            <text:p>IO_L10P_T1_34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B5</text:p>
          </table:table-cell>
          <table:table-cell office:value-type="string" calcext:value-type="string">
            <text:p>IO_L10N_T1_34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Y4</text:p>
          </table:table-cell>
          <table:table-cell office:value-type="string" calcext:value-type="string">
            <text:p>IO_L11P_T1_SRCC_34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A4</text:p>
          </table:table-cell>
          <table:table-cell office:value-type="string" calcext:value-type="string">
            <text:p>IO_L11N_T1_SRCC_34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V4</text:p>
          </table:table-cell>
          <table:table-cell office:value-type="string" calcext:value-type="string">
            <text:p>IO_L12P_T1_MRCC_34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W4</text:p>
          </table:table-cell>
          <table:table-cell office:value-type="string" calcext:value-type="string">
            <text:p>IO_L12N_T1_MRCC_34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IO_L13P_T2_MRCC_34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4</text:p>
          </table:table-cell>
          <table:table-cell office:value-type="string" calcext:value-type="string">
            <text:p>IO_L13N_T2_MRCC_34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5</text:p>
          </table:table-cell>
          <table:table-cell office:value-type="string" calcext:value-type="string">
            <text:p>IO_L14P_T2_SRCC_34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U5</text:p>
          </table:table-cell>
          <table:table-cell office:value-type="string" calcext:value-type="string">
            <text:p>IO_L14N_T2_SRCC_34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W6</text:p>
          </table:table-cell>
          <table:table-cell office:value-type="string" calcext:value-type="string">
            <text:p>IO_L15P_T2_DQS_34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W5</text:p>
          </table:table-cell>
          <table:table-cell office:value-type="string" calcext:value-type="string">
            <text:p>IO_L15N_T2_DQS_34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U6</text:p>
          </table:table-cell>
          <table:table-cell office:value-type="string" calcext:value-type="string">
            <text:p>IO_L16P_T2_34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V5</text:p>
          </table:table-cell>
          <table:table-cell office:value-type="string" calcext:value-type="string">
            <text:p>IO_L16N_T2_34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R6</text:p>
          </table:table-cell>
          <table:table-cell office:value-type="string" calcext:value-type="string">
            <text:p>IO_L17P_T2_34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6</text:p>
          </table:table-cell>
          <table:table-cell office:value-type="string" calcext:value-type="string">
            <text:p>IO_L17N_T2_34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Y6</text:p>
          </table:table-cell>
          <table:table-cell office:value-type="string" calcext:value-type="string">
            <text:p>IO_L18P_T2_34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A6</text:p>
          </table:table-cell>
          <table:table-cell office:value-type="string" calcext:value-type="string">
            <text:p>IO_L18N_T2_34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V7</text:p>
          </table:table-cell>
          <table:table-cell office:value-type="string" calcext:value-type="string">
            <text:p>IO_L19P_T3_34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W7</text:p>
          </table:table-cell>
          <table:table-cell office:value-type="string" calcext:value-type="string">
            <text:p>IO_L19N_T3_VREF_34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B7</text:p>
          </table:table-cell>
          <table:table-cell office:value-type="string" calcext:value-type="string">
            <text:p>IO_L20P_T3_34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B6</text:p>
          </table:table-cell>
          <table:table-cell office:value-type="string" calcext:value-type="string">
            <text:p>IO_L20N_T3_34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V9</text:p>
          </table:table-cell>
          <table:table-cell office:value-type="string" calcext:value-type="string">
            <text:p>IO_L21P_T3_DQS_34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V8</text:p>
          </table:table-cell>
          <table:table-cell office:value-type="string" calcext:value-type="string">
            <text:p>IO_L21N_T3_DQS_34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A8</text:p>
          </table:table-cell>
          <table:table-cell office:value-type="string" calcext:value-type="string">
            <text:p>IO_L22P_T3_34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B8</text:p>
          </table:table-cell>
          <table:table-cell office:value-type="string" calcext:value-type="string">
            <text:p>IO_L22N_T3_34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Y8</text:p>
          </table:table-cell>
          <table:table-cell office:value-type="string" calcext:value-type="string">
            <text:p>IO_L23P_T3_34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Y7</text:p>
          </table:table-cell>
          <table:table-cell office:value-type="string" calcext:value-type="string">
            <text:p>IO_L23N_T3_34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W9</text:p>
          </table:table-cell>
          <table:table-cell office:value-type="string" calcext:value-type="string">
            <text:p>IO_L24P_T3_34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Y9</text:p>
          </table:table-cell>
          <table:table-cell office:value-type="string" calcext:value-type="string">
            <text:p>IO_L24N_T3_34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U7</text:p>
          </table:table-cell>
          <table:table-cell office:value-type="string" calcext:value-type="string">
            <text:p>IO_25_34</text:p>
          </table:table-cell>
          <table:table-cell office:value-type="string" calcext:value-type="string">
            <text:p>NA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4</text:p>
          </table:table-cell>
          <table:table-cell office:value-type="string" calcext:value-type="string">
            <text:p>IO_0_35</text:p>
          </table:table-cell>
          <table:table-cell office:value-type="string" calcext:value-type="string">
            <text:p>NA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1</text:p>
          </table:table-cell>
          <table:table-cell office:value-type="string" calcext:value-type="string">
            <text:p>IO_L1P_T0_AD4P_35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IO_L1N_T0_AD4N_35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IO_L2P_T0_AD12P_35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2</text:p>
          </table:table-cell>
          <table:table-cell office:value-type="string" calcext:value-type="string">
            <text:p>IO_L2N_T0_AD12N_35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E1</text:p>
          </table:table-cell>
          <table:table-cell office:value-type="string" calcext:value-type="string">
            <text:p>IO_L3P_T0_DQS_AD5P_35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IO_L3N_T0_DQS_AD5N_35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E2</text:p>
          </table:table-cell>
          <table:table-cell office:value-type="string" calcext:value-type="string">
            <text:p>IO_L4P_T0_35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IO_L4N_T0_35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G1</text:p>
          </table:table-cell>
          <table:table-cell office:value-type="string" calcext:value-type="string">
            <text:p>IO_L5P_T0_AD13P_35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1</text:p>
          </table:table-cell>
          <table:table-cell office:value-type="string" calcext:value-type="string">
            <text:p>IO_L5N_T0_AD13N_35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3</text:p>
          </table:table-cell>
          <table:table-cell office:value-type="string" calcext:value-type="string">
            <text:p>IO_L6P_T0_35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E3</text:p>
          </table:table-cell>
          <table:table-cell office:value-type="string" calcext:value-type="string">
            <text:p>IO_L6N_T0_VREF_35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K1</text:p>
          </table:table-cell>
          <table:table-cell office:value-type="string" calcext:value-type="string">
            <text:p>IO_L7P_T1_AD6P_35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J1</text:p>
          </table:table-cell>
          <table:table-cell office:value-type="string" calcext:value-type="string">
            <text:p>IO_L7N_T1_AD6N_35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H2</text:p>
          </table:table-cell>
          <table:table-cell office:value-type="string" calcext:value-type="string">
            <text:p>IO_L8P_T1_AD14P_35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G2</text:p>
          </table:table-cell>
          <table:table-cell office:value-type="string" calcext:value-type="string">
            <text:p>IO_L8N_T1_AD14N_35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K2</text:p>
          </table:table-cell>
          <table:table-cell office:value-type="string" calcext:value-type="string">
            <text:p>IO_L9P_T1_DQS_AD7P_35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J2</text:p>
          </table:table-cell>
          <table:table-cell office:value-type="string" calcext:value-type="string">
            <text:p>IO_L9N_T1_DQS_AD7N_35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J5</text:p>
          </table:table-cell>
          <table:table-cell office:value-type="string" calcext:value-type="string">
            <text:p>IO_L10P_T1_AD15P_35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H5</text:p>
          </table:table-cell>
          <table:table-cell office:value-type="string" calcext:value-type="string">
            <text:p>IO_L10N_T1_AD15N_35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H3</text:p>
          </table:table-cell>
          <table:table-cell office:value-type="string" calcext:value-type="string">
            <text:p>IO_L11P_T1_SRCC_35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G3</text:p>
          </table:table-cell>
          <table:table-cell office:value-type="string" calcext:value-type="string">
            <text:p>IO_L11N_T1_SRCC_35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H4</text:p>
          </table:table-cell>
          <table:table-cell office:value-type="string" calcext:value-type="string">
            <text:p>IO_L12P_T1_MRCC_35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G4</text:p>
          </table:table-cell>
          <table:table-cell office:value-type="string" calcext:value-type="string">
            <text:p>IO_L12N_T1_MRCC_35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K4</text:p>
          </table:table-cell>
          <table:table-cell office:value-type="string" calcext:value-type="string">
            <text:p>IO_L13P_T2_MRCC_35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J4</text:p>
          </table:table-cell>
          <table:table-cell office:value-type="string" calcext:value-type="string">
            <text:p>IO_L13N_T2_MRCC_35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IO_L14P_T2_SRCC_35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K3</text:p>
          </table:table-cell>
          <table:table-cell office:value-type="string" calcext:value-type="string">
            <text:p>IO_L14N_T2_SRCC_35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M1</text:p>
          </table:table-cell>
          <table:table-cell office:value-type="string" calcext:value-type="string">
            <text:p>IO_L15P_T2_DQS_35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IO_L15N_T2_DQS_35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M3</text:p>
          </table:table-cell>
          <table:table-cell office:value-type="string" calcext:value-type="string">
            <text:p>IO_L16P_T2_35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M2</text:p>
          </table:table-cell>
          <table:table-cell office:value-type="string" calcext:value-type="string">
            <text:p>IO_L16N_T2_35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K6</text:p>
          </table:table-cell>
          <table:table-cell office:value-type="string" calcext:value-type="string">
            <text:p>IO_L17P_T2_35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J6</text:p>
          </table:table-cell>
          <table:table-cell office:value-type="string" calcext:value-type="string">
            <text:p>IO_L17N_T2_35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L5</text:p>
          </table:table-cell>
          <table:table-cell office:value-type="string" calcext:value-type="string">
            <text:p>IO_L18P_T2_35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L4</text:p>
          </table:table-cell>
          <table:table-cell office:value-type="string" calcext:value-type="string">
            <text:p>IO_L18N_T2_35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N4</text:p>
          </table:table-cell>
          <table:table-cell office:value-type="string" calcext:value-type="string">
            <text:p>IO_L19P_T3_35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N3</text:p>
          </table:table-cell>
          <table:table-cell office:value-type="string" calcext:value-type="string">
            <text:p>IO_L19N_T3_VREF_35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IO_L20P_T3_35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P1</text:p>
          </table:table-cell>
          <table:table-cell office:value-type="string" calcext:value-type="string">
            <text:p>IO_L20N_T3_35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P5</text:p>
          </table:table-cell>
          <table:table-cell office:value-type="string" calcext:value-type="string">
            <text:p>IO_L21P_T3_DQS_35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P4</text:p>
          </table:table-cell>
          <table:table-cell office:value-type="string" calcext:value-type="string">
            <text:p>IO_L21N_T3_DQS_35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P2</text:p>
          </table:table-cell>
          <table:table-cell office:value-type="string" calcext:value-type="string">
            <text:p>IO_L22P_T3_35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N2</text:p>
          </table:table-cell>
          <table:table-cell office:value-type="string" calcext:value-type="string">
            <text:p>IO_L22N_T3_35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M6</text:p>
          </table:table-cell>
          <table:table-cell office:value-type="string" calcext:value-type="string">
            <text:p>IO_L23P_T3_35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M5</text:p>
          </table:table-cell>
          <table:table-cell office:value-type="string" calcext:value-type="string">
            <text:p>IO_L23N_T3_35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P6</text:p>
          </table:table-cell>
          <table:table-cell office:value-type="string" calcext:value-type="string">
            <text:p>IO_L24P_T3_35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N5</text:p>
          </table:table-cell>
          <table:table-cell office:value-type="string" calcext:value-type="string">
            <text:p>IO_L24N_T3_35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L6</text:p>
          </table:table-cell>
          <table:table-cell office:value-type="string" calcext:value-type="string">
            <text:p>IO_25_35</text:p>
          </table:table-cell>
          <table:table-cell office:value-type="string" calcext:value-type="string">
            <text:p>NA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D7</text:p>
          </table:table-cell>
          <table:table-cell office:value-type="string" calcext:value-type="string">
            <text:p>MGTPTXP3_216</text:p>
          </table:table-cell>
          <table:table-cell office:value-type="string" calcext:value-type="string">
            <text:p>NA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GTP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D9</text:p>
          </table:table-cell>
          <table:table-cell office:value-type="string" calcext:value-type="string">
            <text:p>MGTPRXP3_216</text:p>
          </table:table-cell>
          <table:table-cell office:value-type="string" calcext:value-type="string">
            <text:p>NA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GTP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MGTPTXN3_216</text:p>
          </table:table-cell>
          <table:table-cell office:value-type="string" calcext:value-type="string">
            <text:p>NA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GTP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C9</text:p>
          </table:table-cell>
          <table:table-cell office:value-type="string" calcext:value-type="string">
            <text:p>MGTPRXN3_216</text:p>
          </table:table-cell>
          <table:table-cell office:value-type="string" calcext:value-type="string">
            <text:p>NA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GTP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6</text:p>
          </table:table-cell>
          <table:table-cell office:value-type="string" calcext:value-type="string">
            <text:p>MGTPTXP2_216</text:p>
          </table:table-cell>
          <table:table-cell office:value-type="string" calcext:value-type="string">
            <text:p>NA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GTP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10</text:p>
          </table:table-cell>
          <table:table-cell office:value-type="string" calcext:value-type="string">
            <text:p>MGTPRXP2_216</text:p>
          </table:table-cell>
          <table:table-cell office:value-type="string" calcext:value-type="string">
            <text:p>NA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GTP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6</text:p>
          </table:table-cell>
          <table:table-cell office:value-type="string" calcext:value-type="string">
            <text:p>MGTPTXN2_216</text:p>
          </table:table-cell>
          <table:table-cell office:value-type="string" calcext:value-type="string">
            <text:p>NA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GTP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10</text:p>
          </table:table-cell>
          <table:table-cell office:value-type="string" calcext:value-type="string">
            <text:p>MGTPRXN2_216</text:p>
          </table:table-cell>
          <table:table-cell office:value-type="string" calcext:value-type="string">
            <text:p>NA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GTP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E6</text:p>
          </table:table-cell>
          <table:table-cell office:value-type="string" calcext:value-type="string">
            <text:p>MGTREFCLK0N_216</text:p>
          </table:table-cell>
          <table:table-cell office:value-type="string" calcext:value-type="string">
            <text:p>NA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GTP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6</text:p>
          </table:table-cell>
          <table:table-cell office:value-type="string" calcext:value-type="string">
            <text:p>MGTREFCLK0P_216</text:p>
          </table:table-cell>
          <table:table-cell office:value-type="string" calcext:value-type="string">
            <text:p>NA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GTP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8</text:p>
          </table:table-cell>
          <table:table-cell office:value-type="string" calcext:value-type="string">
            <text:p>MGTRREF_216</text:p>
          </table:table-cell>
          <table:table-cell office:value-type="string" calcext:value-type="string">
            <text:p>NA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GTP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10</text:p>
          </table:table-cell>
          <table:table-cell office:value-type="string" calcext:value-type="string">
            <text:p>MGTREFCLK1P_216</text:p>
          </table:table-cell>
          <table:table-cell office:value-type="string" calcext:value-type="string">
            <text:p>NA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GTP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E10</text:p>
          </table:table-cell>
          <table:table-cell office:value-type="string" calcext:value-type="string">
            <text:p>MGTREFCLK1N_216</text:p>
          </table:table-cell>
          <table:table-cell office:value-type="string" calcext:value-type="string">
            <text:p>NA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GTP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D5</text:p>
          </table:table-cell>
          <table:table-cell office:value-type="string" calcext:value-type="string">
            <text:p>MGTPTXP1_216</text:p>
          </table:table-cell>
          <table:table-cell office:value-type="string" calcext:value-type="string">
            <text:p>NA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GTP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D11</text:p>
          </table:table-cell>
          <table:table-cell office:value-type="string" calcext:value-type="string">
            <text:p>MGTPRXP1_216</text:p>
          </table:table-cell>
          <table:table-cell office:value-type="string" calcext:value-type="string">
            <text:p>NA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GTP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MGTPTXN1_216</text:p>
          </table:table-cell>
          <table:table-cell office:value-type="string" calcext:value-type="string">
            <text:p>NA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GTP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C11</text:p>
          </table:table-cell>
          <table:table-cell office:value-type="string" calcext:value-type="string">
            <text:p>MGTPRXN1_216</text:p>
          </table:table-cell>
          <table:table-cell office:value-type="string" calcext:value-type="string">
            <text:p>NA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GTP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4</text:p>
          </table:table-cell>
          <table:table-cell office:value-type="string" calcext:value-type="string">
            <text:p>MGTPTXP0_216</text:p>
          </table:table-cell>
          <table:table-cell office:value-type="string" calcext:value-type="string">
            <text:p>NA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GTP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8</text:p>
          </table:table-cell>
          <table:table-cell office:value-type="string" calcext:value-type="string">
            <text:p>MGTPRXP0_216</text:p>
          </table:table-cell>
          <table:table-cell office:value-type="string" calcext:value-type="string">
            <text:p>NA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GTP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4</text:p>
          </table:table-cell>
          <table:table-cell office:value-type="string" calcext:value-type="string">
            <text:p>MGTPTXN0_216</text:p>
          </table:table-cell>
          <table:table-cell office:value-type="string" calcext:value-type="string">
            <text:p>NA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GTP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8</text:p>
          </table:table-cell>
          <table:table-cell office:value-type="string" calcext:value-type="string">
            <text:p>MGTPRXN0_216</text:p>
          </table:table-cell>
          <table:table-cell office:value-type="string" calcext:value-type="string">
            <text:p>NA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GTP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7</text:p>
          </table:table-cell>
          <table:table-cell office:value-type="string" calcext:value-type="string">
            <text:p>MGTAVCC</text:p>
          </table:table-cell>
          <table:table-cell table:number-columns-repeated="6"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E8</text:p>
          </table:table-cell>
          <table:table-cell office:value-type="string" calcext:value-type="string">
            <text:p>MGTAVCC</text:p>
          </table:table-cell>
          <table:table-cell table:number-columns-repeated="6"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9</text:p>
          </table:table-cell>
          <table:table-cell office:value-type="string" calcext:value-type="string">
            <text:p>MGTAVCC</text:p>
          </table:table-cell>
          <table:table-cell table:number-columns-repeated="6"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D10</text:p>
          </table:table-cell>
          <table:table-cell office:value-type="string" calcext:value-type="string">
            <text:p>MGTAVCC</text:p>
          </table:table-cell>
          <table:table-cell table:number-columns-repeated="6"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D6</text:p>
          </table:table-cell>
          <table:table-cell office:value-type="string" calcext:value-type="string">
            <text:p>MGTAVCC</text:p>
          </table:table-cell>
          <table:table-cell table:number-columns-repeated="6"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MGTAVTT</text:p>
          </table:table-cell>
          <table:table-cell table:number-columns-repeated="6"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11</text:p>
          </table:table-cell>
          <table:table-cell office:value-type="string" calcext:value-type="string">
            <text:p>MGTAVTT</text:p>
          </table:table-cell>
          <table:table-cell table:number-columns-repeated="6"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9</text:p>
          </table:table-cell>
          <table:table-cell office:value-type="string" calcext:value-type="string">
            <text:p>MGTAVTT</text:p>
          </table:table-cell>
          <table:table-cell table:number-columns-repeated="6"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C8</text:p>
          </table:table-cell>
          <table:table-cell office:value-type="string" calcext:value-type="string">
            <text:p>MGTAVTT</text:p>
          </table:table-cell>
          <table:table-cell table:number-columns-repeated="6"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7</text:p>
          </table:table-cell>
          <table:table-cell office:value-type="string" calcext:value-type="string">
            <text:p>MGTAVTT</text:p>
          </table:table-cell>
          <table:table-cell table:number-columns-repeated="6"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5</text:p>
          </table:table-cell>
          <table:table-cell office:value-type="string" calcext:value-type="string">
            <text:p>MGTAVTT</text:p>
          </table:table-cell>
          <table:table-cell table:number-columns-repeated="6"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W18</text:p>
          </table:table-cell>
          <table:table-cell office:value-type="string" calcext:value-type="string">
            <text:p>GND</text:p>
          </table:table-cell>
          <table:table-cell table:number-columns-repeated="6"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V21</text:p>
          </table:table-cell>
          <table:table-cell office:value-type="string" calcext:value-type="string">
            <text:p>GND</text:p>
          </table:table-cell>
          <table:table-cell table:number-columns-repeated="6"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V11</text:p>
          </table:table-cell>
          <table:table-cell office:value-type="string" calcext:value-type="string">
            <text:p>GND</text:p>
          </table:table-cell>
          <table:table-cell table:number-columns-repeated="6"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V1</text:p>
          </table:table-cell>
          <table:table-cell office:value-type="string" calcext:value-type="string">
            <text:p>GND</text:p>
          </table:table-cell>
          <table:table-cell table:number-columns-repeated="6"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U14</text:p>
          </table:table-cell>
          <table:table-cell office:value-type="string" calcext:value-type="string">
            <text:p>GND</text:p>
          </table:table-cell>
          <table:table-cell table:number-columns-repeated="6"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Y15</text:p>
          </table:table-cell>
          <table:table-cell office:value-type="string" calcext:value-type="string">
            <text:p>GND</text:p>
          </table:table-cell>
          <table:table-cell table:number-columns-repeated="6"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Y5</text:p>
          </table:table-cell>
          <table:table-cell office:value-type="string" calcext:value-type="string">
            <text:p>GND</text:p>
          </table:table-cell>
          <table:table-cell table:number-columns-repeated="6"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W8</text:p>
          </table:table-cell>
          <table:table-cell office:value-type="string" calcext:value-type="string">
            <text:p>GND</text:p>
          </table:table-cell>
          <table:table-cell table:number-columns-repeated="6"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17</text:p>
          </table:table-cell>
          <table:table-cell office:value-type="string" calcext:value-type="string">
            <text:p>GND</text:p>
          </table:table-cell>
          <table:table-cell table:number-columns-repeated="6"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U4</text:p>
          </table:table-cell>
          <table:table-cell office:value-type="string" calcext:value-type="string">
            <text:p>GND</text:p>
          </table:table-cell>
          <table:table-cell table:number-columns-repeated="6"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11</text:p>
          </table:table-cell>
          <table:table-cell office:value-type="string" calcext:value-type="string">
            <text:p>GND</text:p>
          </table:table-cell>
          <table:table-cell table:number-columns-repeated="6"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7</text:p>
          </table:table-cell>
          <table:table-cell office:value-type="string" calcext:value-type="string">
            <text:p>GND</text:p>
          </table:table-cell>
          <table:table-cell table:number-columns-repeated="6"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9</text:p>
          </table:table-cell>
          <table:table-cell office:value-type="string" calcext:value-type="string">
            <text:p>GND</text:p>
          </table:table-cell>
          <table:table-cell table:number-columns-repeated="6"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R10</text:p>
          </table:table-cell>
          <table:table-cell office:value-type="string" calcext:value-type="string">
            <text:p>GND</text:p>
          </table:table-cell>
          <table:table-cell table:number-columns-repeated="6"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R20</text:p>
          </table:table-cell>
          <table:table-cell office:value-type="string" calcext:value-type="string">
            <text:p>GND</text:p>
          </table:table-cell>
          <table:table-cell table:number-columns-repeated="6"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R12</text:p>
          </table:table-cell>
          <table:table-cell office:value-type="string" calcext:value-type="string">
            <text:p>GND</text:p>
          </table:table-cell>
          <table:table-cell table:number-columns-repeated="6"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P9</text:p>
          </table:table-cell>
          <table:table-cell office:value-type="string" calcext:value-type="string">
            <text:p>GND</text:p>
          </table:table-cell>
          <table:table-cell table:number-columns-repeated="6"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P7</text:p>
          </table:table-cell>
          <table:table-cell office:value-type="string" calcext:value-type="string">
            <text:p>GND</text:p>
          </table:table-cell>
          <table:table-cell table:number-columns-repeated="6"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R8</text:p>
          </table:table-cell>
          <table:table-cell office:value-type="string" calcext:value-type="string">
            <text:p>GND</text:p>
          </table:table-cell>
          <table:table-cell table:number-columns-repeated="6"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P13</text:p>
          </table:table-cell>
          <table:table-cell office:value-type="string" calcext:value-type="string">
            <text:p>GND</text:p>
          </table:table-cell>
          <table:table-cell table:number-columns-repeated="6"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P11</text:p>
          </table:table-cell>
          <table:table-cell office:value-type="string" calcext:value-type="string">
            <text:p>GND</text:p>
          </table:table-cell>
          <table:table-cell table:number-columns-repeated="6"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N8</text:p>
          </table:table-cell>
          <table:table-cell office:value-type="string" calcext:value-type="string">
            <text:p>GND</text:p>
          </table:table-cell>
          <table:table-cell table:number-columns-repeated="6"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N6</text:p>
          </table:table-cell>
          <table:table-cell office:value-type="string" calcext:value-type="string">
            <text:p>GND</text:p>
          </table:table-cell>
          <table:table-cell table:number-columns-repeated="6"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P3</text:p>
          </table:table-cell>
          <table:table-cell office:value-type="string" calcext:value-type="string">
            <text:p>GND</text:p>
          </table:table-cell>
          <table:table-cell table:number-columns-repeated="6"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N16</text:p>
          </table:table-cell>
          <table:table-cell office:value-type="string" calcext:value-type="string">
            <text:p>GND</text:p>
          </table:table-cell>
          <table:table-cell table:number-columns-repeated="6"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L22</text:p>
          </table:table-cell>
          <table:table-cell office:value-type="string" calcext:value-type="string">
            <text:p>GND</text:p>
          </table:table-cell>
          <table:table-cell table:number-columns-repeated="6"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L8</text:p>
          </table:table-cell>
          <table:table-cell office:value-type="string" calcext:value-type="string">
            <text:p>GND</text:p>
          </table:table-cell>
          <table:table-cell table:number-columns-repeated="6"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GND</text:p>
          </table:table-cell>
          <table:table-cell table:number-columns-repeated="6"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K15</text:p>
          </table:table-cell>
          <table:table-cell office:value-type="string" calcext:value-type="string">
            <text:p>GND</text:p>
          </table:table-cell>
          <table:table-cell table:number-columns-repeated="6"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M11</text:p>
          </table:table-cell>
          <table:table-cell office:value-type="string" calcext:value-type="string">
            <text:p>GND</text:p>
          </table:table-cell>
          <table:table-cell table:number-columns-repeated="6"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M7</text:p>
          </table:table-cell>
          <table:table-cell office:value-type="string" calcext:value-type="string">
            <text:p>GND</text:p>
          </table:table-cell>
          <table:table-cell table:number-columns-repeated="6"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K5</text:p>
          </table:table-cell>
          <table:table-cell office:value-type="string" calcext:value-type="string">
            <text:p>GND</text:p>
          </table:table-cell>
          <table:table-cell table:number-columns-repeated="6"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M19</text:p>
          </table:table-cell>
          <table:table-cell office:value-type="string" calcext:value-type="string">
            <text:p>GND</text:p>
          </table:table-cell>
          <table:table-cell table:number-columns-repeated="6"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K11</text:p>
          </table:table-cell>
          <table:table-cell office:value-type="string" calcext:value-type="string">
            <text:p>GND</text:p>
          </table:table-cell>
          <table:table-cell table:number-columns-repeated="6"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K7</text:p>
          </table:table-cell>
          <table:table-cell office:value-type="string" calcext:value-type="string">
            <text:p>GND</text:p>
          </table:table-cell>
          <table:table-cell table:number-columns-repeated="6"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J8</text:p>
          </table:table-cell>
          <table:table-cell office:value-type="string" calcext:value-type="string">
            <text:p>GND</text:p>
          </table:table-cell>
          <table:table-cell table:number-columns-repeated="6"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H21</text:p>
          </table:table-cell>
          <table:table-cell office:value-type="string" calcext:value-type="string">
            <text:p>GND</text:p>
          </table:table-cell>
          <table:table-cell table:number-columns-repeated="6"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H11</text:p>
          </table:table-cell>
          <table:table-cell office:value-type="string" calcext:value-type="string">
            <text:p>GND</text:p>
          </table:table-cell>
          <table:table-cell table:number-columns-repeated="6"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H9</text:p>
          </table:table-cell>
          <table:table-cell office:value-type="string" calcext:value-type="string">
            <text:p>GND</text:p>
          </table:table-cell>
          <table:table-cell table:number-columns-repeated="6"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H7</text:p>
          </table:table-cell>
          <table:table-cell office:value-type="string" calcext:value-type="string">
            <text:p>GND</text:p>
          </table:table-cell>
          <table:table-cell table:number-columns-repeated="6"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J18</text:p>
          </table:table-cell>
          <table:table-cell office:value-type="string" calcext:value-type="string">
            <text:p>GND</text:p>
          </table:table-cell>
          <table:table-cell table:number-columns-repeated="6"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J12</text:p>
          </table:table-cell>
          <table:table-cell office:value-type="string" calcext:value-type="string">
            <text:p>GND</text:p>
          </table:table-cell>
          <table:table-cell table:number-columns-repeated="6"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J10</text:p>
          </table:table-cell>
          <table:table-cell office:value-type="string" calcext:value-type="string">
            <text:p>GND</text:p>
          </table:table-cell>
          <table:table-cell table:number-columns-repeated="6"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H1</text:p>
          </table:table-cell>
          <table:table-cell office:value-type="string" calcext:value-type="string">
            <text:p>GND</text:p>
          </table:table-cell>
          <table:table-cell table:number-columns-repeated="6"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G10</text:p>
          </table:table-cell>
          <table:table-cell office:value-type="string" calcext:value-type="string">
            <text:p>GND</text:p>
          </table:table-cell>
          <table:table-cell table:number-columns-repeated="6"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G9</text:p>
          </table:table-cell>
          <table:table-cell office:value-type="string" calcext:value-type="string">
            <text:p>GND</text:p>
          </table:table-cell>
          <table:table-cell table:number-columns-repeated="6"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G14</text:p>
          </table:table-cell>
          <table:table-cell office:value-type="string" calcext:value-type="string">
            <text:p>GND</text:p>
          </table:table-cell>
          <table:table-cell table:number-columns-repeated="6"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G12</text:p>
          </table:table-cell>
          <table:table-cell office:value-type="string" calcext:value-type="string">
            <text:p>GND</text:p>
          </table:table-cell>
          <table:table-cell table:number-columns-repeated="6"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G5</text:p>
          </table:table-cell>
          <table:table-cell office:value-type="string" calcext:value-type="string">
            <text:p>GND</text:p>
          </table:table-cell>
          <table:table-cell table:number-columns-repeated="6"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G8</text:p>
          </table:table-cell>
          <table:table-cell office:value-type="string" calcext:value-type="string">
            <text:p>GND</text:p>
          </table:table-cell>
          <table:table-cell table:number-columns-repeated="6"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G7</text:p>
          </table:table-cell>
          <table:table-cell office:value-type="string" calcext:value-type="string">
            <text:p>GND</text:p>
          </table:table-cell>
          <table:table-cell table:number-columns-repeated="6"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G6</text:p>
          </table:table-cell>
          <table:table-cell office:value-type="string" calcext:value-type="string">
            <text:p>GND</text:p>
          </table:table-cell>
          <table:table-cell table:number-columns-repeated="6"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5</text:p>
          </table:table-cell>
          <table:table-cell office:value-type="string" calcext:value-type="string">
            <text:p>GND</text:p>
          </table:table-cell>
          <table:table-cell table:number-columns-repeated="6"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E20</text:p>
          </table:table-cell>
          <table:table-cell office:value-type="string" calcext:value-type="string">
            <text:p>GND</text:p>
          </table:table-cell>
          <table:table-cell table:number-columns-repeated="6"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17</text:p>
          </table:table-cell>
          <table:table-cell office:value-type="string" calcext:value-type="string">
            <text:p>GND</text:p>
          </table:table-cell>
          <table:table-cell table:number-columns-repeated="6"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11</text:p>
          </table:table-cell>
          <table:table-cell office:value-type="string" calcext:value-type="string">
            <text:p>GND</text:p>
          </table:table-cell>
          <table:table-cell table:number-columns-repeated="6"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E11</text:p>
          </table:table-cell>
          <table:table-cell office:value-type="string" calcext:value-type="string">
            <text:p>GND</text:p>
          </table:table-cell>
          <table:table-cell table:number-columns-repeated="6"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E7</text:p>
          </table:table-cell>
          <table:table-cell office:value-type="string" calcext:value-type="string">
            <text:p>GND</text:p>
          </table:table-cell>
          <table:table-cell table:number-columns-repeated="6"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E9</text:p>
          </table:table-cell>
          <table:table-cell office:value-type="string" calcext:value-type="string">
            <text:p>GND</text:p>
          </table:table-cell>
          <table:table-cell table:number-columns-repeated="6"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D13</text:p>
          </table:table-cell>
          <table:table-cell office:value-type="string" calcext:value-type="string">
            <text:p>GND</text:p>
          </table:table-cell>
          <table:table-cell table:number-columns-repeated="6"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E5</text:p>
          </table:table-cell>
          <table:table-cell office:value-type="string" calcext:value-type="string">
            <text:p>GND</text:p>
          </table:table-cell>
          <table:table-cell table:number-columns-repeated="6"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E4</text:p>
          </table:table-cell>
          <table:table-cell office:value-type="string" calcext:value-type="string">
            <text:p>GND</text:p>
          </table:table-cell>
          <table:table-cell table:number-columns-repeated="6"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D8</text:p>
          </table:table-cell>
          <table:table-cell office:value-type="string" calcext:value-type="string">
            <text:p>GND</text:p>
          </table:table-cell>
          <table:table-cell table:number-columns-repeated="6"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D4</text:p>
          </table:table-cell>
          <table:table-cell office:value-type="string" calcext:value-type="string">
            <text:p>GND</text:p>
          </table:table-cell>
          <table:table-cell table:number-columns-repeated="6"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D12</text:p>
          </table:table-cell>
          <table:table-cell office:value-type="string" calcext:value-type="string">
            <text:p>GND</text:p>
          </table:table-cell>
          <table:table-cell table:number-columns-repeated="6"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C12</text:p>
          </table:table-cell>
          <table:table-cell office:value-type="string" calcext:value-type="string">
            <text:p>GND</text:p>
          </table:table-cell>
          <table:table-cell table:number-columns-repeated="6"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C10</text:p>
          </table:table-cell>
          <table:table-cell office:value-type="string" calcext:value-type="string">
            <text:p>GND</text:p>
          </table:table-cell>
          <table:table-cell table:number-columns-repeated="6"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GND</text:p>
          </table:table-cell>
          <table:table-cell table:number-columns-repeated="6"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D3</text:p>
          </table:table-cell>
          <table:table-cell office:value-type="string" calcext:value-type="string">
            <text:p>GND</text:p>
          </table:table-cell>
          <table:table-cell table:number-columns-repeated="6"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C16</text:p>
          </table:table-cell>
          <table:table-cell office:value-type="string" calcext:value-type="string">
            <text:p>GND</text:p>
          </table:table-cell>
          <table:table-cell table:number-columns-repeated="6"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3</text:p>
          </table:table-cell>
          <table:table-cell office:value-type="string" calcext:value-type="string">
            <text:p>GND</text:p>
          </table:table-cell>
          <table:table-cell table:number-columns-repeated="6"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GND</text:p>
          </table:table-cell>
          <table:table-cell table:number-columns-repeated="6"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19</text:p>
          </table:table-cell>
          <table:table-cell office:value-type="string" calcext:value-type="string">
            <text:p>GND</text:p>
          </table:table-cell>
          <table:table-cell table:number-columns-repeated="6"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12</text:p>
          </table:table-cell>
          <table:table-cell office:value-type="string" calcext:value-type="string">
            <text:p>GND</text:p>
          </table:table-cell>
          <table:table-cell table:number-columns-repeated="6"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A22</text:p>
          </table:table-cell>
          <table:table-cell office:value-type="string" calcext:value-type="string">
            <text:p>GND</text:p>
          </table:table-cell>
          <table:table-cell table:number-columns-repeated="6"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A12</text:p>
          </table:table-cell>
          <table:table-cell office:value-type="string" calcext:value-type="string">
            <text:p>GND</text:p>
          </table:table-cell>
          <table:table-cell table:number-columns-repeated="6"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B19</text:p>
          </table:table-cell>
          <table:table-cell office:value-type="string" calcext:value-type="string">
            <text:p>GND</text:p>
          </table:table-cell>
          <table:table-cell table:number-columns-repeated="6"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B9</text:p>
          </table:table-cell>
          <table:table-cell office:value-type="string" calcext:value-type="string">
            <text:p>GND</text:p>
          </table:table-cell>
          <table:table-cell table:number-columns-repeated="6"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22</text:p>
          </table:table-cell>
          <table:table-cell office:value-type="string" calcext:value-type="string">
            <text:p>GND</text:p>
          </table:table-cell>
          <table:table-cell table:number-columns-repeated="6"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A2</text:p>
          </table:table-cell>
          <table:table-cell office:value-type="string" calcext:value-type="string">
            <text:p>GND</text:p>
          </table:table-cell>
          <table:table-cell table:number-columns-repeated="6"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12</text:p>
          </table:table-cell>
          <table:table-cell office:value-type="string" calcext:value-type="string">
            <text:p>GND</text:p>
          </table:table-cell>
          <table:table-cell table:number-columns-repeated="6"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11</text:p>
          </table:table-cell>
          <table:table-cell office:value-type="string" calcext:value-type="string">
            <text:p>GND</text:p>
          </table:table-cell>
          <table:table-cell table:number-columns-repeated="6"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9</text:p>
          </table:table-cell>
          <table:table-cell office:value-type="string" calcext:value-type="string">
            <text:p>GND</text:p>
          </table:table-cell>
          <table:table-cell table:number-columns-repeated="6"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5</text:p>
          </table:table-cell>
          <table:table-cell office:value-type="string" calcext:value-type="string">
            <text:p>GND</text:p>
          </table:table-cell>
          <table:table-cell table:number-columns-repeated="6"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7</text:p>
          </table:table-cell>
          <table:table-cell office:value-type="string" calcext:value-type="string">
            <text:p>GND</text:p>
          </table:table-cell>
          <table:table-cell table:number-columns-repeated="6"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2</text:p>
          </table:table-cell>
          <table:table-cell office:value-type="string" calcext:value-type="string">
            <text:p>GND</text:p>
          </table:table-cell>
          <table:table-cell table:number-columns-repeated="6"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3</text:p>
          </table:table-cell>
          <table:table-cell office:value-type="string" calcext:value-type="string">
            <text:p>GND</text:p>
          </table:table-cell>
          <table:table-cell table:number-columns-repeated="6"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8</text:p>
          </table:table-cell>
          <table:table-cell office:value-type="string" calcext:value-type="string">
            <text:p>VCCINT</text:p>
          </table:table-cell>
          <table:table-cell table:number-columns-repeated="6"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10</text:p>
          </table:table-cell>
          <table:table-cell office:value-type="string" calcext:value-type="string">
            <text:p>VCCINT</text:p>
          </table:table-cell>
          <table:table-cell table:number-columns-repeated="6"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R9</text:p>
          </table:table-cell>
          <table:table-cell office:value-type="string" calcext:value-type="string">
            <text:p>VCCINT</text:p>
          </table:table-cell>
          <table:table-cell table:number-columns-repeated="6"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R7</text:p>
          </table:table-cell>
          <table:table-cell office:value-type="string" calcext:value-type="string">
            <text:p>VCCINT</text:p>
          </table:table-cell>
          <table:table-cell table:number-columns-repeated="6"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P10</text:p>
          </table:table-cell>
          <table:table-cell office:value-type="string" calcext:value-type="string">
            <text:p>VCCINT</text:p>
          </table:table-cell>
          <table:table-cell table:number-columns-repeated="6"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P8</text:p>
          </table:table-cell>
          <table:table-cell office:value-type="string" calcext:value-type="string">
            <text:p>VCCINT</text:p>
          </table:table-cell>
          <table:table-cell table:number-columns-repeated="6"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N7</text:p>
          </table:table-cell>
          <table:table-cell office:value-type="string" calcext:value-type="string">
            <text:p>VCCINT</text:p>
          </table:table-cell>
          <table:table-cell table:number-columns-repeated="6"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M8</text:p>
          </table:table-cell>
          <table:table-cell office:value-type="string" calcext:value-type="string">
            <text:p>VCCINT</text:p>
          </table:table-cell>
          <table:table-cell table:number-columns-repeated="6"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K8</text:p>
          </table:table-cell>
          <table:table-cell office:value-type="string" calcext:value-type="string">
            <text:p>VCCINT</text:p>
          </table:table-cell>
          <table:table-cell table:number-columns-repeated="6"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L7</text:p>
          </table:table-cell>
          <table:table-cell office:value-type="string" calcext:value-type="string">
            <text:p>VCCINT</text:p>
          </table:table-cell>
          <table:table-cell table:number-columns-repeated="6"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J9</text:p>
          </table:table-cell>
          <table:table-cell office:value-type="string" calcext:value-type="string">
            <text:p>VCCINT</text:p>
          </table:table-cell>
          <table:table-cell table:number-columns-repeated="6"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J7</text:p>
          </table:table-cell>
          <table:table-cell office:value-type="string" calcext:value-type="string">
            <text:p>VCCINT</text:p>
          </table:table-cell>
          <table:table-cell table:number-columns-repeated="6"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H8</text:p>
          </table:table-cell>
          <table:table-cell office:value-type="string" calcext:value-type="string">
            <text:p>VCCINT</text:p>
          </table:table-cell>
          <table:table-cell table:number-columns-repeated="6"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H10</text:p>
          </table:table-cell>
          <table:table-cell office:value-type="string" calcext:value-type="string">
            <text:p>VCCINT</text:p>
          </table:table-cell>
          <table:table-cell table:number-columns-repeated="6"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R11</text:p>
          </table:table-cell>
          <table:table-cell office:value-type="string" calcext:value-type="string">
            <text:p>VCCAUX</text:p>
          </table:table-cell>
          <table:table-cell table:number-columns-repeated="6"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P12</text:p>
          </table:table-cell>
          <table:table-cell office:value-type="string" calcext:value-type="string">
            <text:p>VCCAUX</text:p>
          </table:table-cell>
          <table:table-cell table:number-columns-repeated="6"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M12</text:p>
          </table:table-cell>
          <table:table-cell office:value-type="string" calcext:value-type="string">
            <text:p>VCCAUX</text:p>
          </table:table-cell>
          <table:table-cell table:number-columns-repeated="6"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K12</text:p>
          </table:table-cell>
          <table:table-cell office:value-type="string" calcext:value-type="string">
            <text:p>VCCAUX</text:p>
          </table:table-cell>
          <table:table-cell table:number-columns-repeated="6"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H12</text:p>
          </table:table-cell>
          <table:table-cell office:value-type="string" calcext:value-type="string">
            <text:p>VCCAUX</text:p>
          </table:table-cell>
          <table:table-cell table:number-columns-repeated="6"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12</text:p>
          </table:table-cell>
          <table:table-cell office:value-type="string" calcext:value-type="string">
            <text:p>VCCO_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12</text:p>
          </table:table-cell>
          <table:table-cell office:value-type="string" calcext:value-type="string">
            <text:p>VCCO_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Y10</text:p>
          </table:table-cell>
          <table:table-cell office:value-type="string" calcext:value-type="string">
            <text:p>VCCO_13</text:p>
          </table:table-cell>
          <table:table-cell office:value-type="string" calcext:value-type="string">
            <text:p>NA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W13</text:p>
          </table:table-cell>
          <table:table-cell office:value-type="string" calcext:value-type="string">
            <text:p>VCCO_13</text:p>
          </table:table-cell>
          <table:table-cell office:value-type="string" calcext:value-type="string">
            <text:p>NA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V16</text:p>
          </table:table-cell>
          <table:table-cell office:value-type="string" calcext:value-type="string">
            <text:p>VCCO_13</text:p>
          </table:table-cell>
          <table:table-cell office:value-type="string" calcext:value-type="string">
            <text:p>NA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B14</text:p>
          </table:table-cell>
          <table:table-cell office:value-type="string" calcext:value-type="string">
            <text:p>VCCO_13</text:p>
          </table:table-cell>
          <table:table-cell office:value-type="string" calcext:value-type="string">
            <text:p>NA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A17</text:p>
          </table:table-cell>
          <table:table-cell office:value-type="string" calcext:value-type="string">
            <text:p>VCCO_13</text:p>
          </table:table-cell>
          <table:table-cell office:value-type="string" calcext:value-type="string">
            <text:p>NA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Y20</text:p>
          </table:table-cell>
          <table:table-cell office:value-type="string" calcext:value-type="string">
            <text:p>VCCO_14</text:p>
          </table:table-cell>
          <table:table-cell office:value-type="string" calcext:value-type="string">
            <text:p>NA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U19</text:p>
          </table:table-cell>
          <table:table-cell office:value-type="string" calcext:value-type="string">
            <text:p>VCCO_14</text:p>
          </table:table-cell>
          <table:table-cell office:value-type="string" calcext:value-type="string">
            <text:p>NA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22</text:p>
          </table:table-cell>
          <table:table-cell office:value-type="string" calcext:value-type="string">
            <text:p>VCCO_14</text:p>
          </table:table-cell>
          <table:table-cell office:value-type="string" calcext:value-type="string">
            <text:p>NA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R15</text:p>
          </table:table-cell>
          <table:table-cell office:value-type="string" calcext:value-type="string">
            <text:p>VCCO_14</text:p>
          </table:table-cell>
          <table:table-cell office:value-type="string" calcext:value-type="string">
            <text:p>NA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P18</text:p>
          </table:table-cell>
          <table:table-cell office:value-type="string" calcext:value-type="string">
            <text:p>VCCO_14</text:p>
          </table:table-cell>
          <table:table-cell office:value-type="string" calcext:value-type="string">
            <text:p>NA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M14</text:p>
          </table:table-cell>
          <table:table-cell office:value-type="string" calcext:value-type="string">
            <text:p>VCCO_14</text:p>
          </table:table-cell>
          <table:table-cell office:value-type="string" calcext:value-type="string">
            <text:p>NA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N21</text:p>
          </table:table-cell>
          <table:table-cell office:value-type="string" calcext:value-type="string">
            <text:p>VCCO_15</text:p>
          </table:table-cell>
          <table:table-cell office:value-type="string" calcext:value-type="string">
            <text:p>NA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L17</text:p>
          </table:table-cell>
          <table:table-cell office:value-type="string" calcext:value-type="string">
            <text:p>VCCO_15</text:p>
          </table:table-cell>
          <table:table-cell office:value-type="string" calcext:value-type="string">
            <text:p>NA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K20</text:p>
          </table:table-cell>
          <table:table-cell office:value-type="string" calcext:value-type="string">
            <text:p>VCCO_15</text:p>
          </table:table-cell>
          <table:table-cell office:value-type="string" calcext:value-type="string">
            <text:p>NA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J13</text:p>
          </table:table-cell>
          <table:table-cell office:value-type="string" calcext:value-type="string">
            <text:p>VCCO_15</text:p>
          </table:table-cell>
          <table:table-cell office:value-type="string" calcext:value-type="string">
            <text:p>NA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H16</text:p>
          </table:table-cell>
          <table:table-cell office:value-type="string" calcext:value-type="string">
            <text:p>VCCO_15</text:p>
          </table:table-cell>
          <table:table-cell office:value-type="string" calcext:value-type="string">
            <text:p>NA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G19</text:p>
          </table:table-cell>
          <table:table-cell office:value-type="string" calcext:value-type="string">
            <text:p>VCCO_15</text:p>
          </table:table-cell>
          <table:table-cell office:value-type="string" calcext:value-type="string">
            <text:p>NA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22</text:p>
          </table:table-cell>
          <table:table-cell office:value-type="string" calcext:value-type="string">
            <text:p>VCCO_16</text:p>
          </table:table-cell>
          <table:table-cell office:value-type="string" calcext:value-type="string">
            <text:p>NA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E15</text:p>
          </table:table-cell>
          <table:table-cell office:value-type="string" calcext:value-type="string">
            <text:p>VCCO_16</text:p>
          </table:table-cell>
          <table:table-cell office:value-type="string" calcext:value-type="string">
            <text:p>NA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D18</text:p>
          </table:table-cell>
          <table:table-cell office:value-type="string" calcext:value-type="string">
            <text:p>VCCO_16</text:p>
          </table:table-cell>
          <table:table-cell office:value-type="string" calcext:value-type="string">
            <text:p>NA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C21</text:p>
          </table:table-cell>
          <table:table-cell office:value-type="string" calcext:value-type="string">
            <text:p>VCCO_16</text:p>
          </table:table-cell>
          <table:table-cell office:value-type="string" calcext:value-type="string">
            <text:p>NA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14</text:p>
          </table:table-cell>
          <table:table-cell office:value-type="string" calcext:value-type="string">
            <text:p>VCCO_16</text:p>
          </table:table-cell>
          <table:table-cell office:value-type="string" calcext:value-type="string">
            <text:p>NA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17</text:p>
          </table:table-cell>
          <table:table-cell office:value-type="string" calcext:value-type="string">
            <text:p>VCCO_16</text:p>
          </table:table-cell>
          <table:table-cell office:value-type="string" calcext:value-type="string">
            <text:p>NA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W3</text:p>
          </table:table-cell>
          <table:table-cell office:value-type="string" calcext:value-type="string">
            <text:p>VCCO_34</text:p>
          </table:table-cell>
          <table:table-cell office:value-type="string" calcext:value-type="string">
            <text:p>NA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V6</text:p>
          </table:table-cell>
          <table:table-cell office:value-type="string" calcext:value-type="string">
            <text:p>VCCO_34</text:p>
          </table:table-cell>
          <table:table-cell office:value-type="string" calcext:value-type="string">
            <text:p>NA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2</text:p>
          </table:table-cell>
          <table:table-cell office:value-type="string" calcext:value-type="string">
            <text:p>VCCO_34</text:p>
          </table:table-cell>
          <table:table-cell office:value-type="string" calcext:value-type="string">
            <text:p>NA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R5</text:p>
          </table:table-cell>
          <table:table-cell office:value-type="string" calcext:value-type="string">
            <text:p>VCCO_34</text:p>
          </table:table-cell>
          <table:table-cell office:value-type="string" calcext:value-type="string">
            <text:p>NA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B4</text:p>
          </table:table-cell>
          <table:table-cell office:value-type="string" calcext:value-type="string">
            <text:p>VCCO_34</text:p>
          </table:table-cell>
          <table:table-cell office:value-type="string" calcext:value-type="string">
            <text:p>NA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A7</text:p>
          </table:table-cell>
          <table:table-cell office:value-type="string" calcext:value-type="string">
            <text:p>VCCO_34</text:p>
          </table:table-cell>
          <table:table-cell office:value-type="string" calcext:value-type="string">
            <text:p>NA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N1</text:p>
          </table:table-cell>
          <table:table-cell office:value-type="string" calcext:value-type="string">
            <text:p>VCCO_35</text:p>
          </table:table-cell>
          <table:table-cell office:value-type="string" calcext:value-type="string">
            <text:p>NA</text:p>
          </table:table-cell>
          <table:table-cell office:value-type="float" office:value="35" calcext:value-type="float">
            <text:p>35</text:p>
          </table:table-cell>
          <table:table-cell table:number-columns-repeated="4"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M4</text:p>
          </table:table-cell>
          <table:table-cell office:value-type="string" calcext:value-type="string">
            <text:p>VCCO_35</text:p>
          </table:table-cell>
          <table:table-cell office:value-type="string" calcext:value-type="string">
            <text:p>NA</text:p>
          </table:table-cell>
          <table:table-cell office:value-type="float" office:value="35" calcext:value-type="float">
            <text:p>35</text:p>
          </table:table-cell>
          <table:table-cell table:number-columns-repeated="4"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J3</text:p>
          </table:table-cell>
          <table:table-cell office:value-type="string" calcext:value-type="string">
            <text:p>VCCO_35</text:p>
          </table:table-cell>
          <table:table-cell office:value-type="string" calcext:value-type="string">
            <text:p>NA</text:p>
          </table:table-cell>
          <table:table-cell office:value-type="float" office:value="35" calcext:value-type="float">
            <text:p>35</text:p>
          </table:table-cell>
          <table:table-cell table:number-columns-repeated="4"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H6</text:p>
          </table:table-cell>
          <table:table-cell office:value-type="string" calcext:value-type="string">
            <text:p>VCCO_35</text:p>
          </table:table-cell>
          <table:table-cell office:value-type="string" calcext:value-type="string">
            <text:p>NA</text:p>
          </table:table-cell>
          <table:table-cell office:value-type="float" office:value="35" calcext:value-type="float">
            <text:p>35</text:p>
          </table:table-cell>
          <table:table-cell table:number-columns-repeated="4"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2</text:p>
          </table:table-cell>
          <table:table-cell office:value-type="string" calcext:value-type="string">
            <text:p>VCCO_35</text:p>
          </table:table-cell>
          <table:table-cell office:value-type="string" calcext:value-type="string">
            <text:p>NA</text:p>
          </table:table-cell>
          <table:table-cell office:value-type="float" office:value="35" calcext:value-type="float">
            <text:p>35</text:p>
          </table:table-cell>
          <table:table-cell table:number-columns-repeated="4"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VCCO_35</text:p>
          </table:table-cell>
          <table:table-cell office:value-type="string" calcext:value-type="string">
            <text:p>NA</text:p>
          </table:table-cell>
          <table:table-cell office:value-type="float" office:value="35" calcext:value-type="float">
            <text:p>35</text:p>
          </table:table-cell>
          <table:table-cell table:number-columns-repeated="4"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N11</text:p>
          </table:table-cell>
          <table:table-cell office:value-type="string" calcext:value-type="string">
            <text:p>VCCBRAM</text:p>
          </table:table-cell>
          <table:table-cell table:number-columns-repeated="6"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L11</text:p>
          </table:table-cell>
          <table:table-cell office:value-type="string" calcext:value-type="string">
            <text:p>VCCBRAM</text:p>
          </table:table-cell>
          <table:table-cell table:number-columns-repeated="6"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J11</text:p>
          </table:table-cell>
          <table:table-cell office:value-type="string" calcext:value-type="string">
            <text:p>VCCBRAM</text:p>
          </table:table-cell>
          <table:table-cell table:number-columns-repeated="6"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75"/>
        </table:table-row>
        <table:table-row table:style-name="ro1" table:number-rows-repeated="1048066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Sheet1.B2:Sheet1.W23">
            <calcext:condition calcext:apply-style-name="sm0l" calcext:value="formula-is([.$AA$1]=1)" calcext:base-cell-address="Sheet1.B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en" fo:country="US" style:letter-kerning="true" style:font-family-asian="Aria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Arial" fo:font-family="Arial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sm0l" style:family="table-cell" style:parent-style-name="Default">
      <style:text-properties fo:font-size="2pt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0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4T19:14:49.458421336</meta:creation-date>
    <dc:date>2024-04-05T02:14:35.007419435</dc:date>
    <meta:editing-duration>PT6H59M42S</meta:editing-duration>
    <meta:editing-cycles>5</meta:editing-cycles>
    <meta:generator>LibreOffice/7.6.6.3$Linux_X86_64 LibreOffice_project/60$Build-3</meta:generator>
    <meta:document-statistic meta:table-count="1" meta:cell-count="4905" meta:object-count="0"/>
  </office:meta>
</office:document-meta>
</file>